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005d2" officeooo:paragraph-rsid="00e005d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fe5465" officeooo:paragraph-rsid="00fe546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officeooo:paragraph-rsid="000fecca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paragraph-properties fo:line-height="115%"/>
      <style:text-properties fo:font-style="normal" officeooo:rsid="004450ff" officeooo:paragraph-rsid="004450ff" style:font-style-asian="normal" style:font-style-complex="normal"/>
    </style:style>
    <style:style style:name="P34" style:family="paragraph" style:parent-style-name="Standard">
      <style:text-properties fo:font-style="normal" officeooo:paragraph-rsid="00793c0d" style:font-style-asian="normal" style:font-style-complex="normal"/>
    </style:style>
    <style:style style:name="P35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6" style:family="paragraph" style:parent-style-name="Standard">
      <style:text-properties fo:font-style="normal" officeooo:paragraph-rsid="005f2637" style:font-style-asian="normal" style:font-style-complex="normal"/>
    </style:style>
    <style:style style:name="P37" style:family="paragraph" style:parent-style-name="Standard">
      <style:text-properties fo:font-style="normal" officeooo:paragraph-rsid="00644350" style:font-style-asian="normal" style:font-style-complex="normal"/>
    </style:style>
    <style:style style:name="P38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39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0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1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2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3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5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6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1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2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text-properties fo:font-style="normal" officeooo:paragraph-rsid="00939859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6" style:family="paragraph" style:parent-style-name="Standard">
      <style:text-properties fo:font-style="normal" officeooo:paragraph-rsid="00956521" style:font-style-asian="normal" style:font-style-complex="normal"/>
    </style:style>
    <style:style style:name="P57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8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9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0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1" style:family="paragraph" style:parent-style-name="Standard">
      <style:text-properties fo:font-style="normal" officeooo:rsid="00a1e031" style:font-style-asian="normal" style:font-style-complex="normal"/>
    </style:style>
    <style:style style:name="P62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3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4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5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6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7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8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69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0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1" style:family="paragraph" style:parent-style-name="Standard">
      <style:paragraph-properties fo:line-height="115%"/>
      <style:text-properties fo:font-style="normal" officeooo:rsid="00bc5e43" officeooo:paragraph-rsid="00c12d1c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3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4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text-properties fo:font-style="normal" officeooo:paragraph-rsid="00c2c999" style:font-style-asian="normal" style:font-style-complex="normal"/>
    </style:style>
    <style:style style:name="P77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9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1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2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4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5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0254a2e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style:text-underline-style="none" fo:font-weight="normal" officeooo:rsid="08ad15c9" officeooo:paragraph-rsid="002f336e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style:text-underline-style="none" fo:font-weight="normal" officeooo:rsid="010db770" officeooo:paragraph-rsid="004450ff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10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11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12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13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1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15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16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17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18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19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20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21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22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23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24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25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26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27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28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29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30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31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34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35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3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166" style:family="paragraph" style:parent-style-name="Standard">
      <style:paragraph-properties fo:line-height="115%"/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170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171" style:family="paragraph" style:parent-style-name="Standard">
      <style:text-properties fo:font-style="normal" fo:font-weight="normal" officeooo:rsid="00fe5465" officeooo:paragraph-rsid="00fe5465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officeooo:paragraph-rsid="00134990"/>
    </style:style>
    <style:style style:name="P173" style:family="paragraph" style:parent-style-name="Standard">
      <style:text-properties fo:font-style="italic" style:font-style-asian="italic" style:font-style-complex="italic"/>
    </style:style>
    <style:style style:name="P174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175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176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177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178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179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180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181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182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183" style:family="paragraph" style:parent-style-name="Standard">
      <style:text-properties fo:font-style="italic" officeooo:paragraph-rsid="0057ec24" style:font-style-asian="italic" style:font-style-complex="italic"/>
    </style:style>
    <style:style style:name="P184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185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186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187" style:family="paragraph" style:parent-style-name="Standard">
      <style:text-properties fo:font-style="italic" officeooo:paragraph-rsid="005f2637" style:font-style-asian="italic" style:font-style-complex="italic"/>
    </style:style>
    <style:style style:name="P188" style:family="paragraph" style:parent-style-name="Standard">
      <style:text-properties fo:font-style="italic" officeooo:paragraph-rsid="00644350" style:font-style-asian="italic" style:font-style-complex="italic"/>
    </style:style>
    <style:style style:name="P189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190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191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192" style:family="paragraph" style:parent-style-name="Standard">
      <style:text-properties fo:font-style="italic" officeooo:paragraph-rsid="00684bfc" style:font-style-asian="italic" style:font-style-complex="italic"/>
    </style:style>
    <style:style style:name="P193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194" style:family="paragraph" style:parent-style-name="Standard">
      <style:text-properties fo:font-style="italic" officeooo:paragraph-rsid="006f66ec" style:font-style-asian="italic" style:font-style-complex="italic"/>
    </style:style>
    <style:style style:name="P195" style:family="paragraph" style:parent-style-name="Standard">
      <style:text-properties fo:font-style="italic" officeooo:paragraph-rsid="0071baff" style:font-style-asian="italic" style:font-style-complex="italic"/>
    </style:style>
    <style:style style:name="P196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197" style:family="paragraph" style:parent-style-name="Standard">
      <style:text-properties fo:font-style="italic" officeooo:paragraph-rsid="00751d17" style:font-style-asian="italic" style:font-style-complex="italic"/>
    </style:style>
    <style:style style:name="P198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199" style:family="paragraph" style:parent-style-name="Standard">
      <style:text-properties fo:font-style="italic" officeooo:paragraph-rsid="00793c0d" style:font-style-asian="italic" style:font-style-complex="italic"/>
    </style:style>
    <style:style style:name="P200" style:family="paragraph" style:parent-style-name="Standard">
      <style:text-properties fo:font-style="italic" officeooo:paragraph-rsid="007b2101" style:font-style-asian="italic" style:font-style-complex="italic"/>
    </style:style>
    <style:style style:name="P201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02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03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04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05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06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07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08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09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10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11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12" style:family="paragraph" style:parent-style-name="Standard">
      <style:text-properties fo:font-style="italic" officeooo:paragraph-rsid="008eb3ea" style:font-style-asian="italic" style:font-style-complex="italic"/>
    </style:style>
    <style:style style:name="P213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14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15" style:family="paragraph" style:parent-style-name="Standard">
      <style:text-properties fo:font-style="italic" officeooo:paragraph-rsid="00939859" style:font-style-asian="italic" style:font-style-complex="italic"/>
    </style:style>
    <style:style style:name="P216" style:family="paragraph" style:parent-style-name="Standard">
      <style:text-properties fo:font-style="italic" officeooo:paragraph-rsid="00971224" style:font-style-asian="italic" style:font-style-complex="italic"/>
    </style:style>
    <style:style style:name="P217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18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19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20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21" style:family="paragraph" style:parent-style-name="Standard">
      <style:text-properties fo:font-style="italic" officeooo:paragraph-rsid="00a6f347" style:font-style-asian="italic" style:font-style-complex="italic"/>
    </style:style>
    <style:style style:name="P222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23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24" style:family="paragraph" style:parent-style-name="Standard">
      <style:text-properties fo:font-style="italic" officeooo:paragraph-rsid="00acfb9d" style:font-style-asian="italic" style:font-style-complex="italic"/>
    </style:style>
    <style:style style:name="P225" style:family="paragraph" style:parent-style-name="Standard">
      <style:text-properties fo:font-style="italic" officeooo:paragraph-rsid="00b41267" style:font-style-asian="italic" style:font-style-complex="italic"/>
    </style:style>
    <style:style style:name="P226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227" style:family="paragraph" style:parent-style-name="Standard">
      <style:text-properties fo:font-style="italic" officeooo:paragraph-rsid="00ba819c" style:font-style-asian="italic" style:font-style-complex="italic"/>
    </style:style>
    <style:style style:name="P228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29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30" style:family="paragraph" style:parent-style-name="Standard">
      <style:text-properties fo:font-style="italic" officeooo:rsid="00bdd473" officeooo:paragraph-rsid="00bc5e43" style:font-style-asian="italic" style:font-style-complex="italic"/>
    </style:style>
    <style:style style:name="P231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32" style:family="paragraph" style:parent-style-name="Standard">
      <style:text-properties fo:font-style="italic" officeooo:paragraph-rsid="00c2c999" style:font-style-asian="italic" style:font-style-complex="italic"/>
    </style:style>
    <style:style style:name="P233" style:family="paragraph" style:parent-style-name="Standard">
      <style:text-properties fo:font-style="italic" officeooo:paragraph-rsid="00c50878" style:font-style-asian="italic" style:font-style-complex="italic"/>
    </style:style>
    <style:style style:name="P234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35" style:family="paragraph" style:parent-style-name="Standard">
      <style:text-properties fo:font-style="italic" officeooo:paragraph-rsid="00dd44af" style:font-style-asian="italic" style:font-style-complex="italic"/>
    </style:style>
    <style:style style:name="P236" style:family="paragraph" style:parent-style-name="Standard">
      <style:text-properties fo:font-style="italic" officeooo:paragraph-rsid="00f4c6c5" style:font-style-asian="italic" style:font-style-complex="italic"/>
    </style:style>
    <style:style style:name="P237" style:family="paragraph" style:parent-style-name="Standard">
      <style:text-properties fo:font-style="italic" officeooo:paragraph-rsid="00fc67ff" style:font-style-asian="italic" style:font-style-complex="italic"/>
    </style:style>
    <style:style style:name="P238" style:family="paragraph" style:parent-style-name="Standard">
      <style:text-properties fo:font-style="italic" officeooo:paragraph-rsid="00fdd3aa" style:font-style-asian="italic" style:font-style-complex="italic"/>
    </style:style>
    <style:style style:name="P239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240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241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242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243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244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245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246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247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248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249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250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251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252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253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254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255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256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257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258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259" style:family="paragraph" style:parent-style-name="Standard">
      <style:text-properties fo:font-style="italic" style:text-underline-style="none" officeooo:rsid="00d2fc06" officeooo:paragraph-rsid="002f336e" style:font-style-asian="italic" style:font-style-complex="italic"/>
    </style:style>
    <style:style style:name="P260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261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262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26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64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265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266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267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268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269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270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271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272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273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274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275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276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277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278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279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280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281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282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283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284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285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286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287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288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289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290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291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292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293" style:family="paragraph" style:parent-style-name="Standard">
      <style:text-properties officeooo:paragraph-rsid="00154f37"/>
    </style:style>
    <style:style style:name="P294" style:family="paragraph" style:parent-style-name="Standard">
      <style:text-properties officeooo:paragraph-rsid="00186c3f"/>
    </style:style>
    <style:style style:name="P295" style:family="paragraph" style:parent-style-name="Standard">
      <style:text-properties officeooo:paragraph-rsid="0018e013"/>
    </style:style>
    <style:style style:name="P296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297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298" style:family="paragraph" style:parent-style-name="Standard">
      <style:text-properties fo:color="#ff0000" fo:font-style="italic" officeooo:rsid="00bc5e43" officeooo:paragraph-rsid="00ba819c" style:font-style-asian="italic" style:font-style-complex="italic"/>
    </style:style>
    <style:style style:name="P299" style:family="paragraph" style:parent-style-name="Standard">
      <style:text-properties officeooo:rsid="001c0ef5" officeooo:paragraph-rsid="001c0ef5"/>
    </style:style>
    <style:style style:name="P300" style:family="paragraph" style:parent-style-name="Standard">
      <style:text-properties officeooo:rsid="001c0ef5" officeooo:paragraph-rsid="00819260"/>
    </style:style>
    <style:style style:name="P301" style:family="paragraph" style:parent-style-name="Standard">
      <style:text-properties officeooo:rsid="001c5680" officeooo:paragraph-rsid="001c5680"/>
    </style:style>
    <style:style style:name="P302" style:family="paragraph" style:parent-style-name="Standard">
      <style:paragraph-properties fo:line-height="115%"/>
      <style:text-properties officeooo:rsid="001c5680" officeooo:paragraph-rsid="001c5680"/>
    </style:style>
    <style:style style:name="P303" style:family="paragraph" style:parent-style-name="Standard">
      <style:text-properties officeooo:paragraph-rsid="001c5680"/>
    </style:style>
    <style:style style:name="P304" style:family="paragraph" style:parent-style-name="Standard">
      <style:paragraph-properties fo:line-height="115%"/>
      <style:text-properties officeooo:paragraph-rsid="002ba0e7"/>
    </style:style>
    <style:style style:name="P305" style:family="paragraph" style:parent-style-name="Standard">
      <style:paragraph-properties fo:line-height="115%"/>
      <style:text-properties officeooo:paragraph-rsid="00819260"/>
    </style:style>
    <style:style style:name="P306" style:family="paragraph" style:parent-style-name="Standard">
      <style:paragraph-properties fo:line-height="115%"/>
      <style:text-properties officeooo:paragraph-rsid="0082c116"/>
    </style:style>
    <style:style style:name="P307" style:family="paragraph" style:parent-style-name="Standard">
      <style:paragraph-properties fo:line-height="115%"/>
      <style:text-properties officeooo:paragraph-rsid="007ca694"/>
    </style:style>
    <style:style style:name="P308" style:family="paragraph" style:parent-style-name="Standard">
      <style:paragraph-properties fo:line-height="115%"/>
      <style:text-properties officeooo:paragraph-rsid="008b54df"/>
    </style:style>
    <style:style style:name="P309" style:family="paragraph" style:parent-style-name="Standard">
      <style:paragraph-properties fo:line-height="115%"/>
      <style:text-properties officeooo:paragraph-rsid="00941a11"/>
    </style:style>
    <style:style style:name="P310" style:family="paragraph" style:parent-style-name="Standard">
      <style:paragraph-properties fo:line-height="115%"/>
      <style:text-properties officeooo:paragraph-rsid="009d5b59"/>
    </style:style>
    <style:style style:name="P311" style:family="paragraph" style:parent-style-name="Standard">
      <style:paragraph-properties fo:line-height="115%"/>
      <style:text-properties officeooo:paragraph-rsid="00a8ca1b"/>
    </style:style>
    <style:style style:name="P312" style:family="paragraph" style:parent-style-name="Standard">
      <style:paragraph-properties fo:line-height="100%"/>
      <style:text-properties officeooo:paragraph-rsid="00201bd5"/>
    </style:style>
    <style:style style:name="P313" style:family="paragraph" style:parent-style-name="Standard">
      <style:paragraph-properties fo:line-height="100%"/>
      <style:text-properties officeooo:paragraph-rsid="005b3d57"/>
    </style:style>
    <style:style style:name="P314" style:family="paragraph" style:parent-style-name="Standard">
      <style:paragraph-properties fo:line-height="100%"/>
      <style:text-properties officeooo:paragraph-rsid="005c5090"/>
    </style:style>
    <style:style style:name="P315" style:family="paragraph" style:parent-style-name="Standard">
      <style:paragraph-properties fo:line-height="100%"/>
      <style:text-properties officeooo:paragraph-rsid="005dfe09"/>
    </style:style>
    <style:style style:name="P316" style:family="paragraph" style:parent-style-name="Standard">
      <style:paragraph-properties fo:line-height="100%"/>
      <style:text-properties officeooo:paragraph-rsid="00bdd473"/>
    </style:style>
    <style:style style:name="P317" style:family="paragraph" style:parent-style-name="Standard">
      <style:text-properties officeooo:paragraph-rsid="001e2fb9"/>
    </style:style>
    <style:style style:name="P318" style:family="paragraph" style:parent-style-name="Standard">
      <style:text-properties officeooo:paragraph-rsid="00201bd5"/>
    </style:style>
    <style:style style:name="P319" style:family="paragraph" style:parent-style-name="Standard">
      <style:paragraph-properties fo:line-height="115%"/>
      <style:text-properties officeooo:rsid="00201bd5" officeooo:paragraph-rsid="00201bd5"/>
    </style:style>
    <style:style style:name="P320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321" style:family="paragraph" style:parent-style-name="Standard">
      <style:text-properties officeooo:paragraph-rsid="0023a424"/>
    </style:style>
    <style:style style:name="P322" style:family="paragraph" style:parent-style-name="Standard">
      <style:text-properties officeooo:paragraph-rsid="00254a2e"/>
    </style:style>
    <style:style style:name="P323" style:family="paragraph" style:parent-style-name="Standard">
      <style:text-properties officeooo:paragraph-rsid="0029f907"/>
    </style:style>
    <style:style style:name="P324" style:family="paragraph" style:parent-style-name="Standard">
      <style:text-properties officeooo:rsid="00beb82f" officeooo:paragraph-rsid="005b3d57"/>
    </style:style>
    <style:style style:name="P325" style:family="paragraph" style:parent-style-name="Standard">
      <style:text-properties officeooo:rsid="00d9c9e4" officeooo:paragraph-rsid="00316632"/>
    </style:style>
    <style:style style:name="P326" style:family="paragraph" style:parent-style-name="Standard">
      <style:text-properties officeooo:paragraph-rsid="00316632"/>
    </style:style>
    <style:style style:name="P327" style:family="paragraph" style:parent-style-name="Standard">
      <style:text-properties officeooo:paragraph-rsid="003523e3"/>
    </style:style>
    <style:style style:name="P328" style:family="paragraph" style:parent-style-name="Standard">
      <style:text-properties style:use-window-font-color="true"/>
    </style:style>
    <style:style style:name="P329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330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331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332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333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334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335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34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15%"/>
      <style:text-properties style:use-window-font-color="true" fo:font-style="normal" fo:font-weight="normal" officeooo:rsid="00879de3" officeooo:paragraph-rsid="007ca694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354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355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356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35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358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359" style:family="paragraph" style:parent-style-name="Standard">
      <style:text-properties style:use-window-font-color="true" officeooo:rsid="007d92ff" officeooo:paragraph-rsid="007d92ff"/>
    </style:style>
    <style:style style:name="P360" style:family="paragraph" style:parent-style-name="Standard">
      <style:text-properties style:use-window-font-color="true" officeooo:paragraph-rsid="007d92ff"/>
    </style:style>
    <style:style style:name="P361" style:family="paragraph" style:parent-style-name="Standard">
      <style:text-properties officeooo:paragraph-rsid="003c1931"/>
    </style:style>
    <style:style style:name="P362" style:family="paragraph" style:parent-style-name="Standard">
      <style:text-properties officeooo:paragraph-rsid="003fcbcf"/>
    </style:style>
    <style:style style:name="P363" style:family="paragraph" style:parent-style-name="Standard">
      <style:text-properties officeooo:paragraph-rsid="00432526"/>
    </style:style>
    <style:style style:name="P364" style:family="paragraph" style:parent-style-name="Standard">
      <style:text-properties officeooo:paragraph-rsid="004566c5"/>
    </style:style>
    <style:style style:name="P365" style:family="paragraph" style:parent-style-name="Standard">
      <style:text-properties officeooo:paragraph-rsid="004b8029"/>
    </style:style>
    <style:style style:name="P366" style:family="paragraph" style:parent-style-name="Standard">
      <style:text-properties officeooo:paragraph-rsid="0050b57f"/>
    </style:style>
    <style:style style:name="P367" style:family="paragraph" style:parent-style-name="Standard">
      <style:text-properties officeooo:rsid="00523bf9" officeooo:paragraph-rsid="00523bf9"/>
    </style:style>
    <style:style style:name="P368" style:family="paragraph" style:parent-style-name="Standard">
      <style:text-properties officeooo:paragraph-rsid="0055a125"/>
    </style:style>
    <style:style style:name="P369" style:family="paragraph" style:parent-style-name="Standard">
      <style:text-properties officeooo:paragraph-rsid="00572cb0"/>
    </style:style>
    <style:style style:name="P370" style:family="paragraph" style:parent-style-name="Standard">
      <style:text-properties officeooo:paragraph-rsid="005c5090"/>
    </style:style>
    <style:style style:name="P371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weight="bold" style:font-weight-asian="bold" style:font-weight-complex="bold"/>
    </style:style>
    <style:style style:name="P373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374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375" style:family="paragraph" style:parent-style-name="Standard">
      <style:text-properties officeooo:rsid="001e2fb9" officeooo:paragraph-rsid="001e2fb9"/>
    </style:style>
    <style:style style:name="P376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377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378" style:family="paragraph" style:parent-style-name="Standard">
      <style:text-properties officeooo:paragraph-rsid="005f2637"/>
    </style:style>
    <style:style style:name="P379" style:family="paragraph" style:parent-style-name="Standard">
      <style:text-properties officeooo:rsid="005fb5cb" officeooo:paragraph-rsid="005fb5cb"/>
    </style:style>
    <style:style style:name="P380" style:family="paragraph" style:parent-style-name="Standard">
      <style:text-properties officeooo:paragraph-rsid="00607814"/>
    </style:style>
    <style:style style:name="P381" style:family="paragraph" style:parent-style-name="Standard">
      <style:text-properties officeooo:paragraph-rsid="0063f681"/>
    </style:style>
    <style:style style:name="P382" style:family="paragraph" style:parent-style-name="Standard">
      <style:text-properties officeooo:rsid="00644350" officeooo:paragraph-rsid="00644350"/>
    </style:style>
    <style:style style:name="P383" style:family="paragraph" style:parent-style-name="Standard">
      <style:text-properties officeooo:paragraph-rsid="00644350"/>
    </style:style>
    <style:style style:name="P384" style:family="paragraph" style:parent-style-name="Standard">
      <style:text-properties officeooo:paragraph-rsid="006579dd"/>
    </style:style>
    <style:style style:name="P385" style:family="paragraph" style:parent-style-name="Standard">
      <style:text-properties officeooo:paragraph-rsid="0066c57e"/>
    </style:style>
    <style:style style:name="P386" style:family="paragraph" style:parent-style-name="Standard">
      <style:text-properties officeooo:paragraph-rsid="0069643a"/>
    </style:style>
    <style:style style:name="P387" style:family="paragraph" style:parent-style-name="Standard">
      <style:text-properties officeooo:paragraph-rsid="0069ae1a"/>
    </style:style>
    <style:style style:name="P388" style:family="paragraph" style:parent-style-name="Standard">
      <style:text-properties officeooo:rsid="006f66ec" officeooo:paragraph-rsid="006f66ec"/>
    </style:style>
    <style:style style:name="P389" style:family="paragraph" style:parent-style-name="Standard">
      <style:text-properties officeooo:paragraph-rsid="006f66ec"/>
    </style:style>
    <style:style style:name="P390" style:family="paragraph" style:parent-style-name="Standard">
      <style:text-properties officeooo:paragraph-rsid="0071baff"/>
    </style:style>
    <style:style style:name="P391" style:family="paragraph" style:parent-style-name="Standard">
      <style:text-properties officeooo:rsid="0072cdc4" officeooo:paragraph-rsid="00751d17"/>
    </style:style>
    <style:style style:name="P392" style:family="paragraph" style:parent-style-name="Standard">
      <style:text-properties officeooo:paragraph-rsid="00751d17"/>
    </style:style>
    <style:style style:name="P393" style:family="paragraph" style:parent-style-name="Standard">
      <style:text-properties officeooo:rsid="00793c0d" officeooo:paragraph-rsid="00793c0d"/>
    </style:style>
    <style:style style:name="P394" style:family="paragraph" style:parent-style-name="Standard">
      <style:paragraph-properties fo:line-height="115%"/>
      <style:text-properties officeooo:rsid="00793c0d" officeooo:paragraph-rsid="00793c0d"/>
    </style:style>
    <style:style style:name="P395" style:family="paragraph" style:parent-style-name="Standard">
      <style:text-properties officeooo:rsid="00793c0d" officeooo:paragraph-rsid="007b2101"/>
    </style:style>
    <style:style style:name="P396" style:family="paragraph" style:parent-style-name="Standard">
      <style:text-properties officeooo:paragraph-rsid="00793c0d"/>
    </style:style>
    <style:style style:name="P397" style:family="paragraph" style:parent-style-name="Standard">
      <style:text-properties officeooo:paragraph-rsid="007b2101"/>
    </style:style>
    <style:style style:name="P398" style:family="paragraph" style:parent-style-name="Standard">
      <style:text-properties officeooo:rsid="007d92ff" officeooo:paragraph-rsid="007d92ff"/>
    </style:style>
    <style:style style:name="P399" style:family="paragraph" style:parent-style-name="Standard">
      <style:text-properties officeooo:paragraph-rsid="007d92ff"/>
    </style:style>
    <style:style style:name="P400" style:family="paragraph" style:parent-style-name="Standard">
      <style:text-properties officeooo:paragraph-rsid="0053faec"/>
    </style:style>
    <style:style style:name="P401" style:family="paragraph" style:parent-style-name="Standard">
      <style:text-properties officeooo:paragraph-rsid="008478a0"/>
    </style:style>
    <style:style style:name="P402" style:family="paragraph" style:parent-style-name="Standard">
      <style:text-properties officeooo:paragraph-rsid="008eeb87"/>
    </style:style>
    <style:style style:name="P403" style:family="paragraph" style:parent-style-name="Standard">
      <style:text-properties officeooo:paragraph-rsid="00905987"/>
    </style:style>
    <style:style style:name="P404" style:family="paragraph" style:parent-style-name="Standard">
      <style:text-properties officeooo:paragraph-rsid="00939859"/>
    </style:style>
    <style:style style:name="P405" style:family="paragraph" style:parent-style-name="Standard">
      <style:text-properties officeooo:paragraph-rsid="0097dc17"/>
    </style:style>
    <style:style style:name="P406" style:family="paragraph" style:parent-style-name="Standard">
      <style:text-properties officeooo:rsid="009d5b59" officeooo:paragraph-rsid="009d5b59"/>
    </style:style>
    <style:style style:name="P407" style:family="paragraph" style:parent-style-name="Standard">
      <style:text-properties officeooo:rsid="009d5b59" officeooo:paragraph-rsid="009ec4fc"/>
    </style:style>
    <style:style style:name="P408" style:family="paragraph" style:parent-style-name="Standard">
      <style:text-properties officeooo:paragraph-rsid="009d5b59"/>
    </style:style>
    <style:style style:name="P409" style:family="paragraph" style:parent-style-name="Standard">
      <style:text-properties officeooo:paragraph-rsid="009ec4fc"/>
    </style:style>
    <style:style style:name="P410" style:family="paragraph" style:parent-style-name="Standard">
      <style:text-properties officeooo:paragraph-rsid="009f187e"/>
    </style:style>
    <style:style style:name="P411" style:family="paragraph" style:parent-style-name="Standard">
      <style:text-properties officeooo:paragraph-rsid="007fd79d"/>
    </style:style>
    <style:style style:name="P412" style:family="paragraph" style:parent-style-name="Standard">
      <style:text-properties officeooo:paragraph-rsid="00a1d04f"/>
    </style:style>
    <style:style style:name="P413" style:family="paragraph" style:parent-style-name="Standard">
      <style:text-properties officeooo:rsid="00a6f347" officeooo:paragraph-rsid="00a6f347"/>
    </style:style>
    <style:style style:name="P414" style:family="paragraph" style:parent-style-name="Standard">
      <style:text-properties officeooo:paragraph-rsid="00aa7e9e"/>
    </style:style>
    <style:style style:name="P415" style:family="paragraph" style:parent-style-name="Standard">
      <style:text-properties officeooo:paragraph-rsid="00acfb9d"/>
    </style:style>
    <style:style style:name="P416" style:family="paragraph" style:parent-style-name="Standard">
      <style:text-properties officeooo:paragraph-rsid="00a1e031"/>
    </style:style>
    <style:style style:name="P417" style:family="paragraph" style:parent-style-name="Standard">
      <style:text-properties officeooo:paragraph-rsid="00635f1a"/>
    </style:style>
    <style:style style:name="P418" style:family="paragraph" style:parent-style-name="Standard">
      <style:text-properties officeooo:paragraph-rsid="00ba819c"/>
    </style:style>
    <style:style style:name="P419" style:family="paragraph" style:parent-style-name="Standard">
      <style:paragraph-properties fo:line-height="115%"/>
      <style:text-properties officeooo:rsid="00ba819c" officeooo:paragraph-rsid="00c12d1c"/>
    </style:style>
    <style:style style:name="P420" style:family="paragraph" style:parent-style-name="Standard">
      <style:paragraph-properties fo:line-height="100%"/>
      <style:text-properties officeooo:rsid="00ba819c" officeooo:paragraph-rsid="00c12d1c"/>
    </style:style>
    <style:style style:name="P421" style:family="paragraph" style:parent-style-name="Standard">
      <style:text-properties officeooo:paragraph-rsid="00bc5e43"/>
    </style:style>
    <style:style style:name="P422" style:family="paragraph" style:parent-style-name="Standard">
      <style:text-properties officeooo:paragraph-rsid="00c50878"/>
    </style:style>
    <style:style style:name="P423" style:family="paragraph" style:parent-style-name="Standard">
      <style:text-properties officeooo:paragraph-rsid="00c7021f"/>
    </style:style>
    <style:style style:name="P424" style:family="paragraph" style:parent-style-name="Standard">
      <style:text-properties officeooo:paragraph-rsid="00c88326"/>
    </style:style>
    <style:style style:name="P425" style:family="paragraph" style:parent-style-name="Standard">
      <style:text-properties officeooo:paragraph-rsid="00af3424"/>
    </style:style>
    <style:style style:name="P426" style:family="paragraph" style:parent-style-name="Standard">
      <style:text-properties officeooo:paragraph-rsid="00cfa052"/>
    </style:style>
    <style:style style:name="P427" style:family="paragraph" style:parent-style-name="Standard">
      <style:text-properties officeooo:paragraph-rsid="00d63bc5"/>
    </style:style>
    <style:style style:name="P428" style:family="paragraph" style:parent-style-name="Standard">
      <style:text-properties officeooo:paragraph-rsid="00d833d3"/>
    </style:style>
    <style:style style:name="P429" style:family="paragraph" style:parent-style-name="Standard">
      <style:text-properties officeooo:paragraph-rsid="00dd44af"/>
    </style:style>
    <style:style style:name="P430" style:family="paragraph" style:parent-style-name="Standard">
      <style:text-properties officeooo:paragraph-rsid="00e1ae30"/>
    </style:style>
    <style:style style:name="P431" style:family="paragraph" style:parent-style-name="Standard">
      <style:text-properties officeooo:paragraph-rsid="00e56ddc"/>
    </style:style>
    <style:style style:name="P432" style:family="paragraph" style:parent-style-name="Standard">
      <style:text-properties officeooo:paragraph-rsid="00e6e228"/>
    </style:style>
    <style:style style:name="P433" style:family="paragraph" style:parent-style-name="Standard">
      <style:text-properties officeooo:paragraph-rsid="00e9938e"/>
    </style:style>
    <style:style style:name="P434" style:family="paragraph" style:parent-style-name="Standard">
      <style:text-properties officeooo:paragraph-rsid="00eb49f4"/>
    </style:style>
    <style:style style:name="P435" style:family="paragraph" style:parent-style-name="Standard">
      <style:text-properties officeooo:paragraph-rsid="00ec9cc0"/>
    </style:style>
    <style:style style:name="P436" style:family="paragraph" style:parent-style-name="Standard">
      <style:text-properties officeooo:paragraph-rsid="00f2188a"/>
    </style:style>
    <style:style style:name="P437" style:family="paragraph" style:parent-style-name="Standard">
      <style:text-properties officeooo:paragraph-rsid="00f4c6c5"/>
    </style:style>
    <style:style style:name="P438" style:family="paragraph" style:parent-style-name="Standard">
      <style:text-properties officeooo:rsid="00f4c6c5" officeooo:paragraph-rsid="00f4c6c5"/>
    </style:style>
    <style:style style:name="P439" style:family="paragraph" style:parent-style-name="Standard">
      <style:text-properties officeooo:rsid="00f68ffb" officeooo:paragraph-rsid="00f68ffb"/>
    </style:style>
    <style:style style:name="P440" style:family="paragraph" style:parent-style-name="Standard">
      <style:text-properties officeooo:paragraph-rsid="00f9fdc0"/>
    </style:style>
    <style:style style:name="P441" style:family="paragraph" style:parent-style-name="Standard">
      <style:text-properties officeooo:paragraph-rsid="00fb5f7f"/>
    </style:style>
    <style:style style:name="P442" style:family="paragraph" style:parent-style-name="Standard">
      <style:text-properties officeooo:paragraph-rsid="00fc67ff"/>
    </style:style>
    <style:style style:name="P443" style:family="paragraph" style:parent-style-name="Standard">
      <style:text-properties officeooo:paragraph-rsid="00fdd6a8"/>
    </style:style>
    <style:style style:name="P444" style:family="paragraph" style:parent-style-name="Standard">
      <style:text-properties officeooo:paragraph-rsid="00fe5465"/>
    </style:style>
    <style:style style:name="P445" style:family="paragraph" style:parent-style-name="Standard">
      <style:text-properties officeooo:rsid="010639c7" officeooo:paragraph-rsid="01078b3d"/>
    </style:style>
    <style:style style:name="P446" style:family="paragraph" style:parent-style-name="Standard">
      <style:text-properties officeooo:rsid="010639c7" officeooo:paragraph-rsid="01078ca1"/>
    </style:style>
    <style:style style:name="P447" style:family="paragraph" style:parent-style-name="Standard">
      <style:text-properties officeooo:paragraph-rsid="010639c7"/>
    </style:style>
    <style:style style:name="P4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4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457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458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459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460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461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46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46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46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468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469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470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471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02f336e"/>
    </style:style>
    <style:style style:name="P472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473" style:family="paragraph" style:parent-style-name="Standard">
      <style:paragraph-properties fo:break-before="page"/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474" style:family="paragraph" style:parent-style-name="Standard" style:list-style-name="L1">
      <style:text-properties officeooo:paragraph-rsid="001c5680"/>
    </style:style>
    <style:style style:name="P475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476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477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478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479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480" style:family="paragraph" style:parent-style-name="Standard" style:list-style-name="L17">
      <style:text-properties fo:font-style="italic" officeooo:rsid="007fd79d" officeooo:paragraph-rsid="007fd79d" style:font-style-asian="italic" style:font-style-complex="italic"/>
    </style:style>
    <style:style style:name="P481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482" style:family="paragraph" style:parent-style-name="Standard" style:list-style-name="L19">
      <style:text-properties fo:font-style="italic" officeooo:rsid="00819260" officeooo:paragraph-rsid="00819260" style:font-style-asian="italic" style:font-style-complex="italic"/>
    </style:style>
    <style:style style:name="P483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484" style:family="paragraph" style:parent-style-name="Standard" style:list-style-name="L21">
      <style:text-properties fo:font-style="italic" officeooo:rsid="00819260" officeooo:paragraph-rsid="00941a11" style:font-style-asian="italic" style:font-style-complex="italic"/>
    </style:style>
    <style:style style:name="P485" style:family="paragraph" style:parent-style-name="Standard" style:list-style-name="L22">
      <style:text-properties fo:font-style="italic" officeooo:rsid="00819260" officeooo:paragraph-rsid="008b54df" style:font-style-asian="italic" style:font-style-complex="italic"/>
    </style:style>
    <style:style style:name="P486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487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488" style:family="paragraph" style:parent-style-name="Standard" style:list-style-name="L24">
      <style:text-properties fo:font-style="italic" officeooo:rsid="00819260" officeooo:paragraph-rsid="008bce5a" style:font-style-asian="italic" style:font-style-complex="italic"/>
    </style:style>
    <style:style style:name="P489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490" style:family="paragraph" style:parent-style-name="Standard" style:list-style-name="L26">
      <style:text-properties fo:font-style="italic" officeooo:rsid="00819260" officeooo:paragraph-rsid="00819260" style:font-style-asian="italic" style:font-style-complex="italic"/>
    </style:style>
    <style:style style:name="P491" style:family="paragraph" style:parent-style-name="Standard" style:list-style-name="L27">
      <style:text-properties fo:font-style="italic" officeooo:rsid="008c034a" officeooo:paragraph-rsid="008c034a" style:font-style-asian="italic" style:font-style-complex="italic"/>
    </style:style>
    <style:style style:name="P492" style:family="paragraph" style:parent-style-name="Standard" style:list-style-name="L30">
      <style:text-properties fo:font-style="italic" officeooo:rsid="00a1d04f" officeooo:paragraph-rsid="00a8ca1b" style:font-style-asian="italic" style:font-style-complex="italic"/>
    </style:style>
    <style:style style:name="P493" style:family="paragraph" style:parent-style-name="Standard" style:list-style-name="L30">
      <style:text-properties fo:font-style="italic" officeooo:paragraph-rsid="00a8ca1b" style:font-style-asian="italic" style:font-style-complex="italic"/>
    </style:style>
    <style:style style:name="P494" style:family="paragraph" style:parent-style-name="Standard" style:list-style-name="L31">
      <style:text-properties fo:font-style="italic" officeooo:rsid="00a8ca1b" officeooo:paragraph-rsid="00a8ca1b" style:font-style-asian="italic" style:font-style-complex="italic"/>
    </style:style>
    <style:style style:name="P495" style:family="paragraph" style:parent-style-name="Standard" style:list-style-name="L32">
      <style:text-properties fo:font-style="italic" officeooo:rsid="00ba819c" officeooo:paragraph-rsid="00ba819c" style:font-style-asian="italic" style:font-style-complex="italic"/>
    </style:style>
    <style:style style:name="P496" style:family="paragraph" style:parent-style-name="Standard" style:list-style-name="L33">
      <style:text-properties fo:font-style="italic" officeooo:rsid="00bc5e43" officeooo:paragraph-rsid="00bc5e43" style:font-style-asian="italic" style:font-style-complex="italic"/>
    </style:style>
    <style:style style:name="P497" style:family="paragraph" style:parent-style-name="Standard" style:list-style-name="L33">
      <style:text-properties fo:font-style="italic" officeooo:rsid="00bc5e43" officeooo:paragraph-rsid="00c12d1c" style:font-style-asian="italic" style:font-style-complex="italic"/>
    </style:style>
    <style:style style:name="P498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499" style:family="paragraph" style:parent-style-name="Standard" style:list-style-name="L35">
      <style:text-properties fo:font-style="italic" officeooo:rsid="00c2c999" officeooo:paragraph-rsid="00c2c999" style:font-style-asian="italic" style:font-style-complex="italic"/>
    </style:style>
    <style:style style:name="P500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501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502" style:family="paragraph" style:parent-style-name="Standard" style:list-style-name="L40">
      <style:text-properties fo:font-style="italic" officeooo:paragraph-rsid="010c3ac9" style:font-style-asian="italic" style:font-style-complex="italic"/>
    </style:style>
    <style:style style:name="P503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504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505" style:family="paragraph" style:parent-style-name="Standard" style:list-style-name="L41">
      <style:text-properties fo:font-style="italic" officeooo:rsid="010c3ac9" officeooo:paragraph-rsid="010c3ac9" style:font-style-asian="italic" style:font-style-complex="italic"/>
    </style:style>
    <style:style style:name="P506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507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508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509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510" style:family="paragraph" style:parent-style-name="Standard" style:list-style-name="L43">
      <style:text-properties fo:font-style="italic" officeooo:rsid="010f5523" officeooo:paragraph-rsid="010f5523" style:font-style-asian="italic" style:font-style-complex="italic"/>
    </style:style>
    <style:style style:name="P511" style:family="paragraph" style:parent-style-name="Standard" style:list-style-name="L42">
      <style:text-properties fo:font-style="italic" officeooo:paragraph-rsid="010f5523" style:font-style-asian="italic" style:font-style-complex="italic"/>
    </style:style>
    <style:style style:name="P512" style:family="paragraph" style:parent-style-name="Standard">
      <style:text-properties fo:font-style="italic" officeooo:paragraph-rsid="01148430" style:font-style-asian="italic" style:font-style-complex="italic"/>
    </style:style>
    <style:style style:name="P513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514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515" style:family="paragraph" style:parent-style-name="Standard" style:list-style-name="L45">
      <style:text-properties fo:font-style="italic" officeooo:rsid="0116abfa" officeooo:paragraph-rsid="0116abfa" style:font-style-asian="italic" style:font-style-complex="italic"/>
    </style:style>
    <style:style style:name="P516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517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518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519" style:family="paragraph" style:parent-style-name="Standard" style:list-style-name="L48">
      <style:text-properties fo:font-style="italic" officeooo:rsid="01185712" officeooo:paragraph-rsid="01185712" style:font-style-asian="italic" style:font-style-complex="italic"/>
    </style:style>
    <style:style style:name="P520" style:family="paragraph" style:parent-style-name="Standard">
      <style:text-properties fo:font-style="italic" officeooo:paragraph-rsid="01190d75" style:font-style-asian="italic" style:font-style-complex="italic"/>
    </style:style>
    <style:style style:name="P521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522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523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524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525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526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527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528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529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530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531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532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533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534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535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536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537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538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539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540" style:family="paragraph" style:parent-style-name="Standard" style:list-style-name="L29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541" style:family="paragraph" style:parent-style-name="Standard" style:list-style-name="L36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542" style:family="paragraph" style:parent-style-name="Standard" style:list-style-name="L36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543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544" style:family="paragraph" style:parent-style-name="Standard" style:list-style-name="L38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545" style:family="paragraph" style:parent-style-name="Standard" style:list-style-name="L39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546" style:family="paragraph" style:parent-style-name="Standard">
      <style:paragraph-properties fo:line-height="100%"/>
      <style:text-properties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547" style:family="paragraph" style:parent-style-name="Standard" style:list-style-name="L16">
      <style:text-properties style:use-window-font-color="true"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549" style:family="paragraph" style:parent-style-name="Standard">
      <style:text-properties style:use-window-font-color="true" officeooo:paragraph-rsid="007d92ff"/>
    </style:style>
    <style:style style:name="P550" style:family="paragraph" style:parent-style-name="Standard" style:list-style-name="L30">
      <style:text-properties officeooo:paragraph-rsid="00a8ca1b"/>
    </style:style>
    <style:style style:name="P551" style:family="paragraph" style:parent-style-name="Standard" style:list-style-name="L39">
      <style:text-properties officeooo:paragraph-rsid="00f9fdc0"/>
    </style:style>
    <style:style style:name="P552" style:family="paragraph" style:parent-style-name="Standard" style:list-style-name="L39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553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554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555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556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557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558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559" style:family="paragraph" style:parent-style-name="Standard">
      <style:paragraph-properties fo:line-height="115%"/>
      <style:text-properties fo:font-style="normal" officeooo:rsid="010da598" officeooo:paragraph-rsid="010f5523" style:font-style-asian="normal" style:font-style-complex="normal"/>
    </style:style>
    <style:style style:name="P560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561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562" style:family="paragraph" style:parent-style-name="Standard">
      <style:text-properties fo:font-style="normal" officeooo:paragraph-rsid="01148430" style:font-style-asian="normal" style:font-style-complex="normal"/>
    </style:style>
    <style:style style:name="P563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564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565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566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567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568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569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570" style:family="paragraph" style:parent-style-name="Standard">
      <style:text-properties fo:font-style="normal" officeooo:paragraph-rsid="01190d75" style:font-style-asian="normal" style:font-style-complex="normal"/>
    </style:style>
    <style:style style:name="P571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572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573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75" style:family="paragraph" style:parent-style-name="Standard">
      <style:text-properties fo:font-style="normal" fo:font-weight="bold" officeooo:rsid="010ab710" officeooo:paragraph-rsid="010ab710" style:font-style-asian="normal" style:font-weight-asian="bold" style:font-style-complex="normal" style:font-weight-complex="bold"/>
    </style:style>
    <style:style style:name="P576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577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578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579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580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581" style:family="paragraph" style:parent-style-name="Standard">
      <style:text-properties officeooo:paragraph-rsid="010639c7"/>
    </style:style>
    <style:style style:name="P582" style:family="paragraph" style:parent-style-name="Standard">
      <style:text-properties officeooo:paragraph-rsid="010c3ac9"/>
    </style:style>
    <style:style style:name="P583" style:family="paragraph" style:parent-style-name="Standard">
      <style:text-properties officeooo:paragraph-rsid="010f5523"/>
    </style:style>
    <style:style style:name="P584" style:family="paragraph" style:parent-style-name="Standard" style:list-style-name="L43">
      <style:text-properties officeooo:paragraph-rsid="010f5523"/>
    </style:style>
    <style:style style:name="P585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586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587" style:family="paragraph" style:parent-style-name="Standard">
      <style:text-properties officeooo:paragraph-rsid="010ff277"/>
    </style:style>
    <style:style style:name="P588" style:family="paragraph" style:parent-style-name="Standard">
      <style:text-properties officeooo:paragraph-rsid="0111d037"/>
    </style:style>
    <style:style style:name="P589" style:family="paragraph" style:parent-style-name="Standard">
      <style:paragraph-properties fo:line-height="115%"/>
      <style:text-properties officeooo:paragraph-rsid="00941a11"/>
    </style:style>
    <style:style style:name="P590" style:family="paragraph" style:parent-style-name="Standard">
      <style:text-properties officeooo:paragraph-rsid="0113860e"/>
    </style:style>
    <style:style style:name="P591" style:family="paragraph" style:parent-style-name="Standard">
      <style:text-properties officeooo:paragraph-rsid="005f2637"/>
    </style:style>
    <style:style style:name="P592" style:family="paragraph" style:parent-style-name="Standard">
      <style:text-properties officeooo:paragraph-rsid="00635f1a"/>
    </style:style>
    <style:style style:name="P593" style:family="paragraph" style:parent-style-name="Standard">
      <style:paragraph-properties fo:line-height="100%"/>
      <style:text-properties officeooo:paragraph-rsid="01148430"/>
    </style:style>
    <style:style style:name="P594" style:family="paragraph" style:parent-style-name="Standard">
      <style:text-properties officeooo:rsid="005fb5cb" officeooo:paragraph-rsid="005fb5cb"/>
    </style:style>
    <style:style style:name="P595" style:family="paragraph" style:parent-style-name="Standard">
      <style:text-properties officeooo:paragraph-rsid="01148430"/>
    </style:style>
    <style:style style:name="P596" style:family="paragraph" style:parent-style-name="Standard">
      <style:text-properties officeooo:paragraph-rsid="01190d75"/>
    </style:style>
    <style:style style:name="P597" style:family="paragraph" style:parent-style-name="Standard">
      <style:text-properties officeooo:rsid="011e7671" officeooo:paragraph-rsid="011e7671"/>
    </style:style>
    <style:style style:name="P598" style:family="paragraph" style:parent-style-name="Standard">
      <style:text-properties officeooo:paragraph-rsid="011e7671"/>
    </style:style>
    <style:style style:name="P599" style:family="paragraph" style:parent-style-name="Standard">
      <style:text-properties officeooo:rsid="001c0ef5" officeooo:paragraph-rsid="001c0ef5"/>
    </style:style>
    <style:style style:name="P600" style:family="paragraph" style:parent-style-name="Standard">
      <style:text-properties officeooo:paragraph-rsid="01206a6e"/>
    </style:style>
    <style:style style:name="P601" style:family="paragraph" style:parent-style-name="Standard">
      <style:text-properties officeooo:paragraph-rsid="008c034a"/>
    </style:style>
    <style:style style:name="P602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P60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05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06" style:family="paragraph" style:parent-style-name="Standard" style:list-style-name="L35">
      <style:paragraph-properties fo:break-before="page"/>
      <style:text-properties fo:font-style="italic" officeooo:rsid="00c2c999" officeooo:paragraph-rsid="00c2c999" style:font-style-asian="italic" style:font-style-complex="italic"/>
    </style:style>
    <style:style style:name="P607" style:family="paragraph" style:parent-style-name="Standard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608" style:family="paragraph" style:parent-style-name="Standard">
      <style:paragraph-properties fo:break-before="page"/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ecca" style:font-style-asian="italic" style:font-style-complex="italic"/>
    </style:style>
    <style:style style:name="T4" style:family="text">
      <style:text-properties fo:font-style="italic" officeooo:rsid="0011b025" style:font-style-asian="italic" style:font-style-complex="italic"/>
    </style:style>
    <style:style style:name="T5" style:family="text">
      <style:text-properties fo:font-style="italic" officeooo:rsid="0013daba" style:font-style-asian="italic" style:font-style-complex="italic"/>
    </style:style>
    <style:style style:name="T6" style:family="text">
      <style:text-properties fo:font-style="italic" officeooo:rsid="0012a0dc" style:font-style-asian="italic" style:font-style-complex="italic"/>
    </style:style>
    <style:style style:name="T7" style:family="text">
      <style:text-properties fo:font-style="italic" officeooo:rsid="00154f37" style:font-style-asian="italic" style:font-style-complex="italic"/>
    </style:style>
    <style:style style:name="T8" style:family="text">
      <style:text-properties fo:font-style="italic" officeooo:rsid="00186c3f" style:font-style-asian="italic" style:font-style-complex="italic"/>
    </style:style>
    <style:style style:name="T9" style:family="text">
      <style:text-properties fo:font-style="italic" officeooo:rsid="001c5680" style:font-style-asian="italic" style:font-style-complex="italic"/>
    </style:style>
    <style:style style:name="T10" style:family="text">
      <style:text-properties fo:font-style="italic" officeooo:rsid="001e2fb9" style:font-style-asian="italic" style:font-style-complex="italic"/>
    </style:style>
    <style:style style:name="T11" style:family="text">
      <style:text-properties fo:font-style="italic" officeooo:rsid="00201bd5" style:font-style-asian="italic" style:font-style-complex="italic"/>
    </style:style>
    <style:style style:name="T12" style:family="text">
      <style:text-properties fo:font-style="italic" officeooo:rsid="004a157b" style:font-style-asian="italic" style:font-style-complex="italic"/>
    </style:style>
    <style:style style:name="T13" style:family="text">
      <style:text-properties fo:font-style="italic" officeooo:rsid="01871851" style:font-style-asian="italic" style:font-style-complex="italic"/>
    </style:style>
    <style:style style:name="T14" style:family="text">
      <style:text-properties fo:font-style="italic" officeooo:rsid="0055a125" style:font-style-asian="italic" style:font-style-complex="italic"/>
    </style:style>
    <style:style style:name="T15" style:family="text">
      <style:text-properties fo:font-style="italic" officeooo:rsid="00572cb0" style:font-style-asian="italic" style:font-style-complex="italic"/>
    </style:style>
    <style:style style:name="T16" style:family="text">
      <style:text-properties fo:font-style="italic" officeooo:rsid="00beb82f" style:font-style-asian="italic" style:font-style-complex="italic"/>
    </style:style>
    <style:style style:name="T17" style:family="text">
      <style:text-properties fo:font-style="italic" officeooo:rsid="005f2637" style:font-style-asian="italic" style:font-style-complex="italic"/>
    </style:style>
    <style:style style:name="T18" style:family="text">
      <style:text-properties fo:font-style="italic" officeooo:rsid="005fb5cb" style:font-style-asian="italic" style:font-style-complex="italic"/>
    </style:style>
    <style:style style:name="T19" style:family="text">
      <style:text-properties fo:font-style="italic" officeooo:rsid="00607814" style:font-style-asian="italic" style:font-style-complex="italic"/>
    </style:style>
    <style:style style:name="T20" style:family="text">
      <style:text-properties fo:font-style="italic" officeooo:rsid="0063f681" style:font-style-asian="italic" style:font-style-complex="italic"/>
    </style:style>
    <style:style style:name="T21" style:family="text">
      <style:text-properties fo:font-style="italic" officeooo:rsid="006579dd" style:font-style-asian="italic" style:font-style-complex="italic"/>
    </style:style>
    <style:style style:name="T22" style:family="text">
      <style:text-properties fo:font-style="italic" officeooo:rsid="00644350" style:font-style-asian="italic" style:font-style-complex="italic"/>
    </style:style>
    <style:style style:name="T23" style:family="text">
      <style:text-properties fo:font-style="italic" officeooo:rsid="0066b31e" style:font-style-asian="italic" style:font-style-complex="italic"/>
    </style:style>
    <style:style style:name="T24" style:family="text">
      <style:text-properties fo:font-style="italic" officeooo:rsid="0069ae1a" style:font-style-asian="italic" style:font-style-complex="italic"/>
    </style:style>
    <style:style style:name="T25" style:family="text">
      <style:text-properties fo:font-style="italic" officeooo:rsid="006f66ec" style:font-style-asian="italic" style:font-style-complex="italic"/>
    </style:style>
    <style:style style:name="T26" style:family="text">
      <style:text-properties fo:font-style="italic" officeooo:rsid="0072cdc4" style:font-style-asian="italic" style:font-style-complex="italic"/>
    </style:style>
    <style:style style:name="T27" style:family="text">
      <style:text-properties fo:font-style="italic" officeooo:rsid="00751d17" style:font-style-asian="italic" style:font-style-complex="italic"/>
    </style:style>
    <style:style style:name="T28" style:family="text">
      <style:text-properties fo:font-style="italic" officeooo:rsid="00793c0d" style:font-style-asian="italic" style:font-style-complex="italic"/>
    </style:style>
    <style:style style:name="T29" style:family="text">
      <style:text-properties fo:font-style="italic" officeooo:rsid="007d92ff" style:font-style-asian="italic" style:font-style-complex="italic"/>
    </style:style>
    <style:style style:name="T30" style:family="text">
      <style:text-properties fo:font-style="italic" officeooo:rsid="00819260" style:font-style-asian="italic" style:font-style-complex="italic"/>
    </style:style>
    <style:style style:name="T31" style:family="text">
      <style:text-properties fo:font-style="italic" officeooo:rsid="009622c6" style:font-style-asian="italic" style:font-style-complex="italic"/>
    </style:style>
    <style:style style:name="T32" style:family="text">
      <style:text-properties fo:font-style="italic" officeooo:rsid="009d5b59" style:font-style-asian="italic" style:font-style-complex="italic"/>
    </style:style>
    <style:style style:name="T33" style:family="text">
      <style:text-properties fo:font-style="italic" officeooo:rsid="00a1d04f" style:font-style-asian="italic" style:font-style-complex="italic"/>
    </style:style>
    <style:style style:name="T34" style:family="text">
      <style:text-properties fo:font-style="italic" officeooo:rsid="00a8ca1b" style:font-style-asian="italic" style:font-style-complex="italic"/>
    </style:style>
    <style:style style:name="T35" style:family="text">
      <style:text-properties fo:font-style="italic" officeooo:rsid="00acfb9d" style:font-style-asian="italic" style:font-style-complex="italic"/>
    </style:style>
    <style:style style:name="T36" style:family="text">
      <style:text-properties fo:font-style="italic" officeooo:rsid="00b41267" style:font-style-asian="italic" style:font-style-complex="italic"/>
    </style:style>
    <style:style style:name="T37" style:family="text">
      <style:text-properties fo:font-style="italic" officeooo:rsid="00bbf4cd" style:font-style-asian="italic" style:font-style-complex="italic"/>
    </style:style>
    <style:style style:name="T38" style:family="text">
      <style:text-properties fo:font-style="italic" officeooo:rsid="00ba819c" style:font-style-asian="italic" style:font-style-complex="italic"/>
    </style:style>
    <style:style style:name="T39" style:family="text">
      <style:text-properties fo:font-style="italic" officeooo:rsid="00bdd473" style:font-style-asian="italic" style:font-style-complex="italic"/>
    </style:style>
    <style:style style:name="T40" style:family="text">
      <style:text-properties fo:font-style="italic" officeooo:rsid="00c495da" style:font-style-asian="italic" style:font-style-complex="italic"/>
    </style:style>
    <style:style style:name="T41" style:family="text">
      <style:text-properties fo:font-style="italic" officeooo:rsid="00c50878" style:font-style-asian="italic" style:font-style-complex="italic"/>
    </style:style>
    <style:style style:name="T42" style:family="text">
      <style:text-properties fo:font-style="italic" officeooo:rsid="00f9fdc0" style:font-style-asian="italic" style:font-style-complex="italic"/>
    </style:style>
    <style:style style:name="T43" style:family="text">
      <style:text-properties fo:font-style="italic" officeooo:rsid="00fb5f7f" style:font-style-asian="italic" style:font-style-complex="italic"/>
    </style:style>
    <style:style style:name="T44" style:family="text">
      <style:text-properties fo:font-style="italic" officeooo:rsid="0108e64c" style:font-style-asian="italic" style:font-style-complex="italic"/>
    </style:style>
    <style:style style:name="T45" style:family="text">
      <style:text-properties fo:font-style="italic" officeooo:rsid="010c3ac9" style:font-style-asian="italic" style:font-style-complex="italic"/>
    </style:style>
    <style:style style:name="T46" style:family="text">
      <style:text-properties fo:font-style="italic" officeooo:rsid="010f5523" style:font-style-asian="italic" style:font-style-complex="italic"/>
    </style:style>
    <style:style style:name="T47" style:family="text">
      <style:text-properties fo:font-style="italic" officeooo:rsid="010da598" style:font-style-asian="italic" style:font-style-complex="italic"/>
    </style:style>
    <style:style style:name="T48" style:family="text">
      <style:text-properties fo:font-style="italic" officeooo:rsid="0111d037" style:font-style-asian="italic" style:font-style-complex="italic"/>
    </style:style>
    <style:style style:name="T49" style:family="text">
      <style:text-properties fo:font-style="italic" officeooo:rsid="01190d75" style:font-style-asian="italic" style:font-style-complex="italic"/>
    </style:style>
    <style:style style:name="T50" style:family="text">
      <style:text-properties fo:font-style="italic" officeooo:rsid="008c034a" style:font-style-asian="italic" style:font-style-complex="italic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f2188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7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78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80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81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82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83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84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85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86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style:font-style-asian="italic" style:font-style-complex="italic"/>
    </style:style>
    <style:style style:name="T94" style:family="text">
      <style:text-properties fo:font-style="italic" style:text-underline-style="none" officeooo:rsid="010f422a" style:font-style-asian="italic" style:font-style-complex="italic"/>
    </style:style>
    <style:style style:name="T95" style:family="text">
      <style:text-properties fo:font-style="italic" style:text-underline-style="none" officeooo:rsid="004caf23" style:font-style-asian="italic" style:font-style-complex="italic"/>
    </style:style>
    <style:style style:name="T96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97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98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99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02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03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04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05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06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07" style:family="text">
      <style:text-properties fo:font-style="italic" fo:font-weight="bold" officeooo:rsid="00f2188a" style:font-style-asian="italic" style:font-weight-asian="bold" style:font-style-complex="italic" style:font-weight-complex="bold"/>
    </style:style>
    <style:style style:name="T108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09" style:family="text">
      <style:text-properties officeooo:rsid="0010e9b7"/>
    </style:style>
    <style:style style:name="T110" style:family="text">
      <style:text-properties fo:color="#ff0000"/>
    </style:style>
    <style:style style:name="T111" style:family="text">
      <style:text-properties fo:color="#ff0000" fo:font-style="italic" style:font-style-asian="italic" style:font-style-complex="italic"/>
    </style:style>
    <style:style style:name="T112" style:family="text">
      <style:text-properties fo:color="#ff0000" fo:font-style="italic" officeooo:rsid="0011b025" style:font-style-asian="italic" style:font-style-complex="italic"/>
    </style:style>
    <style:style style:name="T113" style:family="text">
      <style:text-properties fo:color="#ff0000" fo:font-style="italic" officeooo:rsid="00186c3f" style:font-style-asian="italic" style:font-style-complex="italic"/>
    </style:style>
    <style:style style:name="T114" style:family="text">
      <style:text-properties fo:color="#ff0000" officeooo:rsid="0013daba"/>
    </style:style>
    <style:style style:name="T115" style:family="text">
      <style:text-properties fo:color="#ff0000" officeooo:rsid="00186c3f"/>
    </style:style>
    <style:style style:name="T116" style:family="text">
      <style:text-properties fo:color="#ff0000" officeooo:rsid="00acfb9d"/>
    </style:style>
    <style:style style:name="T117" style:family="text">
      <style:text-properties fo:color="#0000ff"/>
    </style:style>
    <style:style style:name="T118" style:family="text">
      <style:text-properties fo:color="#0000ff" fo:font-style="italic" style:font-style-asian="italic" style:font-style-complex="italic"/>
    </style:style>
    <style:style style:name="T119" style:family="text">
      <style:text-properties fo:color="#0000ff" fo:font-style="italic" officeooo:rsid="0011b025" style:font-style-asian="italic" style:font-style-complex="italic"/>
    </style:style>
    <style:style style:name="T120" style:family="text">
      <style:text-properties fo:color="#0000ff" fo:font-style="italic" officeooo:rsid="0013daba" style:font-style-asian="italic" style:font-style-complex="italic"/>
    </style:style>
    <style:style style:name="T121" style:family="text">
      <style:text-properties fo:color="#0000ff" fo:font-style="italic" officeooo:rsid="00186c3f" style:font-style-asian="italic" style:font-style-complex="italic"/>
    </style:style>
    <style:style style:name="T122" style:family="text">
      <style:text-properties fo:color="#0000ff" fo:font-style="italic" officeooo:rsid="0012a0dc" style:font-style-asian="italic" style:font-style-complex="italic"/>
    </style:style>
    <style:style style:name="T123" style:family="text">
      <style:text-properties fo:color="#0000ff" fo:font-style="italic" officeooo:rsid="009f187e" style:font-style-asian="italic" style:font-style-complex="italic"/>
    </style:style>
    <style:style style:name="T124" style:family="text">
      <style:text-properties fo:color="#0000ff" officeooo:rsid="0013daba"/>
    </style:style>
    <style:style style:name="T125" style:family="text">
      <style:text-properties fo:color="#0000ff" officeooo:rsid="00186c3f"/>
    </style:style>
    <style:style style:name="T126" style:family="text">
      <style:text-properties fo:color="#0000ff" fo:background-color="transparent" loext:char-shading-value="0"/>
    </style:style>
    <style:style style:name="T127" style:family="text">
      <style:text-properties fo:color="#0000ff" officeooo:rsid="00acfb9d"/>
    </style:style>
    <style:style style:name="T128" style:family="text">
      <style:text-properties fo:color="#008000"/>
    </style:style>
    <style:style style:name="T129" style:family="text">
      <style:text-properties fo:color="#008000" fo:font-style="italic" style:font-style-asian="italic" style:font-style-complex="italic"/>
    </style:style>
    <style:style style:name="T130" style:family="text">
      <style:text-properties fo:color="#008000" fo:font-style="italic" officeooo:rsid="0011b025" style:font-style-asian="italic" style:font-style-complex="italic"/>
    </style:style>
    <style:style style:name="T131" style:family="text">
      <style:text-properties fo:color="#008000" fo:font-style="italic" officeooo:rsid="0013daba" style:font-style-asian="italic" style:font-style-complex="italic"/>
    </style:style>
    <style:style style:name="T132" style:family="text">
      <style:text-properties fo:color="#008000" fo:font-style="italic" officeooo:rsid="009f187e" style:font-style-asian="italic" style:font-style-complex="italic"/>
    </style:style>
    <style:style style:name="T133" style:family="text">
      <style:text-properties fo:color="#008000" officeooo:rsid="0013daba"/>
    </style:style>
    <style:style style:name="T134" style:family="text">
      <style:text-properties fo:color="#008000" officeooo:rsid="00acfb9d"/>
    </style:style>
    <style:style style:name="T135" style:family="text">
      <style:text-properties fo:color="#ff00ff"/>
    </style:style>
    <style:style style:name="T136" style:family="text">
      <style:text-properties fo:color="#ff00ff" fo:font-style="italic" style:font-style-asian="italic" style:font-style-complex="italic"/>
    </style:style>
    <style:style style:name="T137" style:family="text">
      <style:text-properties fo:color="#ff00ff" fo:font-style="italic" officeooo:rsid="0011b025" style:font-style-asian="italic" style:font-style-complex="italic"/>
    </style:style>
    <style:style style:name="T138" style:family="text">
      <style:text-properties fo:color="#ff00ff" fo:font-style="italic" officeooo:rsid="0013daba" style:font-style-asian="italic" style:font-style-complex="italic"/>
    </style:style>
    <style:style style:name="T139" style:family="text">
      <style:text-properties fo:color="#ff00ff" fo:font-style="italic" officeooo:rsid="00186c3f" style:font-style-asian="italic" style:font-style-complex="italic"/>
    </style:style>
    <style:style style:name="T140" style:family="text">
      <style:text-properties fo:color="#ff00ff" officeooo:rsid="00186c3f"/>
    </style:style>
    <style:style style:name="T141" style:family="text">
      <style:text-properties fo:color="#ff00ff" officeooo:rsid="00acfb9d"/>
    </style:style>
    <style:style style:name="T142" style:family="text">
      <style:text-properties fo:color="#1e90ff"/>
    </style:style>
    <style:style style:name="T143" style:family="text">
      <style:text-properties fo:color="#1e90ff" fo:font-style="italic" style:font-style-asian="italic" style:font-style-complex="italic"/>
    </style:style>
    <style:style style:name="T144" style:family="text">
      <style:text-properties fo:color="#1e90ff" fo:font-style="italic" officeooo:rsid="0013daba" style:font-style-asian="italic" style:font-style-complex="italic"/>
    </style:style>
    <style:style style:name="T145" style:family="text">
      <style:text-properties fo:color="#1e90ff" fo:font-style="italic" officeooo:rsid="00186c3f" style:font-style-asian="italic" style:font-style-complex="italic"/>
    </style:style>
    <style:style style:name="T146" style:family="text">
      <style:text-properties fo:color="#1e90ff" fo:font-style="italic" officeooo:rsid="0011b025" style:font-style-asian="italic" style:font-style-complex="italic"/>
    </style:style>
    <style:style style:name="T147" style:family="text">
      <style:text-properties fo:color="#1e90ff" officeooo:rsid="0013daba"/>
    </style:style>
    <style:style style:name="T148" style:family="text">
      <style:text-properties fo:color="#1e90ff" officeooo:rsid="00186c3f"/>
    </style:style>
    <style:style style:name="T149" style:family="text">
      <style:text-properties officeooo:rsid="0013daba"/>
    </style:style>
    <style:style style:name="T150" style:family="text">
      <style:text-properties fo:font-style="normal" style:font-style-asian="normal" style:font-style-complex="normal"/>
    </style:style>
    <style:style style:name="T151" style:family="text">
      <style:text-properties fo:font-style="normal" officeooo:rsid="00134990" style:font-style-asian="normal" style:font-style-complex="normal"/>
    </style:style>
    <style:style style:name="T152" style:family="text">
      <style:text-properties fo:font-style="normal" officeooo:rsid="0013daba" style:font-style-asian="normal" style:font-style-complex="normal"/>
    </style:style>
    <style:style style:name="T153" style:family="text">
      <style:text-properties fo:font-style="normal" officeooo:rsid="00154f37" style:font-style-asian="normal" style:font-style-complex="normal"/>
    </style:style>
    <style:style style:name="T154" style:family="text">
      <style:text-properties fo:font-style="normal" officeooo:rsid="001819bc" style:font-style-asian="normal" style:font-style-complex="normal"/>
    </style:style>
    <style:style style:name="T155" style:family="text">
      <style:text-properties fo:font-style="normal" officeooo:rsid="00186c3f" style:font-style-asian="normal" style:font-style-complex="normal"/>
    </style:style>
    <style:style style:name="T156" style:family="text">
      <style:text-properties fo:font-style="normal" officeooo:rsid="0018e013" style:font-style-asian="normal" style:font-style-complex="normal"/>
    </style:style>
    <style:style style:name="T157" style:family="text">
      <style:text-properties fo:font-style="normal" officeooo:rsid="001c0ef5" style:font-style-asian="normal" style:font-style-complex="normal"/>
    </style:style>
    <style:style style:name="T158" style:family="text">
      <style:text-properties fo:font-style="normal" officeooo:rsid="0055a125" style:font-style-asian="normal" style:font-style-complex="normal"/>
    </style:style>
    <style:style style:name="T159" style:family="text">
      <style:text-properties fo:font-style="normal" officeooo:rsid="005fb5cb" style:font-style-asian="normal" style:font-style-complex="normal"/>
    </style:style>
    <style:style style:name="T160" style:family="text">
      <style:text-properties fo:font-style="normal" officeooo:rsid="00607814" style:font-style-asian="normal" style:font-style-complex="normal"/>
    </style:style>
    <style:style style:name="T161" style:family="text">
      <style:text-properties fo:font-style="normal" officeooo:rsid="00616041" style:font-style-asian="normal" style:font-style-complex="normal"/>
    </style:style>
    <style:style style:name="T162" style:family="text">
      <style:text-properties fo:font-style="normal" officeooo:rsid="0063f681" style:font-style-asian="normal" style:font-style-complex="normal"/>
    </style:style>
    <style:style style:name="T163" style:family="text">
      <style:text-properties fo:font-style="normal" officeooo:rsid="00644350" style:font-style-asian="normal" style:font-style-complex="normal"/>
    </style:style>
    <style:style style:name="T164" style:family="text">
      <style:text-properties fo:font-style="normal" officeooo:rsid="006579dd" style:font-style-asian="normal" style:font-style-complex="normal"/>
    </style:style>
    <style:style style:name="T165" style:family="text">
      <style:text-properties fo:font-style="normal" officeooo:rsid="0068aca7" style:font-style-asian="normal" style:font-style-complex="normal"/>
    </style:style>
    <style:style style:name="T166" style:family="text">
      <style:text-properties fo:font-style="normal" officeooo:rsid="0069ae1a" style:font-style-asian="normal" style:font-style-complex="normal"/>
    </style:style>
    <style:style style:name="T167" style:family="text">
      <style:text-properties fo:font-style="normal" officeooo:rsid="006b8991" style:font-style-asian="normal" style:font-style-complex="normal"/>
    </style:style>
    <style:style style:name="T168" style:family="text">
      <style:text-properties fo:font-style="normal" officeooo:rsid="0069643a" style:font-style-asian="normal" style:font-style-complex="normal"/>
    </style:style>
    <style:style style:name="T169" style:family="text">
      <style:text-properties fo:font-style="normal" officeooo:rsid="006f66ec" style:font-style-asian="normal" style:font-style-complex="normal"/>
    </style:style>
    <style:style style:name="T170" style:family="text">
      <style:text-properties fo:font-style="normal" officeooo:rsid="006d78d1" style:font-style-asian="normal" style:font-style-complex="normal"/>
    </style:style>
    <style:style style:name="T171" style:family="text">
      <style:text-properties fo:font-style="normal" officeooo:rsid="0071baff" style:font-style-asian="normal" style:font-style-complex="normal"/>
    </style:style>
    <style:style style:name="T172" style:family="text">
      <style:text-properties fo:font-style="normal" officeooo:rsid="00751d17" style:font-style-asian="normal" style:font-style-complex="normal"/>
    </style:style>
    <style:style style:name="T173" style:family="text">
      <style:text-properties fo:font-style="normal" officeooo:rsid="0075c7db" style:font-style-asian="normal" style:font-style-complex="normal"/>
    </style:style>
    <style:style style:name="T174" style:family="text">
      <style:text-properties fo:font-style="normal" officeooo:rsid="007b2101" style:font-style-asian="normal" style:font-style-complex="normal"/>
    </style:style>
    <style:style style:name="T175" style:family="text">
      <style:text-properties fo:font-style="normal" officeooo:rsid="007d92ff" style:font-style-asian="normal" style:font-style-complex="normal"/>
    </style:style>
    <style:style style:name="T176" style:family="text">
      <style:text-properties fo:font-style="normal" officeooo:rsid="00819260" style:font-style-asian="normal" style:font-style-complex="normal"/>
    </style:style>
    <style:style style:name="T177" style:family="text">
      <style:text-properties fo:font-style="normal" officeooo:rsid="008478a0" style:font-style-asian="normal" style:font-style-complex="normal"/>
    </style:style>
    <style:style style:name="T178" style:family="text">
      <style:text-properties fo:font-style="normal" officeooo:rsid="0085ac68" style:font-style-asian="normal" style:font-style-complex="normal"/>
    </style:style>
    <style:style style:name="T179" style:family="text">
      <style:text-properties fo:font-style="normal" officeooo:rsid="00941a11" style:font-style-asian="normal" style:font-style-complex="normal"/>
    </style:style>
    <style:style style:name="T180" style:family="text">
      <style:text-properties fo:font-style="normal" officeooo:rsid="009d5b59" style:font-style-asian="normal" style:font-style-complex="normal"/>
    </style:style>
    <style:style style:name="T181" style:family="text">
      <style:text-properties fo:font-style="normal" officeooo:rsid="009ec4fc" style:font-style-asian="normal" style:font-style-complex="normal"/>
    </style:style>
    <style:style style:name="T182" style:family="text">
      <style:text-properties fo:font-style="normal" officeooo:rsid="00a6f347" style:font-style-asian="normal" style:font-style-complex="normal"/>
    </style:style>
    <style:style style:name="T183" style:family="text">
      <style:text-properties fo:font-style="normal" officeooo:rsid="00a1e031" style:font-style-asian="normal" style:font-style-complex="normal"/>
    </style:style>
    <style:style style:name="T184" style:family="text">
      <style:text-properties fo:font-style="normal" officeooo:rsid="00acfb9d" style:font-style-asian="normal" style:font-style-complex="normal"/>
    </style:style>
    <style:style style:name="T185" style:family="text">
      <style:text-properties fo:font-style="normal" officeooo:rsid="00af3424" style:font-style-asian="normal" style:font-style-complex="normal"/>
    </style:style>
    <style:style style:name="T186" style:family="text">
      <style:text-properties fo:font-style="normal" officeooo:rsid="00ba819c" style:font-style-asian="normal" style:font-style-complex="normal"/>
    </style:style>
    <style:style style:name="T187" style:family="text">
      <style:text-properties fo:font-style="normal" officeooo:rsid="00bbf4cd" style:font-style-asian="normal" style:font-style-complex="normal"/>
    </style:style>
    <style:style style:name="T188" style:family="text">
      <style:text-properties fo:font-style="normal" officeooo:rsid="00bc5e43" style:font-style-asian="normal" style:font-style-complex="normal"/>
    </style:style>
    <style:style style:name="T189" style:family="text">
      <style:text-properties fo:font-style="normal" officeooo:rsid="00bdd473" style:font-style-asian="normal" style:font-style-complex="normal"/>
    </style:style>
    <style:style style:name="T190" style:family="text">
      <style:text-properties fo:font-style="normal" officeooo:rsid="00c12d1c" style:font-style-asian="normal" style:font-style-complex="normal"/>
    </style:style>
    <style:style style:name="T191" style:family="text">
      <style:text-properties fo:font-style="normal" officeooo:rsid="00c2c999" style:font-style-asian="normal" style:font-style-complex="normal"/>
    </style:style>
    <style:style style:name="T192" style:family="text">
      <style:text-properties fo:font-style="normal" officeooo:rsid="00c495da" style:font-style-asian="normal" style:font-style-complex="normal"/>
    </style:style>
    <style:style style:name="T193" style:family="text">
      <style:text-properties fo:font-style="normal" officeooo:rsid="00c50878" style:font-style-asian="normal" style:font-style-complex="normal"/>
    </style:style>
    <style:style style:name="T194" style:family="text">
      <style:text-properties fo:font-style="normal" officeooo:rsid="0066b31e" style:font-style-asian="normal" style:font-style-complex="normal"/>
    </style:style>
    <style:style style:name="T195" style:family="text">
      <style:text-properties fo:font-style="normal" officeooo:rsid="00684bfc" style:font-style-asian="normal" style:font-style-complex="normal"/>
    </style:style>
    <style:style style:name="T196" style:family="text">
      <style:text-properties fo:font-style="normal" officeooo:rsid="00c7021f" style:font-style-asian="normal" style:font-style-complex="normal"/>
    </style:style>
    <style:style style:name="T197" style:family="text">
      <style:text-properties fo:font-style="normal" officeooo:rsid="00c7cebc" style:font-style-asian="normal" style:font-style-complex="normal"/>
    </style:style>
    <style:style style:name="T198" style:family="text">
      <style:text-properties fo:font-style="normal" officeooo:rsid="00c88326" style:font-style-asian="normal" style:font-style-complex="normal"/>
    </style:style>
    <style:style style:name="T199" style:family="text">
      <style:text-properties fo:font-style="normal" officeooo:rsid="00d63bc5" style:font-style-asian="normal" style:font-style-complex="normal"/>
    </style:style>
    <style:style style:name="T200" style:family="text">
      <style:text-properties fo:font-style="normal" officeooo:rsid="00dd44af" style:font-style-asian="normal" style:font-style-complex="normal"/>
    </style:style>
    <style:style style:name="T201" style:family="text">
      <style:text-properties fo:font-style="normal" officeooo:rsid="00eb49f4" style:font-style-asian="normal" style:font-style-complex="normal"/>
    </style:style>
    <style:style style:name="T202" style:family="text">
      <style:text-properties fo:font-style="normal" officeooo:rsid="010c3ac9" style:font-style-asian="normal" style:font-style-complex="normal"/>
    </style:style>
    <style:style style:name="T203" style:family="text">
      <style:text-properties fo:font-style="normal" officeooo:rsid="010c4cb4" style:font-style-asian="normal" style:font-style-complex="normal"/>
    </style:style>
    <style:style style:name="T204" style:family="text">
      <style:text-properties fo:font-style="normal" officeooo:rsid="010ab710" style:font-style-asian="normal" style:font-style-complex="normal"/>
    </style:style>
    <style:style style:name="T205" style:family="text">
      <style:text-properties fo:font-style="normal" officeooo:rsid="010da598" style:font-style-asian="normal" style:font-style-complex="normal"/>
    </style:style>
    <style:style style:name="T206" style:family="text">
      <style:text-properties fo:font-style="normal" officeooo:rsid="010f5523" style:font-style-asian="normal" style:font-style-complex="normal"/>
    </style:style>
    <style:style style:name="T207" style:family="text">
      <style:text-properties fo:font-style="normal" officeooo:rsid="0111d037" style:font-style-asian="normal" style:font-style-complex="normal"/>
    </style:style>
    <style:style style:name="T208" style:family="text">
      <style:text-properties fo:font-style="normal" officeooo:rsid="01148430" style:font-style-asian="normal" style:font-style-complex="normal"/>
    </style:style>
    <style:style style:name="T209" style:family="text">
      <style:text-properties fo:font-style="normal" officeooo:rsid="01190d75" style:font-style-asian="normal" style:font-style-complex="normal"/>
    </style:style>
    <style:style style:name="T210" style:family="text">
      <style:text-properties fo:font-style="normal" officeooo:rsid="011511c0" style:font-style-asian="normal" style:font-style-complex="normal"/>
    </style:style>
    <style:style style:name="T211" style:family="text">
      <style:text-properties fo:font-style="normal" officeooo:rsid="011e7671" style:font-style-asian="normal" style:font-style-complex="normal"/>
    </style:style>
    <style:style style:name="T212" style:family="text">
      <style:text-properties fo:font-style="normal" officeooo:rsid="01206a6e" style:font-style-asian="normal" style:font-style-complex="normal"/>
    </style:style>
    <style:style style:name="T213" style:family="text">
      <style:text-properties fo:font-style="normal" officeooo:rsid="008c034a" style:font-style-asian="normal" style:font-style-complex="normal"/>
    </style:style>
    <style:style style:name="T2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0f2188a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4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4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50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25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52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253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254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255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256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257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258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259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260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261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262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263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264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265" style:family="text">
      <style:text-properties fo:font-style="normal" style:text-underline-style="none" fo:font-weight="normal" officeooo:rsid="004450ff" style:font-style-asian="normal" style:font-weight-asian="normal" style:font-style-complex="normal" style:font-weight-complex="normal"/>
    </style:style>
    <style:style style:name="T266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267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113860e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style:font-style-asian="normal" style:font-style-complex="normal"/>
    </style:style>
    <style:style style:name="T281" style:family="text">
      <style:text-properties fo:font-style="normal" style:text-underline-style="none" officeooo:rsid="00bbbf73" style:font-style-asian="normal" style:font-style-complex="normal"/>
    </style:style>
    <style:style style:name="T282" style:family="text">
      <style:text-properties fo:font-style="normal" style:text-underline-style="none" officeooo:rsid="08e9819c" style:font-style-asian="normal" style:font-style-complex="normal"/>
    </style:style>
    <style:style style:name="T283" style:family="text">
      <style:text-properties fo:font-style="normal" style:text-underline-style="none" officeooo:rsid="00be4749" style:font-style-asian="normal" style:font-style-complex="normal"/>
    </style:style>
    <style:style style:name="T284" style:family="text">
      <style:text-properties fo:font-style="normal" style:text-underline-style="none" officeooo:rsid="00d708a6" style:font-style-asian="normal" style:font-style-complex="normal"/>
    </style:style>
    <style:style style:name="T285" style:family="text">
      <style:text-properties fo:font-style="normal" style:text-underline-style="none" officeooo:rsid="00ec1e8c" style:font-style-asian="normal" style:font-style-complex="normal"/>
    </style:style>
    <style:style style:name="T286" style:family="text">
      <style:text-properties fo:font-style="normal" style:text-underline-style="none" officeooo:rsid="00d9c9e4" style:font-style-asian="normal" style:font-style-complex="normal"/>
    </style:style>
    <style:style style:name="T287" style:family="text">
      <style:text-properties fo:font-style="normal" style:text-underline-style="none" officeooo:rsid="08f0811a" style:font-style-asian="normal" style:font-style-complex="normal"/>
    </style:style>
    <style:style style:name="T288" style:family="text">
      <style:text-properties fo:font-style="normal" style:text-underline-style="none" officeooo:rsid="010f422a" style:font-style-asian="normal" style:font-style-complex="normal"/>
    </style:style>
    <style:style style:name="T289" style:family="text">
      <style:text-properties fo:font-style="normal" style:text-underline-style="none" officeooo:rsid="00476ae1" style:font-style-asian="normal" style:font-style-complex="normal"/>
    </style:style>
    <style:style style:name="T290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bold" officeooo:rsid="00751d17" style:font-style-asian="normal" style:font-weight-asian="bold" style:font-style-complex="normal" style:font-weight-complex="bold"/>
    </style:style>
    <style:style style:name="T293" style:family="text">
      <style:text-properties officeooo:rsid="00154f37"/>
    </style:style>
    <style:style style:name="T294" style:family="text">
      <style:text-properties officeooo:rsid="0016b56f"/>
    </style:style>
    <style:style style:name="T295" style:family="text">
      <style:text-properties officeooo:rsid="00186c3f"/>
    </style:style>
    <style:style style:name="T296" style:family="text">
      <style:text-properties fo:color="#228b22" fo:font-style="italic" officeooo:rsid="00186c3f" style:font-style-asian="italic" style:font-style-complex="italic"/>
    </style:style>
    <style:style style:name="T297" style:family="text">
      <style:text-properties fo:color="#8b4513"/>
    </style:style>
    <style:style style:name="T298" style:family="text">
      <style:text-properties fo:color="#8b4513" officeooo:rsid="00186c3f"/>
    </style:style>
    <style:style style:name="T299" style:family="text">
      <style:text-properties officeooo:rsid="00205d85"/>
    </style:style>
    <style:style style:name="T300" style:family="text">
      <style:text-properties officeooo:rsid="001c5680"/>
    </style:style>
    <style:style style:name="T301" style:family="text">
      <style:text-properties officeooo:rsid="001e2fb9"/>
    </style:style>
    <style:style style:name="T302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03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officeooo:rsid="00a75993" style:font-weight-asian="bold" style:font-weight-complex="bold"/>
    </style:style>
    <style:style style:name="T306" style:family="text">
      <style:text-properties fo:font-weight="bold" officeooo:rsid="00beb82f" style:font-weight-asian="bold" style:font-weight-complex="bold"/>
    </style:style>
    <style:style style:name="T307" style:family="text">
      <style:text-properties fo:font-weight="bold" officeooo:rsid="00476ae1" style:font-weight-asian="bold" style:font-weight-complex="bold"/>
    </style:style>
    <style:style style:name="T308" style:family="text">
      <style:text-properties fo:font-weight="bold" officeooo:rsid="013013d9" style:font-weight-asian="bold" style:font-weight-complex="bold"/>
    </style:style>
    <style:style style:name="T309" style:family="text">
      <style:text-properties fo:font-weight="bold" officeooo:rsid="0053faec" style:font-weight-asian="bold" style:font-weight-complex="bold"/>
    </style:style>
    <style:style style:name="T310" style:family="text">
      <style:text-properties fo:font-weight="bold" officeooo:rsid="00bfa17d" style:font-weight-asian="bold" style:font-weight-complex="bold"/>
    </style:style>
    <style:style style:name="T311" style:family="text">
      <style:text-properties fo:font-weight="bold" officeooo:rsid="02a94de9" style:font-weight-asian="bold" style:font-weight-complex="bold"/>
    </style:style>
    <style:style style:name="T312" style:family="text">
      <style:text-properties fo:font-weight="bold" officeooo:rsid="00912fec" style:font-weight-asian="bold" style:font-weight-complex="bold"/>
    </style:style>
    <style:style style:name="T313" style:family="text">
      <style:text-properties fo:font-weight="bold" officeooo:rsid="008eb3ea" style:font-weight-asian="bold" style:font-weight-complex="bold"/>
    </style:style>
    <style:style style:name="T314" style:family="text">
      <style:text-properties fo:font-weight="bold" officeooo:rsid="00939859" style:font-weight-asian="bold" style:font-weight-complex="bold"/>
    </style:style>
    <style:style style:name="T315" style:family="text">
      <style:text-properties fo:font-weight="bold" officeooo:rsid="00a35d76" style:font-weight-asian="bold" style:font-weight-complex="bold"/>
    </style:style>
    <style:style style:name="T316" style:family="text">
      <style:text-properties fo:font-weight="bold" officeooo:rsid="00a6f347" style:font-weight-asian="bold" style:font-weight-complex="bold"/>
    </style:style>
    <style:style style:name="T317" style:family="text">
      <style:text-properties fo:font-weight="bold" officeooo:rsid="00ba819c" style:font-weight-asian="bold" style:font-weight-complex="bold"/>
    </style:style>
    <style:style style:name="T318" style:family="text">
      <style:text-properties fo:font-weight="bold" officeooo:rsid="00c50878" style:font-weight-asian="bold" style:font-weight-complex="bold"/>
    </style:style>
    <style:style style:name="T319" style:family="text">
      <style:text-properties fo:font-weight="bold" officeooo:rsid="00dd44af" style:font-weight-asian="bold" style:font-weight-complex="bold"/>
    </style:style>
    <style:style style:name="T320" style:family="text">
      <style:text-properties fo:font-weight="bold" officeooo:rsid="00f4c6c5" style:font-weight-asian="bold" style:font-weight-complex="bold"/>
    </style:style>
    <style:style style:name="T321" style:family="text">
      <style:text-properties fo:font-weight="bold" officeooo:rsid="00fc67ff" style:font-weight-asian="bold" style:font-weight-complex="bold"/>
    </style:style>
    <style:style style:name="T322" style:family="text">
      <style:text-properties officeooo:rsid="0034ed8b"/>
    </style:style>
    <style:style style:name="T323" style:family="text">
      <style:text-properties fo:font-weight="normal" style:font-weight-asian="normal" style:font-weight-complex="normal"/>
    </style:style>
    <style:style style:name="T324" style:family="text">
      <style:text-properties fo:font-weight="normal" officeooo:rsid="00912fec" style:font-weight-asian="normal" style:font-weight-complex="normal"/>
    </style:style>
    <style:style style:name="T325" style:family="text">
      <style:text-properties fo:font-weight="normal" officeooo:rsid="02b807dc" style:font-weight-asian="normal" style:font-weight-complex="normal"/>
    </style:style>
    <style:style style:name="T326" style:family="text">
      <style:text-properties fo:font-weight="normal" officeooo:rsid="00bbbf73" style:font-weight-asian="normal" style:font-weight-complex="normal"/>
    </style:style>
    <style:style style:name="T327" style:family="text">
      <style:text-properties fo:font-weight="normal" officeooo:rsid="002ba0e7" style:font-weight-asian="normal" style:font-weight-complex="normal"/>
    </style:style>
    <style:style style:name="T328" style:family="text">
      <style:text-properties fo:font-weight="normal" officeooo:rsid="00bfa17d" style:font-weight-asian="normal" style:font-weight-complex="normal"/>
    </style:style>
    <style:style style:name="T329" style:family="text">
      <style:text-properties fo:font-weight="normal" officeooo:rsid="02a94de9" style:font-weight-asian="normal" style:font-weight-complex="normal"/>
    </style:style>
    <style:style style:name="T330" style:family="text">
      <style:text-properties fo:font-weight="normal" officeooo:rsid="004450ff" style:font-weight-asian="normal" style:font-weight-complex="normal"/>
    </style:style>
    <style:style style:name="T331" style:family="text">
      <style:text-properties fo:font-weight="normal" officeooo:rsid="01113d34" style:font-weight-asian="normal" style:font-weight-complex="normal"/>
    </style:style>
    <style:style style:name="T332" style:family="text">
      <style:text-properties fo:font-weight="normal" officeooo:rsid="00476ae1" style:font-weight-asian="normal" style:font-weight-complex="normal"/>
    </style:style>
    <style:style style:name="T333" style:family="text">
      <style:text-properties fo:font-weight="normal" officeooo:rsid="08ad15c9" style:font-weight-asian="normal" style:font-weight-complex="normal"/>
    </style:style>
    <style:style style:name="T334" style:family="text">
      <style:text-properties fo:font-weight="normal" officeooo:rsid="008eb3ea" style:font-weight-asian="normal" style:font-weight-complex="normal"/>
    </style:style>
    <style:style style:name="T335" style:family="text">
      <style:text-properties fo:font-weight="normal" officeooo:rsid="00939859" style:font-weight-asian="normal" style:font-weight-complex="normal"/>
    </style:style>
    <style:style style:name="T336" style:family="text">
      <style:text-properties fo:font-weight="normal" officeooo:rsid="00941a11" style:font-weight-asian="normal" style:font-weight-complex="normal"/>
    </style:style>
    <style:style style:name="T337" style:family="text">
      <style:text-properties fo:font-weight="normal" officeooo:rsid="00dd44af" style:font-weight-asian="normal" style:font-weight-complex="normal"/>
    </style:style>
    <style:style style:name="T338" style:family="text">
      <style:text-properties fo:font-weight="normal" officeooo:rsid="00e1ae30" style:font-weight-asian="normal" style:font-weight-complex="normal"/>
    </style:style>
    <style:style style:name="T339" style:family="text">
      <style:text-properties fo:font-weight="normal" officeooo:rsid="00f4c6c5" style:font-weight-asian="normal" style:font-weight-complex="normal"/>
    </style:style>
    <style:style style:name="T340" style:family="text">
      <style:text-properties fo:font-weight="normal" officeooo:rsid="00f51685" style:font-weight-asian="normal" style:font-weight-complex="normal"/>
    </style:style>
    <style:style style:name="T341" style:family="text">
      <style:text-properties fo:font-weight="normal" officeooo:rsid="00fc67ff" style:font-weight-asian="normal" style:font-weight-complex="normal"/>
    </style:style>
    <style:style style:name="T342" style:family="text">
      <style:text-properties fo:font-weight="normal" officeooo:rsid="00fdd3aa" style:font-weight-asian="normal" style:font-weight-complex="normal"/>
    </style:style>
    <style:style style:name="T343" style:family="text">
      <style:text-properties fo:font-weight="normal" officeooo:rsid="00fed7a8" style:font-weight-asian="normal" style:font-weight-complex="normal"/>
    </style:style>
    <style:style style:name="T344" style:family="text">
      <style:text-properties style:use-window-font-color="true"/>
    </style:style>
    <style:style style:name="T345" style:family="text">
      <style:text-properties style:use-window-font-color="true" fo:font-weight="bold" style:font-weight-asian="bold" style:font-weight-complex="bold"/>
    </style:style>
    <style:style style:name="T346" style:family="text">
      <style:text-properties style:use-window-font-color="true" fo:font-weight="bold" officeooo:rsid="0044d7a4" style:font-weight-asian="bold" style:font-weight-complex="bold"/>
    </style:style>
    <style:style style:name="T347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348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349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350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351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352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353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35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35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356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357" style:family="text">
      <style:text-properties style:use-window-font-color="true" fo:font-style="italic" officeooo:rsid="009f187e" style:font-style-asian="italic" style:font-style-complex="italic"/>
    </style:style>
    <style:style style:name="T358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359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3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361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36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36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364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365" style:family="text">
      <style:text-properties style:use-window-font-color="true" fo:font-style="normal" fo:font-weight="normal" officeooo:rsid="00879de3" style:font-style-asian="normal" style:font-weight-asian="normal" style:font-style-complex="normal" style:font-weight-complex="normal"/>
    </style:style>
    <style:style style:name="T366" style:family="text">
      <style:text-properties style:use-window-font-color="true" fo:font-style="normal" fo:font-weight="normal" officeooo:rsid="007ca694" style:font-style-asian="normal" style:font-weight-asian="normal" style:font-style-complex="normal" style:font-weight-complex="normal"/>
    </style:style>
    <style:style style:name="T367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368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369" style:family="text">
      <style:text-properties style:use-window-font-color="true" fo:font-style="normal" style:font-style-asian="normal" style:font-style-complex="normal"/>
    </style:style>
    <style:style style:name="T370" style:family="text">
      <style:text-properties style:use-window-font-color="true" fo:font-style="normal" officeooo:rsid="0050063f" style:font-style-asian="normal" style:font-style-complex="normal"/>
    </style:style>
    <style:style style:name="T371" style:family="text">
      <style:text-properties style:use-window-font-color="true" fo:font-style="normal" officeooo:rsid="00523bf9" style:font-style-asian="normal" style:font-style-complex="normal"/>
    </style:style>
    <style:style style:name="T372" style:family="text">
      <style:text-properties style:use-window-font-color="true" fo:font-style="normal" officeooo:rsid="016f0506" style:font-style-asian="normal" style:font-style-complex="normal"/>
    </style:style>
    <style:style style:name="T373" style:family="text">
      <style:text-properties style:use-window-font-color="true" fo:font-style="normal" officeooo:rsid="0176ee1b" style:font-style-asian="normal" style:font-style-complex="normal"/>
    </style:style>
    <style:style style:name="T374" style:family="text">
      <style:text-properties style:use-window-font-color="true" fo:font-style="normal" officeooo:rsid="017029bc" style:font-style-asian="normal" style:font-style-complex="normal"/>
    </style:style>
    <style:style style:name="T375" style:family="text">
      <style:text-properties style:use-window-font-color="true" fo:font-style="normal" officeooo:rsid="00a1d04f" style:font-style-asian="normal" style:font-style-complex="normal"/>
    </style:style>
    <style:style style:name="T376" style:family="text">
      <style:text-properties style:use-window-font-color="true" fo:font-style="normal" officeooo:rsid="0050b57f" style:font-style-asian="normal" style:font-style-complex="normal"/>
    </style:style>
    <style:style style:name="T377" style:family="text">
      <style:text-properties style:use-window-font-color="true" fo:font-style="normal" officeooo:rsid="01148430" style:font-style-asian="normal" style:font-style-complex="normal"/>
    </style:style>
    <style:style style:name="T378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379" style:family="text">
      <style:text-properties style:use-window-font-color="true" officeooo:rsid="016f0506"/>
    </style:style>
    <style:style style:name="T380" style:family="text">
      <style:text-properties style:use-window-font-color="true" officeooo:rsid="009ff1c7"/>
    </style:style>
    <style:style style:name="T381" style:family="text">
      <style:text-properties style:text-underline-style="none"/>
    </style:style>
    <style:style style:name="T382" style:family="text">
      <style:text-properties style:text-underline-style="none" fo:font-weight="normal" style:font-weight-asian="normal" style:font-weight-complex="normal"/>
    </style:style>
    <style:style style:name="T383" style:family="text">
      <style:text-properties style:text-underline-style="none" fo:font-weight="normal" officeooo:rsid="0043121f" style:font-weight-asian="normal" style:font-weight-complex="normal"/>
    </style:style>
    <style:style style:name="T384" style:family="text">
      <style:text-properties style:text-underline-style="none" fo:font-weight="normal" officeooo:rsid="0044d7a4" style:font-weight-asian="normal" style:font-weight-complex="normal"/>
    </style:style>
    <style:style style:name="T385" style:family="text">
      <style:text-properties style:text-underline-style="none" fo:font-weight="normal" officeooo:rsid="00e7b674" style:font-weight-asian="normal" style:font-weight-complex="normal"/>
    </style:style>
    <style:style style:name="T386" style:family="text">
      <style:text-properties style:text-underline-style="none" fo:font-weight="normal" officeooo:rsid="002eb485" style:font-weight-asian="normal" style:font-weight-complex="normal"/>
    </style:style>
    <style:style style:name="T387" style:family="text">
      <style:text-properties style:text-underline-style="none" fo:font-weight="normal" officeooo:rsid="00d5826a" style:font-weight-asian="normal" style:font-weight-complex="normal"/>
    </style:style>
    <style:style style:name="T388" style:family="text">
      <style:text-properties style:text-underline-style="none" fo:font-weight="normal" officeooo:rsid="00432526" style:font-weight-asian="normal" style:font-weight-complex="normal"/>
    </style:style>
    <style:style style:name="T389" style:family="text">
      <style:text-properties style:text-underline-style="none" fo:font-weight="normal" officeooo:rsid="00476ae1" style:font-weight-asian="normal" style:font-weight-complex="normal"/>
    </style:style>
    <style:style style:name="T390" style:family="text">
      <style:text-properties style:text-underline-style="none" fo:font-weight="normal" officeooo:rsid="013282b3" style:font-weight-asian="normal" style:font-weight-complex="normal"/>
    </style:style>
    <style:style style:name="T391" style:family="text">
      <style:text-properties style:text-underline-style="none" fo:font-weight="normal" officeooo:rsid="004caf23" style:font-weight-asian="normal" style:font-weight-complex="normal"/>
    </style:style>
    <style:style style:name="T392" style:family="text">
      <style:text-properties style:text-underline-style="none" fo:font-weight="bold" style:font-weight-asian="bold" style:font-weight-complex="bold"/>
    </style:style>
    <style:style style:name="T393" style:family="text">
      <style:text-properties style:text-underline-style="none" fo:font-weight="bold" officeooo:rsid="002eb485" style:font-weight-asian="bold" style:font-weight-complex="bold"/>
    </style:style>
    <style:style style:name="T394" style:family="text">
      <style:text-properties style:text-underline-style="none" fo:font-weight="bold" officeooo:rsid="00f74e17" style:font-weight-asian="bold" style:font-weight-complex="bold"/>
    </style:style>
    <style:style style:name="T395" style:family="text">
      <style:text-properties style:text-underline-style="none" officeooo:rsid="00bbbf73"/>
    </style:style>
    <style:style style:name="T396" style:family="text">
      <style:text-properties style:text-underline-style="none" officeooo:rsid="00d708a6"/>
    </style:style>
    <style:style style:name="T397" style:family="text">
      <style:text-properties style:text-underline-style="none" officeooo:rsid="00f74e17"/>
    </style:style>
    <style:style style:name="T398" style:family="text">
      <style:text-properties style:text-underline-style="none" officeooo:rsid="00378059"/>
    </style:style>
    <style:style style:name="T399" style:family="text">
      <style:text-properties style:text-underline-style="none" officeooo:rsid="0a1c7a91"/>
    </style:style>
    <style:style style:name="T400" style:family="text">
      <style:text-properties style:text-underline-style="none" officeooo:rsid="08ec3514"/>
    </style:style>
    <style:style style:name="T401" style:family="text">
      <style:text-properties officeooo:rsid="00722a19"/>
    </style:style>
    <style:style style:name="T402" style:family="text">
      <style:text-properties officeooo:rsid="00254a2e"/>
    </style:style>
    <style:style style:name="T403" style:family="text">
      <style:text-properties officeooo:rsid="008a06de"/>
    </style:style>
    <style:style style:name="T404" style:family="text">
      <style:text-properties officeooo:rsid="0099273a"/>
    </style:style>
    <style:style style:name="T405" style:family="text">
      <style:text-properties officeooo:rsid="01dac838"/>
    </style:style>
    <style:style style:name="T406" style:family="text">
      <style:text-properties officeooo:rsid="08e38a7d"/>
    </style:style>
    <style:style style:name="T407" style:family="text">
      <style:text-properties officeooo:rsid="00a75993"/>
    </style:style>
    <style:style style:name="T408" style:family="text">
      <style:text-properties officeooo:rsid="002ba0e7"/>
    </style:style>
    <style:style style:name="T409" style:family="text">
      <style:text-properties officeooo:rsid="00beb82f"/>
    </style:style>
    <style:style style:name="T410" style:family="text">
      <style:text-properties officeooo:rsid="00ba4170"/>
    </style:style>
    <style:style style:name="T411" style:family="text">
      <style:text-properties officeooo:rsid="00bbbf73"/>
    </style:style>
    <style:style style:name="T412" style:family="text">
      <style:text-properties officeooo:rsid="00bd3f9d"/>
    </style:style>
    <style:style style:name="T413" style:family="text">
      <style:text-properties officeooo:rsid="002f336e"/>
    </style:style>
    <style:style style:name="T414" style:family="text">
      <style:text-properties officeooo:rsid="0043008e"/>
    </style:style>
    <style:style style:name="T415" style:family="text">
      <style:text-properties officeooo:rsid="004450ff"/>
    </style:style>
    <style:style style:name="T416" style:family="text">
      <style:text-properties officeooo:rsid="00f5260b"/>
    </style:style>
    <style:style style:name="T417" style:family="text">
      <style:text-properties officeooo:rsid="010c486e"/>
    </style:style>
    <style:style style:name="T418" style:family="text">
      <style:text-properties officeooo:rsid="010db770"/>
    </style:style>
    <style:style style:name="T419" style:family="text">
      <style:text-properties officeooo:rsid="004a157b"/>
    </style:style>
    <style:style style:name="T420" style:family="text">
      <style:text-properties officeooo:rsid="013013d9"/>
    </style:style>
    <style:style style:name="T421" style:family="text">
      <style:text-properties officeooo:rsid="0137af9f"/>
    </style:style>
    <style:style style:name="T422" style:family="text">
      <style:text-properties officeooo:rsid="004acb3b"/>
    </style:style>
    <style:style style:name="T423" style:family="text">
      <style:text-properties officeooo:rsid="016860b9"/>
    </style:style>
    <style:style style:name="T424" style:family="text">
      <style:text-properties officeooo:rsid="0050b57f"/>
    </style:style>
    <style:style style:name="T425" style:family="text">
      <style:text-properties officeooo:rsid="0188ed42"/>
    </style:style>
    <style:style style:name="T426" style:family="text">
      <style:text-properties officeooo:rsid="0055a125"/>
    </style:style>
    <style:style style:name="T427" style:family="text">
      <style:text-properties officeooo:rsid="00572cb0"/>
    </style:style>
    <style:style style:name="T428" style:family="text">
      <style:text-properties officeooo:rsid="0176ee1b"/>
    </style:style>
    <style:style style:name="T429" style:family="text">
      <style:text-properties officeooo:rsid="005c5090"/>
    </style:style>
    <style:style style:name="T430" style:family="text">
      <style:text-properties officeooo:rsid="005f2637"/>
    </style:style>
    <style:style style:name="T431" style:family="text">
      <style:text-properties officeooo:rsid="005fb5cb"/>
    </style:style>
    <style:style style:name="T432" style:family="text">
      <style:text-properties officeooo:rsid="0063f681"/>
    </style:style>
    <style:style style:name="T433" style:family="text">
      <style:text-properties officeooo:rsid="00644350"/>
    </style:style>
    <style:style style:name="T434" style:family="text">
      <style:text-properties officeooo:rsid="006579dd"/>
    </style:style>
    <style:style style:name="T435" style:family="text">
      <style:text-properties officeooo:rsid="0066b31e"/>
    </style:style>
    <style:style style:name="T436" style:family="text">
      <style:text-properties officeooo:rsid="0066c57e"/>
    </style:style>
    <style:style style:name="T437" style:family="text">
      <style:text-properties officeooo:rsid="00684bfc"/>
    </style:style>
    <style:style style:name="T438" style:family="text">
      <style:text-properties officeooo:rsid="0069643a"/>
    </style:style>
    <style:style style:name="T439" style:family="text">
      <style:text-properties officeooo:rsid="00703df9"/>
    </style:style>
    <style:style style:name="T440" style:family="text">
      <style:text-properties officeooo:rsid="0072cdc4"/>
    </style:style>
    <style:style style:name="T441" style:family="text">
      <style:text-properties officeooo:rsid="00751d17"/>
    </style:style>
    <style:style style:name="T442" style:family="text">
      <style:text-properties officeooo:rsid="0076848f"/>
    </style:style>
    <style:style style:name="T443" style:family="text">
      <style:text-properties officeooo:rsid="0077a442"/>
    </style:style>
    <style:style style:name="T444" style:family="text">
      <style:text-properties officeooo:rsid="00793c0d"/>
    </style:style>
    <style:style style:name="T445" style:family="text">
      <style:text-properties officeooo:rsid="007b2101"/>
    </style:style>
    <style:style style:name="T446" style:family="text">
      <style:text-properties officeooo:rsid="007ca694"/>
    </style:style>
    <style:style style:name="T447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448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449" style:family="text">
      <style:text-properties fo:font-size="14pt" fo:font-weight="bold" style:font-size-asian="14pt" style:font-weight-asian="bold" style:font-size-complex="14pt" style:font-weight-complex="bold"/>
    </style:style>
    <style:style style:name="T450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451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45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53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454" style:family="text">
      <style:text-properties officeooo:rsid="007d92ff"/>
    </style:style>
    <style:style style:name="T455" style:family="text">
      <style:text-properties officeooo:rsid="007fd79d"/>
    </style:style>
    <style:style style:name="T456" style:family="text">
      <style:text-properties officeooo:rsid="00819260"/>
    </style:style>
    <style:style style:name="T457" style:family="text">
      <style:text-properties officeooo:rsid="0082c116"/>
    </style:style>
    <style:style style:name="T458" style:family="text">
      <style:text-properties officeooo:rsid="008478a0"/>
    </style:style>
    <style:style style:name="T459" style:family="text">
      <style:text-properties officeooo:rsid="00941a11"/>
    </style:style>
    <style:style style:name="T460" style:family="text">
      <style:text-properties officeooo:rsid="009d5b59"/>
    </style:style>
    <style:style style:name="T461" style:family="text">
      <style:text-properties officeooo:rsid="00a1d04f"/>
    </style:style>
    <style:style style:name="T462" style:family="text">
      <style:text-properties fo:color="#ff8c00"/>
    </style:style>
    <style:style style:name="T463" style:family="text">
      <style:text-properties fo:color="#ff8c00" fo:font-style="italic" style:font-style-asian="italic" style:font-style-complex="italic"/>
    </style:style>
    <style:style style:name="T464" style:family="text">
      <style:text-properties officeooo:rsid="00a1e031"/>
    </style:style>
    <style:style style:name="T465" style:family="text">
      <style:text-properties officeooo:rsid="00a35d76"/>
    </style:style>
    <style:style style:name="T466" style:family="text">
      <style:text-properties officeooo:rsid="00a69dce"/>
    </style:style>
    <style:style style:name="T467" style:family="text">
      <style:text-properties officeooo:rsid="00a6f347"/>
    </style:style>
    <style:style style:name="T468" style:family="text">
      <style:text-properties officeooo:rsid="00a8ca1b"/>
    </style:style>
    <style:style style:name="T469" style:family="text">
      <style:text-properties officeooo:rsid="00acfb9d"/>
    </style:style>
    <style:style style:name="T470" style:family="text">
      <style:text-properties officeooo:rsid="00ad6801"/>
    </style:style>
    <style:style style:name="T471" style:family="text">
      <style:text-properties officeooo:rsid="00b41267"/>
    </style:style>
    <style:style style:name="T472" style:family="text">
      <style:text-properties officeooo:rsid="00ba819c"/>
    </style:style>
    <style:style style:name="T473" style:family="text">
      <style:text-properties officeooo:rsid="00bbf4cd"/>
    </style:style>
    <style:style style:name="T474" style:family="text">
      <style:text-properties officeooo:rsid="00bdd473"/>
    </style:style>
    <style:style style:name="T475" style:family="text">
      <style:text-properties officeooo:rsid="00c12d1c"/>
    </style:style>
    <style:style style:name="T476" style:family="text">
      <style:text-properties officeooo:rsid="00c2c999"/>
    </style:style>
    <style:style style:name="T477" style:family="text">
      <style:text-properties officeooo:rsid="00c50878"/>
    </style:style>
    <style:style style:name="T478" style:family="text">
      <style:text-properties officeooo:rsid="00c88326"/>
    </style:style>
    <style:style style:name="T479" style:family="text">
      <style:text-properties officeooo:rsid="00cbb52c"/>
    </style:style>
    <style:style style:name="T480" style:family="text">
      <style:text-properties officeooo:rsid="00d04e1a"/>
    </style:style>
    <style:style style:name="T481" style:family="text">
      <style:text-properties officeooo:rsid="00d23a32"/>
    </style:style>
    <style:style style:name="T482" style:family="text">
      <style:text-properties officeooo:rsid="00d3f114"/>
    </style:style>
    <style:style style:name="T483" style:family="text">
      <style:text-properties officeooo:rsid="00d63bc5"/>
    </style:style>
    <style:style style:name="T484" style:family="text">
      <style:text-properties officeooo:rsid="00d833d3"/>
    </style:style>
    <style:style style:name="T485" style:family="text">
      <style:text-properties officeooo:rsid="00d873e2"/>
    </style:style>
    <style:style style:name="T486" style:family="text">
      <style:text-properties officeooo:rsid="00eb49f4"/>
    </style:style>
    <style:style style:name="T487" style:family="text">
      <style:text-properties officeooo:rsid="00fb5f7f"/>
    </style:style>
    <style:style style:name="T488" style:family="text">
      <style:text-properties officeooo:rsid="00fc67ff"/>
    </style:style>
    <style:style style:name="T489" style:family="text">
      <style:text-properties officeooo:rsid="00fdd3aa"/>
    </style:style>
    <style:style style:name="T490" style:family="text">
      <style:text-properties officeooo:rsid="00ffe4b9"/>
    </style:style>
    <style:style style:name="T491" style:family="text">
      <style:text-properties officeooo:rsid="010639c7"/>
    </style:style>
    <style:style style:name="T492" style:family="text">
      <style:text-properties officeooo:rsid="0108e64c"/>
    </style:style>
    <style:style style:name="T493" style:family="text">
      <style:text-properties officeooo:rsid="010ab710"/>
    </style:style>
    <style:style style:name="T494" style:family="text">
      <style:text-properties officeooo:rsid="010c3ac9"/>
    </style:style>
    <style:style style:name="T495" style:family="text">
      <style:text-properties officeooo:rsid="010f5523"/>
    </style:style>
    <style:style style:name="T496" style:family="text">
      <style:text-properties officeooo:rsid="010ff277"/>
    </style:style>
    <style:style style:name="T497" style:family="text">
      <style:text-properties officeooo:rsid="0111d037"/>
    </style:style>
    <style:style style:name="T498" style:family="text">
      <style:text-properties officeooo:rsid="011511c0"/>
    </style:style>
    <style:style style:name="T499" style:family="text">
      <style:text-properties officeooo:rsid="01185712"/>
    </style:style>
    <style:style style:name="T500" style:family="text">
      <style:text-properties officeooo:rsid="01190d75"/>
    </style:style>
    <style:style style:name="T501" style:family="text">
      <style:text-properties officeooo:rsid="01206a6e"/>
    </style:style>
    <style:style style:name="T502" style:family="text">
      <style:text-properties officeooo:rsid="012237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49">совершенное</text:span> автор<text:span text:style-name="T149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294"><text:span text:style-name="T1">Помимо </text:span><text:span text:style-name="T109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4"><text:span text:style-name="T1">Дополнение как бы дополняет по смыслу сказуемое. Оно выражено </text:span><text:span text:style-name="T293">одним или несколькими </text:span><text:span text:style-name="T1">существительным</text:span><text:span text:style-name="T293">и</text:span><text:span text:style-name="T1">, перед которым</text:span><text:span text:style-name="T294">и</text:span><text:span text:style-name="T1"> обычно идет предлог или </text:span><text:span text:style-name="T293">инфинитив</text:span><text:span text:style-name="T1">.</text:span></text:p>
      <text:p text:style-name="P1"/>
      <text:p text:style-name="P293"><text:span text:style-name="T1">Обстоятельство описывает место, время, </text:span><text:span text:style-name="T293">или </text:span><text:span text:style-name="T1">способ действия. Оно выражено словом или группой слов, отвечающих на вопросы: </text:span><text:span text:style-name="T7">где?</text:span><text:span text:style-name="T293"> </text:span><text:span text:style-name="T3">когда? </text:span><text:span text:style-name="T8">к</text:span><text:span text:style-name="T3">ак? </text:span><text:span text:style-name="T36">(это тоже дополнение)</text:span></text:p>
      <text:p text:style-name="P66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294"><text:span text:style-name="T156">В а</text:span><text:span text:style-name="T151">нглийско</text:span><text:span text:style-name="T156">м</text:span><text:span text:style-name="T151"> предложени</text:span><text:span text:style-name="T156">и важно</text:span><text:span text:style-name="T151"> </text:span><text:span text:style-name="T158">соблюдать</text:span><text:span text:style-name="T151"> </text:span><text:span text:style-name="T156">правильн</text:span><text:span text:style-name="T158">ый</text:span><text:span text:style-name="T156"> </text:span><text:span text:style-name="T151">поряд</text:span><text:span text:style-name="T158">о</text:span><text:span text:style-name="T151">к слов.</text:span></text:p>
      <text:p text:style-name="Standard">Сначала <text:span text:style-name="T426">идет</text:span> <text:span text:style-name="T111">подлежащее</text:span>, затем <text:span text:style-name="T118">сказуемое</text:span>, после <text:span text:style-name="T129">дополнение</text:span> и/или <text:span text:style-name="T136">обстоятельство</text:span>.</text:p>
      <text:p text:style-name="P17"/>
      <text:p text:style-name="P172"><text:span text:style-name="T112">We</text:span><text:span text:style-name="T4"> </text:span><text:span text:style-name="T119">do</text:span><text:span text:style-name="T4"> </text:span><text:span text:style-name="T129">the</text:span><text:span text:style-name="T130"> </text:span><text:span text:style-name="T131">job</text:span><text:span text:style-name="T4"> </text:span><text:span text:style-name="T138">well</text:span><text:span text:style-name="T4"> — </text:span><text:span text:style-name="T6">М</text:span><text:span text:style-name="T4">ы делаем работу </text:span><text:span text:style-name="T5">хорошо</text:span><text:span text:style-name="T4">.</text:span></text:p>
      <text:p text:style-name="P174"/>
      <text:p text:style-name="P295"><text:span text:style-name="T153">С</text:span><text:span text:style-name="T152">казуемое часто разделяется</text:span><text:span text:style-name="T153"> на</text:span><text:span text:style-name="T152"> </text:span><text:span text:style-name="T144">вспомогательный </text:span><text:span text:style-name="T152">и </text:span><text:span text:style-name="T120">смысловой</text:span><text:span text:style-name="T5"> </text:span>глаголы<text:span text:style-name="T152">. </text:span><text:span text:style-name="T157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293"><text:span text:style-name="T112">They</text:span><text:span text:style-name="T4"> </text:span><text:span text:style-name="T146">have </text:span><text:span text:style-name="T143">not</text:span><text:span text:style-name="T119"> finish</text:span><text:span text:style-name="T122">ed</text:span><text:span text:style-name="T4"> </text:span><text:span text:style-name="T130">their work</text:span><text:span text:style-name="T4"> </text:span><text:span text:style-name="T137">in time</text:span><text:span text:style-name="T4"> — </text:span><text:span text:style-name="T6">Они не закончили работу вовремя.</text:span></text:p>
      <text:p text:style-name="P175"><text:span text:style-name="T114">I</text:span><text:span text:style-name="T149"> </text:span><text:span text:style-name="T147">will</text:span><text:span text:style-name="T124"> give</text:span><text:span text:style-name="T149"> </text:span><text:span text:style-name="T133">you money</text:span><text:span text:style-name="T149"> — Я дам тебе деньги </text:span><text:span text:style-name="T295">(два дополнения)</text:span><text:span text:style-name="T149">.</text:span></text:p>
      <text:p text:style-name="P19"/>
      <text:p text:style-name="P293"><text:span text:style-name="T153">В вопросительных предложениях порядок слов другой. Сначала идет вспомогательный глагол, затем подлежащее, </text:span><text:span text:style-name="T154">а после — смысловой глагол, дополнение и/</text:span><text:span text:style-name="T155">или</text:span><text:span text:style-name="T154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294"><text:span text:style-name="T145">Do</text:span><text:span text:style-name="T8"> </text:span><text:span text:style-name="T113">you</text:span><text:span text:style-name="T8"> </text:span><text:span text:style-name="T121">want</text:span><text:span text:style-name="T296"> </text:span><text:span text:style-name="T2">to live</text:span><text:span text:style-name="T296"> </text:span><text:span text:style-name="T139">in Spain</text:span><text:span text:style-name="T8">? — Ты хочешь жить в Испании?</text:span></text:p>
      <text:p text:style-name="P176"><text:span text:style-name="T298">What</text:span><text:span text:style-name="T295"> </text:span><text:span text:style-name="T148">are</text:span><text:span text:style-name="T295"> </text:span><text:span text:style-name="T115">you</text:span><text:span text:style-name="T295"> </text:span><text:span text:style-name="T125">doing</text:span><text:span text:style-name="T295"> </text:span><text:span text:style-name="T140">here</text:span><text:span text:style-name="T295">? </text:span><text:span text:style-name="T299">—</text:span><text:span text:style-name="T295"> Что ты здесь делаешь?</text:span></text:p>
      <text:p text:style-name="P176"/>
      <text:p text:style-name="P571">Если обстоятельство состоит из нескольких слов, то оно может переехать в самое начало:</text:p>
      <text:p text:style-name="P571"/>
      <text:p text:style-name="P524">Tom walks to work <text:span text:style-name="T135">every morning</text:span> / <text:span text:style-name="T135">Every morning</text:span> Tom walks to work —</text:p>
      <text:p text:style-name="P524">Том ходит на работу каждое утро.</text:p>
      <text:p text:style-name="P524"/>
      <text:p text:style-name="P571">Глаголы, требующие 2х дополнений: <text:span text:style-name="T2">give, lend, pass, send, show.</text:span></text:p>
      <text:p text:style-name="P598"><text:span text:style-name="T211">Эти дополнения могут указываться </text:span><text:span text:style-name="T212">2мя</text:span><text:span text:style-name="T211"> способами:</text:span></text:p>
      <text:p text:style-name="P571"/>
      <text:p text:style-name="P598"><text:span text:style-name="T211">1. После глагола указывается человек, а затем предмет; без предлогов.</text:span></text:p>
      <text:p text:style-name="P597"><text:span text:style-name="T150"><text:s text:c="2"/></text:span><text:span text:style-name="T2"><text:s text:c="2"/>I lent </text:span><text:span text:style-name="T129">Mike</text:span><text:span text:style-name="T2"> some </text:span><text:span text:style-name="T129">money</text:span><text:span text:style-name="T2"> — Я одолжил Майку деньги.</text:span></text:p>
      <text:p text:style-name="P597"><text:span text:style-name="T2"/></text:p>
      <text:p text:style-name="P571">2. После глагола указывается предмет, а затем человек; перед человеком будет предлог <text:span text:style-name="T2">to</text:span>.</text:p>
      <text:p text:style-name="P571"><text:s text:c="4"/><text:span text:style-name="T2">I </text:span><text:span text:style-name="T129">lent</text:span><text:span text:style-name="T2"> some money </text:span><text:span text:style-name="T463">to</text:span><text:span text:style-name="T2"> </text:span><text:span text:style-name="T129">Mike</text:span><text:span text:style-name="T2"> — Я одолжил деньги Майку.</text:span></text:p>
      <text:p text:style-name="P299"><text:span text:style-name="T449"/></text:p>
      <text:p text:style-name="P299"><text:soft-page-break/><text:span text:style-name="T449">Английские времена</text:span></text:p>
      <text:p text:style-name="P299"/>
      <text:p text:style-name="P300">В английском языке 12 времен. Они разбиты на 4 группы: <text:span text:style-name="T2">Simple, Continuous, Perfect </text:span><text:span text:style-name="T150">и</text:span><text:span text:style-name="T2"> Perfect Continuous</text:span>. Каждая<text:span text:style-name="T456"> </text:span>групп<text:span text:style-name="T456">а</text:span> включает в себя 3 времени: <text:span text:style-name="T2">Present, Past, Future</text:span>.</text:p>
      <text:p text:style-name="P299"/>
      <text:p text:style-name="P289">Present Simple</text:p>
      <text:p text:style-name="P301"/>
      <text:p text:style-name="P302">Используется чтобы сообщить: </text:p>
      <text:list xml:id="list1458666541" text:style-name="L1">
        <text:list-item>
          <text:p text:style-name="P474"><text:span text:style-name="T9">факт</text:span><text:span text:style-name="T12">ы</text:span><text:span text:style-name="T9"> настоящего, </text:span><text:span text:style-name="T12">очевидную </text:span><text:span text:style-name="T11">истин</text:span><text:span text:style-name="T12">у</text:span><text:span text:style-name="T9">;</text:span></text:p>
        </text:list-item>
        <text:list-item>
          <text:p text:style-name="P475"><text:span text:style-name="T300">регулярны</text:span><text:span text:style-name="T419">е</text:span><text:span text:style-name="T300"> события настоящего;</text:span></text:p>
        </text:list-item>
      </text:list>
      <text:p text:style-name="P377"/>
      <text:p text:style-name="P327"><text:span text:style-name="T302">I </text:span><text:span text:style-name="T100">live</text:span><text:span text:style-name="T302"> in New York — Я </text:span><text:span text:style-name="T303">живу</text:span><text:span text:style-name="T302"> в Нью Йорке.</text:span></text:p>
      <text:p text:style-name="P303"/>
      <text:p text:style-name="P375">В утверждениях, когда подлежащее в третьем лице, единственном числе (he, she, it), </text:p>
      <text:p text:style-name="P317"><text:span text:style-name="T301">к сказуемому добавляется окончание </text:span><text:span text:style-name="T10">-s</text:span><text:span text:style-name="T301"> (</text:span><text:span text:style-name="T10">-es</text:span><text:span text:style-name="T301"> если заканчивается на гласную или шипящий). </text:span></text:p>
      <text:p text:style-name="P376"/>
      <text:p text:style-name="P318"><text:span text:style-name="T302">Peter </text:span><text:span text:style-name="T100">works</text:span><text:span text:style-name="T302"> in New York — Питер </text:span><text:span text:style-name="T303">работает</text:span><text:span text:style-name="T302"> в Нью Йорке;</text:span></text:p>
      <text:p text:style-name="P301"/>
      <text:p text:style-name="P319">Маячки времени (перед сказуемым):</text:p>
      <text:list xml:id="list3505233382" text:style-name="L2">
        <text:list-item>
          <text:p text:style-name="P476">always - <text:span text:style-name="T322">всегда</text:span>;</text:p>
        </text:list-item>
        <text:list-item>
          <text:p text:style-name="P476">usually - <text:span text:style-name="T322">обычно</text:span>;</text:p>
        </text:list-item>
        <text:list-item>
          <text:p text:style-name="P476">often - <text:span text:style-name="T322">часто</text:span>;</text:p>
        </text:list-item>
        <text:list-item>
          <text:p text:style-name="P476">sometimes - <text:span text:style-name="T322">иногда</text:span>;</text:p>
        </text:list-item>
        <text:list-item>
          <text:p text:style-name="P476">never — <text:span text:style-name="T322">никогда;</text:span></text:p>
        </text:list-item>
      </text:list>
      <text:p text:style-name="P177"/>
      <text:p text:style-name="P178">I <text:span text:style-name="T304">always</text:span> wash my hands before eating — Я <text:span text:style-name="T304">всегда</text:span> мою руки перед едой.</text:p>
      <text:p text:style-name="Standard"/>
      <text:p text:style-name="P369"><text:span text:style-name="T427">Отрицание образуется с помощью частицы </text:span><text:span text:style-name="T15">not</text:span><text:span text:style-name="T427">, </text:span>которая идет в паре со вспомогательным глаголом <text:span text:style-name="T2">do</text:span>. <text:span text:style-name="T384">Если подлежащее </text:span><text:span text:style-name="T76">he/she/it</text:span><text:span text:style-name="T384">, то </text:span><text:span text:style-name="T86">do</text:span><text:span text:style-name="T389"> меняется на</text:span><text:span text:style-name="T384"> </text:span><text:span text:style-name="T76">does</text:span><text:span text:style-name="T384">.</text:span></text:p>
      <text:p text:style-name="P320"/>
      <text:p text:style-name="P241">People <text:span text:style-name="T345">do </text:span><text:span text:style-name="T346">not</text:span><text:span text:style-name="T344"> live</text:span> in space — Люди <text:span text:style-name="T304">не</text:span> живут в космосе.</text:p>
      <text:p text:style-name="P241">Water <text:span text:style-name="T345">does </text:span><text:span text:style-name="T346">not</text:span><text:span text:style-name="T344"> boil</text:span> at 50 degrees Celsius — Вода <text:span text:style-name="T304">не</text:span> кипит при 50 грудусах.</text:p>
      <text:p text:style-name="P241"/>
      <text:p text:style-name="P312"><text:span text:style-name="T247">Практически всегда </text:span><text:span text:style-name="T76">do not</text:span><text:span text:style-name="T247"> использу</text:span><text:span text:style-name="T248">е</text:span><text:span text:style-name="T247">тся в сокращении: </text:span></text:p>
      <text:p text:style-name="P85"/>
      <text:p text:style-name="P242">We <text:span text:style-name="T304">don`t</text:span> drink whisky — Мы <text:span text:style-name="T304">не</text:span> пьем виски. </text:p>
      <text:p text:style-name="P240">He <text:span text:style-name="T304">doesn`t</text:span> drink tea — Он <text:span text:style-name="T304">не</text:span> пьет чай.</text:p>
      <text:p text:style-name="P182"/>
      <text:p text:style-name="P368"><text:span text:style-name="T426">В вопросах вспомогательный глагол </text:span><text:span text:style-name="T14">do</text:span><text:span text:style-name="T249"> ставится перед подлежащим:</text:span></text:p>
      <text:p text:style-name="P87"/>
      <text:p text:style-name="P329"><text:span text:style-name="T392">Do</text:span><text:span text:style-name="T382"> you like action movies? </text:span><text:span text:style-name="T383">— </text:span><text:span text:style-name="T382">Тебе нравятся экшен фильмы? </text:span></text:p>
      <text:p text:style-name="P321"><text:span text:style-name="T347">What books </text:span><text:span text:style-name="T350">do</text:span><text:span text:style-name="T351">es</text:span><text:span text:style-name="T347"> </text:span><text:span text:style-name="T348">he</text:span><text:span text:style-name="T347"> read? </text:span><text:span text:style-name="T349">—</text:span><text:span text:style-name="T347"> Какие книги </text:span><text:span text:style-name="T348">он</text:span><text:span text:style-name="T347"> </text:span><text:span text:style-name="T348">читает</text:span><text:span text:style-name="T347">?</text:span></text:p>
      <text:p text:style-name="P87"/>
      <text:p text:style-name="P261">Present Continuous</text:p>
      <text:p text:style-name="P88"/>
      <text:p text:style-name="P322"><text:span text:style-name="T250">Используется, чтобы </text:span><text:span text:style-name="T268">сообщить</text:span><text:span text:style-name="T250"> о </text:span><text:span text:style-name="T260">действии</text:span><text:span text:style-name="T250">, </text:span><text:span text:style-name="T261">которое происходит</text:span><text:span text:style-name="T250"> </text:span><text:span text:style-name="T290">сейчас</text:span><text:span text:style-name="T250"> и еще не законч</text:span><text:span text:style-name="T268">ено</text:span><text:span text:style-name="T250">.</text:span></text:p>
      <text:p text:style-name="P89">Состоит из связки вспомогательного глагола <text:span text:style-name="T2">be</text:span> и смыслового <text:span text:style-name="T422">глагола </text:span>с окончанием <text:span text:style-name="T2">-ing</text:span>:</text:p>
      <text:p text:style-name="P335"/>
      <text:p text:style-name="P335">She <text:span text:style-name="T304">is driving</text:span> to work. <text:span text:style-name="T401">—</text:span> Она <text:span text:style-name="T304">едет</text:span> на работу.</text:p>
      <text:p text:style-name="P336">I <text:span text:style-name="T309">a</text:span><text:span text:style-name="T304">m not listening</text:span> to you. <text:span text:style-name="T403">—</text:span> Я <text:span text:style-name="T304">не слушаю</text:span> тебя.</text:p>
      <text:p text:style-name="P337">Where <text:span text:style-name="T304">is </text:span>he <text:span text:style-name="T304">going</text:span>? <text:span text:style-name="T403">—</text:span> Куда он <text:span text:style-name="T304">идет</text:span>?</text:p>
      <text:p text:style-name="P86"/>
      <text:p text:style-name="P90"><text:soft-page-break/>Маячки времени <text:span text:style-name="T408">(в разных местах)</text:span>:</text:p>
      <text:list xml:id="list3240115730" text:style-name="L3">
        <text:list-item>
          <text:p text:style-name="P525">look — смотри;</text:p>
        </text:list-item>
        <text:list-item>
          <text:p text:style-name="P525">now — сейчас (<text:span text:style-name="T402">обычно </text:span>в конце);</text:p>
        </text:list-item>
        <text:list-item>
          <text:p text:style-name="P525">at the moment — в этот момент (<text:span text:style-name="T402">обычно </text:span>в конце).</text:p>
        </text:list-item>
      </text:list>
      <text:p text:style-name="P244"/>
      <text:p text:style-name="P243">I am working right <text:span text:style-name="T304">now</text:span>. — Прямо сейчас я работаю.</text:p>
      <text:p text:style-name="P243"><text:span text:style-name="T304">Look</text:span> out of the window! It`s raining. — Посмотри в окно. Идет дождь.</text:p>
      <text:p text:style-name="P109"/>
      <text:p text:style-name="P108"><text:span text:style-name="T404">Глаголы, которые не использ</text:span><text:span text:style-name="T405">уются</text:span><text:span text:style-name="T404"> в </text:span><text:span text:style-name="T31">Continuous</text:span></text:p>
      <text:p text:style-name="P108"/>
      <text:p text:style-name="P104">Как правило это глаголы, описывающие чувства или мысли.</text:p>
      <text:p text:style-name="P365"><text:span text:style-name="T272">Но если они </text:span><text:span text:style-name="T273">идут</text:span><text:span text:style-name="T272"> </text:span><text:span text:style-name="T273">внутри</text:span><text:span text:style-name="T272"> </text:span><text:span text:style-name="T273">какой-</text:span><text:span text:style-name="T274">то</text:span><text:span text:style-name="T273"> </text:span><text:span text:style-name="T272">устойчивой связки, то могут быть и с </text:span><text:span text:style-name="T87">-ing</text:span><text:span text:style-name="T272">.</text:span></text:p>
      <text:p text:style-name="P246"/>
      <text:p text:style-name="P92">Глаголы восприятия:</text:p>
      <text:list xml:id="list2118791325" text:style-name="L4">
        <text:list-item>
          <text:p text:style-name="P526">see — видеть;</text:p>
        </text:list-item>
        <text:list-item>
          <text:p text:style-name="P526">hear — слышать;</text:p>
        </text:list-item>
        <text:list-item>
          <text:p text:style-name="P526">feel — чувствовать <text:span text:style-name="T406">себя</text:span>;</text:p>
        </text:list-item>
        <text:list-item>
          <text:p text:style-name="P526">taste — чувствовать вкус (пробовать);</text:p>
        </text:list-item>
        <text:list-item>
          <text:p text:style-name="P526">smell — чувствовать запах (нюхать);</text:p>
        </text:list-item>
      </text:list>
      <text:p text:style-name="P93"/>
      <text:p text:style-name="P92">Глаголы для выражения мнения:</text:p>
      <text:list xml:id="list938640932" text:style-name="L5">
        <text:list-item>
          <text:p text:style-name="P527">belive — верить;</text:p>
        </text:list-item>
        <text:list-item>
          <text:p text:style-name="P527">doubt — сомневаться;</text:p>
        </text:list-item>
        <text:list-item>
          <text:p text:style-name="P527">think — думать;</text:p>
        </text:list-item>
      </text:list>
      <text:p text:style-name="P91"/>
      <text:p text:style-name="P92">Глаголы, показывающие состояние мыслей:</text:p>
      <text:list xml:id="list2873736940" text:style-name="L6">
        <text:list-item>
          <text:p text:style-name="P528">forget — забывать;</text:p>
        </text:list-item>
        <text:list-item>
          <text:p text:style-name="P528">imagine — представлять;</text:p>
        </text:list-item>
        <text:list-item>
          <text:p text:style-name="P528">know — знать;</text:p>
        </text:list-item>
        <text:list-item>
          <text:p text:style-name="P528">understand — понимать;</text:p>
        </text:list-item>
      </text:list>
      <text:p text:style-name="P93"/>
      <text:p text:style-name="P94">Глаголы, указывающие на эмоции и желания:</text:p>
      <text:list xml:id="list2172817890" text:style-name="L7">
        <text:list-item>
          <text:p text:style-name="P529">love — любить;</text:p>
        </text:list-item>
        <text:list-item>
          <text:p text:style-name="P529">like — нравиться;</text:p>
        </text:list-item>
        <text:list-item>
          <text:p text:style-name="P529">hate — ненавидеть;</text:p>
        </text:list-item>
        <text:list-item>
          <text:p text:style-name="P529">hope — надеяться;</text:p>
        </text:list-item>
        <text:list-item>
          <text:p text:style-name="P529">want — хотеть;</text:p>
        </text:list-item>
        <text:list-item>
          <text:p text:style-name="P529">wish — желать;</text:p>
        </text:list-item>
      </text:list>
      <text:p text:style-name="P94"/>
      <text:p text:style-name="P94">Другие глаголы:</text:p>
      <text:list xml:id="list2698155104" text:style-name="L8">
        <text:list-item>
          <text:p text:style-name="P530">look — выглядеть;</text:p>
        </text:list-item>
        <text:list-item>
          <text:p text:style-name="P530">have — иметь;</text:p>
        </text:list-item>
      </text:list>
      <text:p text:style-name="P95"/>
      <text:p text:style-name="P247">I <text:span text:style-name="T304">think</text:span> Amy is a strange girl. - Я <text:span text:style-name="T304">думаю</text:span>, Эмми странная девушка.</text:p>
      <text:p text:style-name="P247">You <text:span text:style-name="T304">look</text:span> great! - Ты <text:span text:style-name="T304">выглядишь</text:span> отлично!</text:p>
      <text:p text:style-name="P245"/>
      <text:p text:style-name="P262">Present Perfect</text:p>
      <text:p text:style-name="P580"/>
      <text:p text:style-name="P362"><text:span text:style-name="T251">И</text:span><text:span text:style-name="T263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97"><text:soft-page-break/>Состоит из связки вспомогательного глагола have и смыслового глагола в 3й форме.</text:p>
      <text:p text:style-name="P324"><text:span text:style-name="T283">В </text:span><text:span text:style-name="T280">отрицаниях почти всегда используется сокращенная форма глагола </text:span><text:span text:style-name="T93">haven`t</text:span><text:span text:style-name="T280">.</text:span></text:p>
      <text:p text:style-name="P99"><text:span text:style-name="T409">Сокращени</text:span><text:span text:style-name="T428">е</text:span><text:span text:style-name="T409"> </text:span><text:span text:style-name="T16">`ve not</text:span><text:span text:style-name="T409"> не используется.</text:span></text:p>
      <text:p text:style-name="P98"/>
      <text:p text:style-name="P323"><text:span text:style-name="T82">You </text:span><text:span text:style-name="T97">have</text:span><text:span text:style-name="T82"> </text:span><text:span text:style-name="T97">broken</text:span><text:span text:style-name="T82"> the vase. </text:span><text:span text:style-name="T83">— </text:span><text:span text:style-name="T82">Ты </text:span><text:span text:style-name="T97">разбил</text:span><text:span text:style-name="T82"> вазу (результат, кот. </text:span><text:span text:style-name="T84">важен сейчас</text:span><text:span text:style-name="T82">).</text:span></text:p>
      <text:p text:style-name="P472"><text:span text:style-name="T324">I </text:span><text:span text:style-name="T312">haven</text:span><text:span text:style-name="T306">`</text:span><text:span text:style-name="T312">t</text:span><text:span text:style-name="T324"> </text:span><text:span text:style-name="T312">expected</text:span><text:span text:style-name="T324"> that. </text:span><text:span text:style-name="T326">—</text:span><text:span text:style-name="T324"> Я этого </text:span><text:span text:style-name="T312">не</text:span><text:span text:style-name="T324"> </text:span><text:span text:style-name="T312">ожидал</text:span><text:span text:style-name="T324">.</text:span></text:p>
      <text:p text:style-name="P472"><text:span text:style-name="T310">Ha</text:span><text:span text:style-name="T311">s</text:span><text:span text:style-name="T328"> </text:span><text:span text:style-name="T329">he</text:span><text:span text:style-name="T328"> </text:span><text:span text:style-name="T310">been</text:span><text:span text:style-name="T328"> to Rome? </text:span><text:span text:style-name="T326">—</text:span><text:span text:style-name="T328"> </text:span><text:span text:style-name="T329">Он</text:span><text:span text:style-name="T328"> </text:span><text:span text:style-name="T310">бывал</text:span><text:span text:style-name="T328"> в Риме?</text:span></text:p>
      <text:p text:style-name="P251"/>
      <text:p text:style-name="P400"><text:span text:style-name="T251">Также использу</text:span><text:span text:style-name="T258">ется</text:span><text:span text:style-name="T251">, </text:span><text:span text:style-name="T252">если</text:span><text:span text:style-name="T251"> что-то произошло впервые.</text:span></text:p>
      <text:p text:style-name="P248"><text:span text:style-name="T407">It`s the fitst time I </text:span><text:span text:style-name="T305">have</text:span><text:span text:style-name="T407"> </text:span><text:span text:style-name="T305">driven</text:span><text:span text:style-name="T407"> a car — Это впервые, когда я </text:span><text:span text:style-name="T305">веду</text:span><text:span text:style-name="T407"> машину.</text:span></text:p>
      <text:p text:style-name="P248"/>
      <text:p text:style-name="P100">Как образуется 3я форма глагола:</text:p>
      <text:list xml:id="list4019337578" text:style-name="L9">
        <text:list-item>
          <text:p text:style-name="P531">если глагол правильный, то к нему добавляется окончание -ed;</text:p>
        </text:list-item>
        <text:list-item>
          <text:p text:style-name="P532">если глагол неправильный, то <text:span text:style-name="T413">его <text:s/></text:span>нужно<text:span text:style-name="T413"> </text:span>искать в таблице неправильных глаголов;</text:p>
        </text:list-item>
      </text:list>
      <text:p text:style-name="P96"/>
      <text:p text:style-name="P100">Маячки времени:</text:p>
      <text:list xml:id="list3554625411" text:style-name="L10">
        <text:list-item>
          <text:p text:style-name="P536">just — только что;</text:p>
        </text:list-item>
        <text:list-item>
          <text:p text:style-name="P536">already — уже;</text:p>
        </text:list-item>
        <text:list-item>
          <text:p text:style-name="P533">yet — еще не;</text:p>
        </text:list-item>
      </text:list>
      <text:p text:style-name="P249"/>
      <text:p text:style-name="P110">Место <text:span text:style-name="T2">just</text:span>, <text:span text:style-name="T2">already</text:span> — между <text:span text:style-name="T2">have</text:span> и 3й формой глагола. <text:span text:style-name="T323">Слово </text:span><text:span text:style-name="T51">yet</text:span><text:span text:style-name="T323"> стоит </text:span><text:span text:style-name="T325">всегда </text:span><text:span text:style-name="T323">в конце предложения. </text:span><text:span text:style-name="T51">Just</text:span><text:span text:style-name="T323"> и </text:span><text:span text:style-name="T51">already</text:span><text:span text:style-name="T323"> использ</text:span><text:span text:style-name="T327">уются</text:span><text:span text:style-name="T323"> в утверждениях. </text:span><text:span text:style-name="T51">Yet</text:span><text:span text:style-name="T323"> — в вопросах и отрицаниях</text:span><text:span text:style-name="T326">. </text:span></text:p>
      <text:p text:style-name="P249"/>
      <text:p text:style-name="P256">I have <text:span text:style-name="T304">just</text:span> eaten a sandwich. <text:span text:style-name="T410">—</text:span> Я <text:span text:style-name="T304">только что</text:span> съел бутерброд.</text:p>
      <text:p text:style-name="P250">We have n<text:span text:style-name="T409">o</text:span>t finished <text:span text:style-name="T304">yet</text:span>. <text:span text:style-name="T410">—</text:span> Мы <text:span text:style-name="T304">еще не</text:span> закончили.</text:p>
      <text:p text:style-name="P250"/>
      <text:p text:style-name="P304"><text:span text:style-name="T281">Другие </text:span><text:span text:style-name="T282">маячки</text:span><text:span text:style-name="T281">:</text:span></text:p>
      <text:list xml:id="list2780594385" text:style-name="L11">
        <text:list-item>
          <text:p text:style-name="P477"><text:span text:style-name="T395">ever — когда-</text:span><text:span text:style-name="T399">либо, всегда</text:span><text:span text:style-name="T395">;</text:span></text:p>
        </text:list-item>
        <text:list-item>
          <text:p text:style-name="P537">never — никогда;</text:p>
        </text:list-item>
        <text:list-item>
          <text:p text:style-name="P537">recently — в последнее время;</text:p>
        </text:list-item>
        <text:list-item>
          <text:p text:style-name="P537">these days — в последние дни;</text:p>
        </text:list-item>
        <text:list-item>
          <text:p text:style-name="P477"><text:span text:style-name="T395">словосочетани</text:span><text:span text:style-name="T400">я</text:span><text:span text:style-name="T395"> с this (this mornig, this week);</text:span></text:p>
        </text:list-item>
      </text:list>
      <text:p text:style-name="P111"/>
      <text:p text:style-name="P111">Место <text:span text:style-name="T2">ever</text:span>, <text:span text:style-name="T2">never</text:span> — перед 3й формой глагола, <text:span text:style-name="T412">а</text:span> <text:span text:style-name="T2">recently</text:span>, <text:span text:style-name="T2">these days</text:span> и </text:p>
      <text:p text:style-name="P111">словосочетания с <text:span text:style-name="T2">this</text:span> — в конце предложения.</text:p>
      <text:p text:style-name="P111"/>
      <text:p text:style-name="P257">I <text:span text:style-name="T409">ha</text:span>ve <text:span text:style-name="T304">never</text:span> been to New York. <text:span text:style-name="T411">— </text:span>Я <text:span text:style-name="T304">никогда</text:span> не был в Нью Йорке.</text:p>
      <text:p text:style-name="P361"><text:span text:style-name="T80">I </text:span><text:span text:style-name="T77">ha</text:span><text:span text:style-name="T80">ve worked a lot </text:span><text:span text:style-name="T96">these days</text:span><text:span text:style-name="T80">. </text:span><text:span text:style-name="T81">—</text:span><text:span text:style-name="T80"> Я много работал </text:span><text:span text:style-name="T96">в эти дни</text:span><text:span text:style-name="T80">.</text:span></text:p>
      <text:p text:style-name="P463"/>
      <text:p text:style-name="P456">Present Perfect Continuous</text:p>
      <text:p text:style-name="P450"/>
      <text:p text:style-name="P458"><text:span text:style-name="T253">И</text:span><text:span text:style-name="T259">спользуется чтобы сообщить о действии, которое еще не закончено и при этом известна </text:span></text:p>
      <text:p text:style-name="P459"><text:span text:style-name="T259">его продолжительность, </text:span><text:span text:style-name="T261">т. е. «</text:span><text:span text:style-name="T262">я </text:span><text:span text:style-name="T261">делал и продолжаю делать». </text:span></text:p>
      <text:p text:style-name="P451"/>
      <text:p text:style-name="P470"><text:span text:style-name="T255">С</text:span><text:span text:style-name="T246">остоит из связки вспомогательного глагола </text:span><text:span text:style-name="T75">have</text:span><text:span text:style-name="T246">, cлова </text:span><text:span text:style-name="T75">been</text:span><text:span text:style-name="T246"> </text:span><text:span text:style-name="T257">(особая форма глагола </text:span><text:span text:style-name="T78">be</text:span><text:span text:style-name="T257">) </text:span></text:p>
      <text:p text:style-name="P459"><text:span text:style-name="T256">и смыслового глагола с окончанием </text:span><text:span text:style-name="T79">-ing</text:span><text:span text:style-name="T256">. </text:span><text:span text:style-name="T254">Переводится</text:span><text:span text:style-name="T259"> настоящим</text:span><text:span text:style-name="T87">.</text:span></text:p>
      <text:p text:style-name="P459"><text:span text:style-name="T87"/></text:p>
      <text:p text:style-name="P179"><text:span text:style-name="T381">I </text:span><text:span text:style-name="T392">have been learning</text:span><text:span text:style-name="T381"> English for 2 years. </text:span><text:span text:style-name="T395">—</text:span><text:span text:style-name="T381"> Я </text:span><text:span text:style-name="T392">учу</text:span><text:span text:style-name="T381"> английский уже 2 года (и еще не закончил).</text:span></text:p>
      <text:p text:style-name="P259"/>
      <text:p text:style-name="P600"><text:span text:style-name="T91">I </text:span><text:span text:style-name="T99">have not been waiting</text:span><text:span text:style-name="T91"> long. </text:span><text:span text:style-name="T89">—</text:span><text:span text:style-name="T91"> Я </text:span><text:span text:style-name="T99">не жду</text:span><text:span text:style-name="T91"> долго </text:span></text:p>
      <text:p text:style-name="P600"><text:span text:style-name="T92">(это не происходит в течении указанного времени)</text:span><text:span text:style-name="T91">.</text:span></text:p>
      <text:p text:style-name="P252"/>
      <text:p text:style-name="P370"><text:soft-page-break/><text:span text:style-name="T98">Have</text:span><text:span text:style-name="T88"> you </text:span><text:span text:style-name="T98">been</text:span><text:span text:style-name="T88"> </text:span><text:span text:style-name="T98">waiting</text:span><text:span text:style-name="T88"> long? </text:span><text:span text:style-name="T89">— </text:span><text:span text:style-name="T88">Вы </text:span><text:span text:style-name="T90">долго</text:span><text:span text:style-name="T88"> </text:span><text:span text:style-name="T98">ждете</text:span><text:span text:style-name="T88">? </text:span></text:p>
      <text:p text:style-name="P370"><text:span text:style-name="T92">(как долго происходит действие вплоть до текущего момента)</text:span><text:span text:style-name="T88"> </text:span></text:p>
      <text:p text:style-name="P105"/>
      <text:p text:style-name="P471"><text:span text:style-name="T255">М</text:span><text:span text:style-name="T246">аячки времени:</text:span></text:p>
      <text:list xml:id="list2847472241" text:style-name="L12">
        <text:list-item>
          <text:p text:style-name="P538">for — в течении;</text:p>
        </text:list-item>
        <text:list-item>
          <text:p text:style-name="P538">since — с какого-то времени;</text:p>
        </text:list-item>
        <text:list-item>
          <text:p text:style-name="P602">how long — как долго.</text:p>
        </text:list-item>
      </text:list>
      <text:p text:style-name="P466"/>
      <text:p text:style-name="P468"><text:span text:style-name="T386">We`ve been staying in this hotel </text:span><text:span text:style-name="T393">since</text:span><text:span text:style-name="T386"> Tuesday. </text:span><text:span text:style-name="T387">— </text:span><text:span text:style-name="T386">Мы находимся в этом отеле </text:span><text:span text:style-name="T393">со</text:span><text:span text:style-name="T386"> вторника.</text:span></text:p>
      <text:p text:style-name="P452"/>
      <text:p text:style-name="P325"><text:span text:style-name="T284">Е</text:span><text:span text:style-name="T280">сли используется глагол </text:span><text:span text:style-name="T93">be</text:span><text:span text:style-name="T280"> или глаголы состояния, которые не стоят в Continuous</text:span><text:span text:style-name="T285">,</text:span><text:span text:style-name="T280"> </text:span></text:p>
      <text:p text:style-name="P326"><text:span text:style-name="T286">то </text:span><text:span text:style-name="T287">Present Perfect Continuous</text:span><text:span text:style-name="T286"> будет в </text:span><text:span text:style-name="T287">форме</text:span><text:span text:style-name="T286"> Present Perfect. </text:span></text:p>
      <text:p text:style-name="P180"><text:span text:style-name="T382">I have known</text:span><text:span text:style-name="T392"> </text:span><text:span text:style-name="T382">(</text:span><text:span text:style-name="T385">а </text:span><text:span text:style-name="T382">не have been knowing)</text:span><text:span text:style-name="T381"> Alice for 3 years. </text:span><text:span text:style-name="T396">—</text:span><text:span text:style-name="T381"> Я </text:span><text:span text:style-name="T382">знаю</text:span><text:span text:style-name="T381"> Алису уже 3 года</text:span></text:p>
      <text:p text:style-name="P260"/>
      <text:p text:style-name="P112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448"><text:span text:style-name="T333">Если у смыслового глагола окончание</text:span><text:span text:style-name="T52"> -ing</text:span><text:span text:style-name="T333">, то </text:span><text:span text:style-name="T52">have</text:span><text:span text:style-name="T333"> применяется только с </text:span><text:span text:style-name="T52">been</text:span><text:span text:style-name="T333">.</text:span></text:p>
      <text:p text:style-name="P260"/>
      <text:p text:style-name="P290"><text:span text:style-name="T381">Past </text:span><text:span text:style-name="T398">Simple</text:span></text:p>
      <text:p text:style-name="P101"/>
      <text:p text:style-name="P102">Используется, чтобы сообщить:</text:p>
      <text:list xml:id="list2442805353" text:style-name="L13">
        <text:list-item>
          <text:p text:style-name="P534">факт<text:span text:style-name="T414">ы</text:span> прошлого, историю, биографию;</text:p>
        </text:list-item>
        <text:list-item>
          <text:p text:style-name="P534">результат, который не важен в настоящем;</text:p>
        </text:list-item>
      </text:list>
      <text:p text:style-name="P253"/>
      <text:p text:style-name="P363"><text:span text:style-name="T275">Глагол</text:span><text:span text:style-name="T264"> </text:span><text:span text:style-name="T271">принимает</text:span><text:span text:style-name="T264"> 2ю форму. </text:span><text:span text:style-name="T275">Она</text:span><text:span text:style-name="T264"> образуется с пом</text:span><text:span text:style-name="T275">ощью</text:span><text:span text:style-name="T264"> окончания -ed для правильных глоголов, </text:span><text:span text:style-name="T271">а н</text:span><text:span text:style-name="T264">еправильные глаголы находится в таблице.</text:span></text:p>
      <text:p text:style-name="P106"/>
      <text:p text:style-name="P181"><text:span text:style-name="T381">Mozart </text:span><text:span text:style-name="T392">lived</text:span><text:span text:style-name="T381"> from 1756 to 1791 — Моцарт </text:span><text:span text:style-name="T392">жил</text:span><text:span text:style-name="T381"> с 1756 по 1791 год. </text:span></text:p>
      <text:p text:style-name="P183"><text:span text:style-name="T394">Did</text:span><text:span text:style-name="T397"> you </text:span><text:span text:style-name="T394">go</text:span><text:span text:style-name="T397"> to Los Angeles last week? - Ты </text:span><text:span text:style-name="T394">ездил</text:span><text:span text:style-name="T397"> в Лос Анжелес на прошлой неделе?</text:span></text:p>
      <text:p text:style-name="P465"><text:span text:style-name="T332">I </text:span><text:span text:style-name="T307">didn`t go</text:span><text:span text:style-name="T332"> to Los Angeles — Я </text:span><text:span text:style-name="T307">не ездил</text:span><text:span text:style-name="T332"> в Лос Анжелес.</text:span></text:p>
      <text:p text:style-name="P254"/>
      <text:p text:style-name="P33"><text:span text:style-name="T388">М</text:span><text:span text:style-name="T382">аячки времени:</text:span></text:p>
      <text:list xml:id="list1041875281" text:style-name="L14">
        <text:list-item>
          <text:p text:style-name="P478">ago — <text:span text:style-name="T416">тому назад</text:span>;</text:p>
        </text:list-item>
        <text:list-item>
          <text:p text:style-name="P478">last — <text:span text:style-name="T416">прошлый</text:span>;</text:p>
        </text:list-item>
        <text:list-item>
          <text:p text:style-name="P535">yesterday — вчера;</text:p>
        </text:list-item>
      </text:list>
      <text:p text:style-name="P103"/>
      <text:p text:style-name="P103"><text:span text:style-name="T417">Past Simple часто путают с Present Perfect, потому что на русский они переводятся </text:span><text:span text:style-name="T418">почти</text:span><text:span text:style-name="T417"> одинаково. Главное отличие </text:span><text:span text:style-name="T415">здесь </text:span><text:span text:style-name="T417">в том, что Present Perfect всегда будет сообщать доп</text:span><text:span text:style-name="T418">олнительную</text:span><text:span text:style-name="T417"> информацию, указывающ</text:span><text:span text:style-name="T418">ую </text:span><text:span text:style-name="T417">на настоящее время.</text:span></text:p>
      <text:p text:style-name="P107"/>
      <text:p text:style-name="P590"><text:span text:style-name="T266">Если </text:span><text:span text:style-name="T265">мы знаем</text:span><text:span text:style-name="T266">, когда произошло событие, то Present Perfect </text:span><text:span text:style-name="T276">уже </text:span><text:span text:style-name="T266">нельзя использовать.</text:span></text:p>
      <text:p text:style-name="P587"><text:span text:style-name="T85">Tom has lost his key last weak </text:span><text:span text:style-name="T92">(неправильно) </text:span><text:span text:style-name="T85">Tom lost his key last weak </text:span><text:span text:style-name="T92">(правильно) </text:span></text:p>
      <text:p text:style-name="P255"/>
      <text:p text:style-name="P364"><text:span text:style-name="T288">Если вопрос содержит слово </text:span><text:span text:style-name="T94">when</text:span><text:span text:style-name="T288">, то он автоматич. привязывает </text:span><text:span text:style-name="T289">предложение</text:span><text:span text:style-name="T288"> к моменту </text:span></text:p>
      <text:p text:style-name="P113"><text:span text:style-name="T330">в прошлом. </text:span><text:span text:style-name="T331">Поэтому Present Perfect в вопросах с </text:span><text:span text:style-name="T53">when</text:span><text:span text:style-name="T331"> не используется.</text:span></text:p>
      <text:p text:style-name="P467"/>
      <text:p text:style-name="P467">Past Continuous</text:p>
      <text:p text:style-name="P453"/>
      <text:p text:style-name="P460"><text:span text:style-name="T267">И</text:span><text:span text:style-name="T268">спользуется, чтобы сообщить о действии, которое происходило в </text:span><text:span text:style-name="T271">точный</text:span><text:span text:style-name="T268"> момент</text:span></text:p>
      <text:p text:style-name="P460"><text:span text:style-name="T268">прошлого, </text:span><text:span text:style-name="T269">и </text:span><text:span text:style-name="T268">не было закончено.</text:span></text:p>
      <text:p text:style-name="P454"/>
      <text:p text:style-name="P461"><text:span text:style-name="T269">В предложении не обязательно должен </text:span><text:span text:style-name="T271">указываться</text:span><text:span text:style-name="T269"> точный момент. Он может только подразумеваться и быть понятен по контексту (</text:span><text:span text:style-name="T271">по</text:span><text:span text:style-name="T269"> </text:span><text:span text:style-name="T270">ситуаци</text:span><text:span text:style-name="T271">и</text:span><text:span text:style-name="T269">).</text:span></text:p>
      <text:p text:style-name="P603"><text:soft-page-break/>Cхема такая же, как и в Present Continuous, только глагол <text:span text:style-name="T2">be</text:span> записывается </text:p>
      <text:p text:style-name="P603">в прошедшей форме (<text:span text:style-name="T2">was/were</text:span>):</text:p>
      <text:p text:style-name="P449"/>
      <text:p text:style-name="P258">Last Sunday at 5 I <text:span text:style-name="T304">was having</text:span> dinner with my friends — В прошлое воскресенье в 5 </text:p>
      <text:p text:style-name="P258">я <text:span text:style-name="T304">ужинал</text:span> со своими друзьями (привязка к точному моменту в прошлом).</text:p>
      <text:p text:style-name="P258"/>
      <text:p text:style-name="P462"><text:span text:style-name="T420">My parents </text:span><text:span text:style-name="T308">were watching</text:span><text:span text:style-name="T420"> TV when I came home yesterday — Мои родители </text:span><text:span text:style-name="T308">смотрели</text:span><text:span text:style-name="T420"> телевизор, когда я пришел вчера домой (незаконченное действие </text:span><text:span text:style-name="T421">в тот момент</text:span><text:span text:style-name="T420">).</text:span></text:p>
      <text:p text:style-name="P462"/>
      <text:p text:style-name="P469"><text:span text:style-name="T390">W</text:span><text:span text:style-name="T391">e weren`t reading — Мы не читали (именно тогда). </text:span></text:p>
      <text:p text:style-name="P464">Was I running? — Я бежал?</text:p>
      <text:p text:style-name="P546"><text:span text:style-name="T344"/></text:p>
      <text:p text:style-name="P546"><text:span text:style-name="T344">Future Simple</text:span></text:p>
      <text:p text:style-name="P348"/>
      <text:p text:style-name="P366"><text:span text:style-name="T424">Используется чтобы сообщить о будущих </text:span><text:span text:style-name="T429">действиях</text:span><text:span text:style-name="T424">. </text:span><text:span text:style-name="T358">Эта форма говорит о том, что человек сделает что-то в будущем, но решение он принял в момент речи.</text:span></text:p>
      <text:p text:style-name="Standard"/>
      <text:p text:style-name="P367">Состоит из вспомогательного глагола <text:span text:style-name="T2">will</text:span> и смыслового глагола в начальной форме.</text:p>
      <text:p text:style-name="P349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425">о</text:span> <text:span text:style-name="T2">won`t</text:span>.</text:p>
      <text:p text:style-name="P367"/>
      <text:p text:style-name="P342">We <text:span text:style-name="T304">will</text:span> proobably <text:span text:style-name="T304">meet</text:span> soon — Мы, возможно, скоро <text:span text:style-name="T304">встретимся</text:span>.</text:p>
      <text:p text:style-name="P342">I hope everything <text:span text:style-name="T304">will be</text:span> fine — Надеюсь, все <text:span text:style-name="T304">будет </text:span>хорошо.</text:p>
      <text:p text:style-name="P349"><text:span text:style-name="T100">Will</text:span><text:span text:style-name="T2"> you </text:span><text:span text:style-name="T100">be</text:span><text:span text:style-name="T2"> at home toworrow? No, I won`t — </text:span><text:span text:style-name="T13">Ты </text:span><text:span text:style-name="T101">будешь</text:span><text:span text:style-name="T13"> завтра дома? Нет</text:span><text:span text:style-name="T2">.</text:span></text:p>
      <text:p text:style-name="P343"/>
      <text:p text:style-name="P313"><text:span text:style-name="T359">В</text:span><text:span text:style-name="T360"> предложени</text:span><text:span text:style-name="T359">ях</text:span><text:span text:style-name="T360"> </text:span><text:span text:style-name="T359">будут </text:span><text:span text:style-name="T360">часто </text:span><text:span text:style-name="T359">попадаться слова</text:span><text:span text:style-name="T360">, </text:span><text:span text:style-name="T359">выражающие</text:span><text:span text:style-name="T360"> мнение: <text:s/></text:span></text:p>
      <text:p text:style-name="P313"><text:span text:style-name="T354">I think </text:span><text:span text:style-name="T355">(я думаю)</text:span><text:span text:style-name="T354">, I`m sure </text:span><text:span text:style-name="T355">(я уверен), I hope (я надеюсь), </text:span><text:span text:style-name="T354">probably (возможно).</text:span></text:p>
      <text:p text:style-name="P345"/>
      <text:p text:style-name="P314"><text:span text:style-name="T378">Оборот </text:span><text:span text:style-name="T352">be going to</text:span></text:p>
      <text:p text:style-name="P370"/>
      <text:p text:style-name="P315"><text:span text:style-name="T359">Также позволяет </text:span><text:span text:style-name="T364">сообщить</text:span><text:span text:style-name="T359"> о будущем. </text:span><text:span text:style-name="T364">Но п</text:span><text:span text:style-name="T361">одразумевает, что человек говорит не о спонтанном </text:span><text:span text:style-name="T364">решении</text:span><text:span text:style-name="T361">, </text:span><text:span text:style-name="T362">а о заранее </text:span><text:span text:style-name="T363">продуманных</text:span><text:span text:style-name="T362"> действиях. </text:span><text:span text:style-name="T364">Означает</text:span><text:span text:style-name="T361"> «собираюсь сделать».</text:span></text:p>
      <text:p text:style-name="P351"/>
      <text:p text:style-name="P340">I`m going to meet my friends tomorrow — Я собираюсь встретиться с друзьями завтра.</text:p>
      <text:p text:style-name="P371"><text:span text:style-name="T344">I`m going to go</text:span><text:span text:style-name="T379"> out after I finish my work — Я собираюсь погулять после, как закончу работу.</text:span></text:p>
      <text:p text:style-name="P346"/>
      <text:p text:style-name="P593"><text:span text:style-name="T368">Когда очевидно что вот-вот случится какое-то действие, то </text:span><text:span text:style-name="T356">be going to</text:span><text:span text:style-name="T368"> </text:span><text:span text:style-name="T367">передает оттенок неизбежности происходящего и применяется по отношению к </text:span><text:span text:style-name="T368">другому </text:span><text:span text:style-name="T367">человеку или объетку.</text:span></text:p>
      <text:p text:style-name="P350"/>
      <text:p text:style-name="P344">Look! He`s going to fall — Смотри! Он сейчас упадет.</text:p>
      <text:p text:style-name="P346">The sky is dark. It`s going to rain — Небо темное. Сейчас пойдет дождь.</text:p>
      <text:p text:style-name="P346"/>
      <text:p text:style-name="P371"><text:span text:style-name="T369">В разговорной </text:span><text:span text:style-name="T373">стиле</text:span><text:span text:style-name="T372"> </text:span><text:span text:style-name="T374">этот </text:span><text:span text:style-name="T372">оборот </text:span><text:span text:style-name="T369">очень часто </text:span><text:span text:style-name="T373">записывается</text:span><text:span text:style-name="T369"> как </text:span><text:span text:style-name="T344">gonna</text:span><text:span text:style-name="T369"> </text:span><text:span text:style-name="T344">[гона].</text:span></text:p>
      <text:p text:style-name="P347"/>
      <text:p text:style-name="P457"><text:span text:style-name="T95">P</text:span><text:span text:style-name="T93">resent</text:span><text:span text:style-name="T381"> в значении будущего</text:span></text:p>
      <text:p text:style-name="P455"/>
      <text:p text:style-name="P604"><text:span text:style-name="T279">О</text:span><text:span text:style-name="T277"> будущем можно </text:span><text:span text:style-name="T279">также </text:span><text:span text:style-name="T277">говорить с помощью </text:span><text:span text:style-name="T278">формы </text:span><text:span text:style-name="T277">Present. </text:span><text:span text:style-name="T370">Present Simple </text:span><text:span text:style-name="T371">часто </text:span><text:span text:style-name="T370">использ</text:span><text:span text:style-name="T371">уется</text:span><text:span text:style-name="T370">, когда речь идет о рассписании, которое не зависит от говорящего. </text:span></text:p>
      <text:p text:style-name="P604"><text:span text:style-name="T370">Present Continuous </text:span><text:span text:style-name="T377">используется</text:span><text:span text:style-name="T370"> </text:span><text:span text:style-name="T376">когда говорят о личных планах.</text:span></text:p>
      <text:p text:style-name="P330"/>
      <text:p text:style-name="P339">I am flying to London tomorrow — <text:span text:style-name="T423">Завтра я лечу в Лондон (личный план)</text:span></text:p>
      <text:p text:style-name="P341">My airplane flies at 6 o`clock tomorrow — Мой самолет летит завтра в 6 (рассписание)</text:p>
      <text:p text:style-name="P338"/>
      <text:p text:style-name="P357"><text:soft-page-break/>Модальные глаголы</text:p>
      <text:p text:style-name="Standard"/>
      <text:p text:style-name="P378"><text:span text:style-name="T430">Это особенные глаголы, которые </text:span><text:span text:style-name="T471">могут</text:span><text:span text:style-name="T430"> </text:span><text:span text:style-name="T471">использоваться</text:span><text:span text:style-name="T430"> и как смысловые, и как вспомогательные, притендуя со </text:span><text:span text:style-name="T471">вспомогательными</text:span><text:span text:style-name="T430"> на одну позицию в предложении.</text:span></text:p>
      <text:p text:style-name="P417"><text:span text:style-name="T431">Основные модальные глаголы: </text:span><text:span text:style-name="T18">will, </text:span><text:span text:style-name="T19">shall, </text:span><text:span text:style-name="T18">can, could, might, may, must, should, would</text:span><text:span text:style-name="T431">.</text:span></text:p>
      <text:p text:style-name="P417"/>
      <text:p text:style-name="P385"><text:span text:style-name="T430">Модальные глаголы не меняют свою форму (не </text:span><text:span text:style-name="T436">имеют</text:span><text:span text:style-name="T430"> окончаний </text:span><text:span text:style-name="T17">-s, -ed</text:span><text:span text:style-name="T430">). В связи с </text:span><text:span text:style-name="T436">этим</text:span><text:span text:style-name="T430">, </text:span></text:p>
      <text:p text:style-name="P385"><text:span text:style-name="T430">они не могут </text:span><text:span text:style-name="T436">применяться</text:span><text:span text:style-name="T430"> во всех временах и поэтому, дополняют</text:span><text:span text:style-name="T436">ся</text:span><text:span text:style-name="T430"> модальны</text:span><text:span text:style-name="T436">ми</text:span><text:span text:style-name="T430"> конструкци</text:span><text:span text:style-name="T436">ями</text:span><text:span text:style-name="T430">: </text:span><text:span text:style-name="T18">be able to, have to </text:span><text:span text:style-name="T159">и</text:span><text:span text:style-name="T18"> used to</text:span><text:span text:style-name="T431">.</text:span></text:p>
      <text:p text:style-name="P378"/>
      <text:p text:style-name="P379">После модальных глаголов и конструкций почти всегда идет <text:span text:style-name="T471">голый </text:span>инфинитив.</text:p>
      <text:p text:style-name="P379"><text:span text:style-name="T304">Глаголы </text:span><text:span text:style-name="T100">will</text:span><text:span text:style-name="T304"> и </text:span><text:span text:style-name="T100">shall</text:span></text:p>
      <text:p text:style-name="P379"/>
      <text:p text:style-name="P379"><text:span text:style-name="T2">Will</text:span> иногда используется как модальный глагол. Ситуации с <text:span text:style-name="T2">will</text:span> переводятся будущим, </text:p>
      <text:p text:style-name="P379">а с <text:span text:style-name="T2">won`t</text:span> — настоящим. <text:span text:style-name="T2">Won`t</text:span> означает «отказывается».</text:p>
      <text:p text:style-name="P379"/>
      <text:p text:style-name="P184">What`s wrong? My Car won`t start — Что случилось? Моя машина не заводится.</text:p>
      <text:p text:style-name="P185">(не смотря на мои ожидание, действие не происходит).</text:p>
      <text:p text:style-name="P185"/>
      <text:p text:style-name="P380"><text:span text:style-name="T19">S</text:span><text:span text:style-name="T18">hall</text:span><text:span text:style-name="T159"> не используется в современном английском. Он </text:span><text:span text:style-name="T161">встречается</text:span><text:span text:style-name="T159"> в вопросах вместо </text:span><text:span text:style-name="T18">will, </text:span><text:span text:style-name="T160">когда нужно получить одобрение от собеседника (только когда подлежащее </text:span><text:span text:style-name="T19">I</text:span><text:span text:style-name="T160"> или </text:span><text:span text:style-name="T19">we</text:span><text:span text:style-name="T160">).</text:span></text:p>
      <text:p text:style-name="P21"/>
      <text:p text:style-name="P185">Shall I close the door? - Я закрою дверь? (вы не против, если я закрою дверь?)</text:p>
      <text:p text:style-name="P184"/>
      <text:p text:style-name="P115">Глаголы <text:span text:style-name="T2">can</text:span> и <text:span text:style-name="T2">could</text:span></text:p>
      <text:p text:style-name="P184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186">He can understand my English — Он может понимать мой английский.</text:p>
      <text:p text:style-name="P186">You can`t smoke here — Ты не можешь сдесь курить.</text:p>
      <text:p text:style-name="P186">Can I help you? - Я могу вам помочь?</text:p>
      <text:p text:style-name="P184"/>
      <text:p text:style-name="P378"><text:span text:style-name="T2">Could</text:span> [куд] переводится как «мог» и является прошедшей формой от <text:span text:style-name="T2">can</text:span><text:span text:style-name="T19">.</text:span></text:p>
      <text:p text:style-name="P22">Он часто применяется в качестве официальной формы обращения.</text:p>
      <text:p text:style-name="P22"/>
      <text:p text:style-name="P186">I could read at the age of 4 — Я мог читать в 4 года.</text:p>
      <text:p text:style-name="P127"/>
      <text:p text:style-name="P22"><text:span text:style-name="T304">Глаголы </text:span><text:span text:style-name="T100">might</text:span><text:span text:style-name="T304"> и </text:span><text:span text:style-name="T100">may</text:span></text:p>
      <text:p text:style-name="P22"/>
      <text:p text:style-name="P381"><text:span text:style-name="T19">Might</text:span><text:span text:style-name="T160"> [майт] переводится как «может </text:span><text:span text:style-name="T162">ли</text:span><text:span text:style-name="T160">», «мог бы», </text:span><text:span text:style-name="T162">или</text:span><text:span text:style-name="T160"> «должно быть»</text:span><text:span text:style-name="T162">, </text:span><text:span text:style-name="T160">«наверное». </text:span></text:p>
      <text:p text:style-name="P35">Он указывает на вероятность того, что что-то произойдет сейчас или в будущем. </text:p>
      <text:p text:style-name="P381"><text:span text:style-name="T160">Отрицание </text:span><text:span text:style-name="T19">might not</text:span><text:span text:style-name="T160"> сокращается до </text:span><text:span text:style-name="T19">mightn`t</text:span><text:span text:style-name="T160"> [майтэнт].</text:span></text:p>
      <text:p text:style-name="P381"/>
      <text:p text:style-name="P187">Might Tom call in the evening? - <text:span text:style-name="T432">Может ли </text:span>Том позвонить вечером?</text:p>
      <text:p text:style-name="P378"><text:span text:style-name="T2">Look at the sky. It might rain — Посмотри на небо. </text:span><text:span text:style-name="T21">Наверное</text:span><text:span text:style-name="T2"> пойдет дождь.</text:span></text:p>
      <text:p text:style-name="P187"/>
      <text:p text:style-name="P378"><text:span text:style-name="T20">M</text:span><text:span text:style-name="T2">ay</text:span><text:span text:style-name="T150"> в современном английском используется редко. Но его часто применяют, когда нужно предложить помощь незнакомому человеку. Он переводится как «име</text:span><text:span text:style-name="T162">ю</text:span><text:span text:style-name="T150"> возможность».</text:span></text:p>
      <text:p text:style-name="P36"/>
      <text:p text:style-name="P187">May I help you, sir? — <text:span text:style-name="T432">И</text:span>мею ли я возможность вам помочь?</text:p>
      <text:p text:style-name="P36"/>
      <text:p text:style-name="P116"><text:soft-page-break/>Глагол <text:span text:style-name="T2">must</text:span></text:p>
      <text:p text:style-name="P36"/>
      <text:p text:style-name="P37">Переводится как «должен», «обязан» или «должно быть», «наверное». </text:p>
      <text:p text:style-name="P383"><text:span text:style-name="T163">Он указывает на обязанност</text:span><text:span text:style-name="T165">ь</text:span><text:span text:style-name="T163">, долг, приказ.</text:span></text:p>
      <text:p text:style-name="P36"/>
      <text:p text:style-name="P187">I must go — Я должен идти.</text:p>
      <text:p text:style-name="P187">Must we hurry? — Нам нужно торопиться?</text:p>
      <text:p text:style-name="P36"/>
      <text:p text:style-name="P378"><text:span text:style-name="T150">Отрицание </text:span><text:span text:style-name="T2">must not</text:span><text:span text:style-name="T150"> означает «нельзя», «запрещено». Сокращается до </text:span><text:span text:style-name="T2">musn`t</text:span><text:span text:style-name="T150"> [мазнт].</text:span></text:p>
      <text:p text:style-name="P188">You musn`t park here — Здесь нельзя парковаться. (здесь «you» это формальное подлежащее)</text:p>
      <text:p text:style-name="P36"/>
      <text:p text:style-name="P382"><text:span text:style-name="T150">В отличие от </text:span><text:span text:style-name="T2">might</text:span><text:span text:style-name="T150">, в значениях «должно быть», «наверное», он передает не вероятность, </text:span></text:p>
      <text:p text:style-name="P24">а неуверенное предположение.</text:p>
      <text:p text:style-name="P24"/>
      <text:p text:style-name="P189">She must be very tired — Она, наверное, очень уставшая.</text:p>
      <text:p text:style-name="P189"/>
      <text:p text:style-name="P117">Глагол should</text:p>
      <text:p text:style-name="P24"/>
      <text:p text:style-name="P24"><text:span text:style-name="T2">Should</text:span> [шуд] <text:span text:style-name="T434">переводится как «нужно», «следует сделать». Подходит чтобы дать совет.</text:span></text:p>
      <text:p text:style-name="P384"><text:span text:style-name="T163">Для совета, </text:span><text:span text:style-name="T164">к</text:span><text:span text:style-name="T163"> </text:span><text:span text:style-name="T22">should</text:span><text:span text:style-name="T163"> можно также </text:span><text:span text:style-name="T164">добавить</text:span><text:span text:style-name="T163"> обороты, </text:span><text:span text:style-name="T164">в</text:span><text:span text:style-name="T163">ыра</text:span><text:span text:style-name="T164">жающие</text:span><text:span text:style-name="T163"> мне</text:span><text:span text:style-name="T164">н</text:span><text:span text:style-name="T163">ие, </text:span></text:p>
      <text:p text:style-name="P384"><text:span text:style-name="T163">например: </text:span><text:span text:style-name="T22">I think, I don`t think</text:span><text:span text:style-name="T163">.</text:span></text:p>
      <text:p text:style-name="P29"/>
      <text:p text:style-name="P191">You should be more attentive — Вам следует быть более внимательным.</text:p>
      <text:p text:style-name="P189">I think you should leave — Думаю, вам пора уйти.</text:p>
      <text:p text:style-name="P189"/>
      <text:p text:style-name="P24"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190">Why should I go there? — Скакой стати мне туда идти?</text:p>
      <text:p text:style-name="P189"/>
      <text:p text:style-name="P117">Глагол would</text:p>
      <text:p text:style-name="P24"/>
      <text:p text:style-name="P423"><text:span text:style-name="T22">Would</text:span><text:span text:style-name="T163"> </text:span><text:span text:style-name="T194">[вуд] соответствует частице «бы» </text:span><text:span text:style-name="T195">(</text:span><text:span text:style-name="T194">когда люди представляют ситуацию</text:span><text:span text:style-name="T195">)</text:span><text:span text:style-name="T194"> или сообщает </text:span></text:p>
      <text:p text:style-name="P423"><text:span text:style-name="T194">о привычках прошлого. </text:span><text:span text:style-name="T195">Он ч</text:span><text:span text:style-name="T194">асто сокращается до `d. </text:span><text:span text:style-name="T196">Я</text:span><text:span text:style-name="T194">вляется прошедшей формой от </text:span><text:span text:style-name="T23">will</text:span><text:span text:style-name="T194">.</text:span></text:p>
      <text:p text:style-name="P25"/>
      <text:p text:style-name="P190">I would like to live in New Your — Я бы хотел жить в Нью Йорке (представил).</text:p>
      <text:p text:style-name="P190">I wouldn`t watch this film with my child — Я бы не смотрела этот фильм с моим ребенком.</text:p>
      <text:p text:style-name="P25"/>
      <text:p text:style-name="P25">Фраза <text:span text:style-name="T2">would you like</text:span> часто используется, когда человеку хотят <text:span text:style-name="T435">что-то </text:span>предложить.</text:p>
      <text:p text:style-name="P25">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190">Would you like a cup of tea? Yes, I would — Вы бы хотили чашечку чая? Да, хотел бы.</text:p>
      <text:p text:style-name="P190">What would you like? I`d like some cofee — Чтобы вы хотели? Я бы хотел кофе.</text:p>
      <text:p text:style-name="P30"/>
      <text:p text:style-name="P118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437">В основном используется в будущем, </text:span></text:p>
      <text:p text:style-name="P38">в значении «смогу»; или в прошлом, в значении «смог», а не «мог».</text:p>
      <text:p text:style-name="P27"/>
      <text:p text:style-name="P192"><text:span text:style-name="T433">If I learn </text:span><text:span text:style-name="T437">Eng</text:span><text:span text:style-name="T433">, I will be able to understand it — Если я буду учить </text:span><text:span text:style-name="T437">англ</text:span><text:span text:style-name="T433">, я смогу понимать его.</text:span></text:p>
      <text:p text:style-name="P192"><text:span text:style-name="T437">He</text:span><text:span text:style-name="T433"> talked quickly, but I was able to understand h</text:span><text:span text:style-name="T437">im </text:span><text:span text:style-name="T433">— <text:s/></text:span><text:span text:style-name="T437">Он</text:span><text:span text:style-name="T433"> говорил быстр</text:span><text:span text:style-name="T437">о</text:span><text:span text:style-name="T433">, но я смог </text:span><text:span text:style-name="T437">его </text:span><text:span text:style-name="T433">понять</text:span></text:p>
      <text:p text:style-name="P25"/>
      <text:p text:style-name="P118"><text:soft-page-break/>Конструкция <text:span text:style-name="T2">have to</text:span></text:p>
      <text:p text:style-name="P25"/>
      <text:p text:style-name="P386"><text:span text:style-name="T163">Дублирует по значению модальный глагол </text:span><text:span text:style-name="T22">must</text:span><text:span text:style-name="T163">. </text:span><text:span text:style-name="T165">Указывает</text:span><text:span text:style-name="T163"> </text:span><text:span text:style-name="T165">на </text:span><text:span text:style-name="T163">обязанност</text:span><text:span text:style-name="T165">ь</text:span><text:span text:style-name="T163">, котор</text:span><text:span text:style-name="T165">ую</text:span><text:span text:style-name="T163"> человек вынежден выполнять не по свое воле.</text:span></text:p>
      <text:p text:style-name="P25"/>
      <text:p text:style-name="P190">I must do it — Я должен это сделать (это мой долг).</text:p>
      <text:p text:style-name="P190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438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190">You mustn`t tell anyone — Ты не должен рассказывать никому.</text:p>
      <text:p text:style-name="P190">You don`t have to tell me everything — Можешь не рассказывать мне всего.</text:p>
      <text:p text:style-name="P190"/>
      <text:p text:style-name="P119">Конструкция <text:span text:style-name="T2">used to</text:span></text:p>
      <text:p text:style-name="P193"/>
      <text:p text:style-name="P387"><text:span text:style-name="T166">Дублирует по значению глагол </text:span><text:span text:style-name="T24">would</text:span><text:span text:style-name="T166">, когда говорят о привычках прошлого. </text:span><text:span text:style-name="T167">В основном используется б</text:span><text:span text:style-name="T168">ританц</text:span><text:span text:style-name="T167">ами. </text:span><text:span text:style-name="T166">Переводится как «раньше» </text:span><text:span text:style-name="T167">либо</text:span><text:span text:style-name="T166"> </text:span><text:span text:style-name="T167">вообще </text:span><text:span text:style-name="T166">выпадает при переводе.</text:span></text:p>
      <text:p text:style-name="P39"/>
      <text:p text:style-name="P201">I used to live in Bristol — Раньше я жил в Бристоле (а сейчас нет).</text:p>
      <text:p text:style-name="P201">I didn`t use to drink tea — Раньше я не пил чай (а теперь пью).</text:p>
      <text:p text:style-name="P201">Did you use to play tennis? — Ты раньше играл в теннис?</text:p>
      <text:p text:style-name="P39"/>
      <text:p text:style-name="P39"/>
      <text:p text:style-name="P5"><text:span text:style-name="T166">П</text:span><text:span text:style-name="T150">овелительное наклонение </text:span><text:span text:style-name="T2">(Imperative)</text:span></text:p>
      <text:p text:style-name="P40"/>
      <text:p text:style-name="P390"><text:span text:style-name="T170">Это способ озвучить просьбу, приказ, призыв к действию </text:span><text:span text:style-name="T171">или </text:span><text:span text:style-name="T169">пожелание</text:span><text:span text:style-name="T170">. </text:span><text:span text:style-name="T169">Предложение в повелительном наклонении не имеет подлежащего и начинается с </text:span><text:span text:style-name="T180">начальной формы глагола</text:span><text:span text:style-name="T169">.</text:span></text:p>
      <text:p text:style-name="P194"/>
      <text:p text:style-name="P195">Don`t come here — Не подходи сюда <text:span text:style-name="T439">(просьба).</text:span></text:p>
      <text:p text:style-name="P202">Put your gun down! — Опусти оружие! (приказ).</text:p>
      <text:p text:style-name="P203">Come here — Подойдите сюда (призыв к действию).</text:p>
      <text:p text:style-name="P41"/>
      <text:p text:style-name="P388"><text:span text:style-name="T169">Ч</text:span><text:span text:style-name="T150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02"/>
      <text:p text:style-name="P202">Have a cake, please — Угощайтесь тортом, пожалуйста.</text:p>
      <text:p text:style-name="P202">Have a nice time — Приятно провести время.</text:p>
      <text:p text:style-name="P202">Have fun — Повеселитесь.</text:p>
      <text:p text:style-name="P41"/>
      <text:p text:style-name="P389"><text:span text:style-name="T169">Если нужно призвать человека или группу людей совершить что-то вместе, то перед глаголом нужно добавить фразу </text:span><text:span text:style-name="T25">let`s</text:span><text:span text:style-name="T169"> (</text:span><text:span text:style-name="T25">let us — давай</text:span><text:span text:style-name="T169">). Это один из способом быть вежливее.</text:span></text:p>
      <text:p text:style-name="P41"/>
      <text:p text:style-name="P202">Let`s not watch this movie — Давай не будем смотреть этот фильм.</text:p>
      <text:p text:style-name="P202">Let`s do it — Давай сделаем это.</text:p>
      <text:p text:style-name="P41"/>
      <text:p text:style-name="P41"/>
      <text:p text:style-name="P6"><text:span text:style-name="T169">П</text:span><text:span text:style-name="T150">ассивный залог </text:span><text:span text:style-name="T2">(Passive Voice)</text:span></text:p>
      <text:p text:style-name="P77"/>
      <text:p text:style-name="P424"><text:span text:style-name="T198">В английском язые есть 2 вида залогов</text:span><text:span text:style-name="T197">: активный и пассивный. В активном залоге дейсвие совершает автор, а в пассивном —</text:span><text:span text:style-name="T198"> </text:span><text:span text:style-name="T197">дейс</text:span><text:span text:style-name="T198">т</text:span><text:span text:style-name="T197">вие совершается над автором.</text:span></text:p>
      <text:p text:style-name="P78"/>
      <text:p text:style-name="P391"><text:soft-page-break/><text:span text:style-name="T150">Сказуемое в пассивном залоге состоит из </text:span><text:span text:style-name="T172">вспомогательного глагола </text:span><text:span text:style-name="T27">be</text:span><text:span text:style-name="T172"> и смыслового глагола в 3й форме (для группы Simple).</text:span></text:p>
      <text:p text:style-name="P42"/>
      <text:p text:style-name="P391"><text:span text:style-name="T172">The work </text:span><text:span text:style-name="T292">was finished</text:span><text:span text:style-name="T172"> yesterday — Работа </text:span><text:span text:style-name="T292">закончена</text:span><text:span text:style-name="T172"> вчера (пассивный залог).</text:span></text:p>
      <text:p text:style-name="P391"><text:span text:style-name="T172">I </text:span><text:span text:style-name="T292">finished</text:span><text:span text:style-name="T172"> my work yesterday — Я </text:span><text:span text:style-name="T292">закончил</text:span><text:span text:style-name="T172"> работу вчера (активный залог).</text:span></text:p>
      <text:p text:style-name="P392"><text:span text:style-name="T172">Если нужно указать автора действия, то это можно сделать с помощью предлога </text:span><text:span text:style-name="T27">by</text:span><text:span text:style-name="T172">:</text:span></text:p>
      <text:p text:style-name="P391"><text:span text:style-name="T27">Ann Karenina was written </text:span><text:span text:style-name="T54">by Leo Tolstoy</text:span><text:span text:style-name="T27"> — Анна Каренина была написана Львом Толстым.</text:span></text:p>
      <text:p text:style-name="P196"/>
      <text:p text:style-name="P31"><text:span text:style-name="T440">Подлежащие </text:span><text:span text:style-name="T26">I</text:span><text:span text:style-name="T440">, в пассивн</text:span><text:span text:style-name="T441">ом</text:span><text:span text:style-name="T440"> залог</text:span><text:span text:style-name="T441">е</text:span><text:span text:style-name="T440"> </text:span><text:span text:style-name="T441">часто </text:span><text:span text:style-name="T440">переводится не как «я», а как «мне/мной/меня».</text:span></text:p>
      <text:p text:style-name="P31"/>
      <text:p text:style-name="P197">I am ignored all the time — Меня игнорируют все время.</text:p>
      <text:p text:style-name="P197">I was born in 1990 — Я родился в 1990 году (Меня родили в 1990 году).</text:p>
      <text:p text:style-name="P41"/>
      <text:p text:style-name="P42">Present Perfect Passive требует дополнительного слова been, после have. Если его не указать,</text:p>
      <text:p text:style-name="P42">то предложение получится в форме активного залога Present Perfect.</text:p>
      <text:p text:style-name="P42"/>
      <text:p text:style-name="P198">I have been taught an important lesson — Мне преподали важный урок.</text:p>
      <text:p text:style-name="P198">I have taught an important lesson — Я преподал важный урок.</text:p>
      <text:p text:style-name="P41"/>
      <text:p text:style-name="P41">Предложение в Present Perfect Passive можно перепутать с Present Perfect Continuous.</text:p>
      <text:p text:style-name="P389"><text:span text:style-name="T169">Здесь главное </text:span><text:span text:style-name="T173">отличие</text:span><text:span text:style-name="T169"> в том, что в Passive смысловой глагол стоит в 3й форме,</text:span></text:p>
      <text:p text:style-name="P41">а в Continuous — с окончанием ing.</text:p>
      <text:p text:style-name="P41"/>
      <text:p text:style-name="P204">I have been spoken English — Со мной говорили по английски.</text:p>
      <text:p text:style-name="P202">I have been speaking English for 2 years. — Я говорю по английски уже 2 года.</text:p>
      <text:p text:style-name="P194"/>
      <text:p text:style-name="P32">Также можно легко перепутать ситуации, когда be используется с прилагательным и когда</text:p>
      <text:p text:style-name="P389"><text:span text:style-name="T173">в </text:span><text:span text:style-name="T150">пассивн</text:span><text:span text:style-name="T173">о</text:span><text:span text:style-name="T150">м залог</text:span><text:span text:style-name="T173">е</text:span><text:span text:style-name="T150">. Здесь важно отличать прилагательное от глагола.</text:span></text:p>
      <text:p text:style-name="P194"/>
      <text:p text:style-name="P194">I am ignored all the time — Меня игнорируют все время (ignored — глагол в 3й форме).</text:p>
      <text:p text:style-name="P225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442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446">Помимо этого </text:span><text:span text:style-name="T490">по особенному</text:span><text:span text:style-name="T446"> формируются вопросы с предлогами.</text:span></text:p>
      <text:p text:style-name="Standard"/>
      <text:p text:style-name="P372">Общий вопрос</text:p>
      <text:p text:style-name="Standard"/>
      <text:p text:style-name="Standard"><text:span text:style-name="T442">В</text:span>опрос, предполага<text:span text:style-name="T445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173">Do you play the piano? — Yes, I do.</text:p>
      <text:p text:style-name="P173">Does Rita play football? — No, she doesn`t.</text:p>
      <text:p text:style-name="P173"/>
      <text:p text:style-name="P114"/>
      <text:p text:style-name="P607">Разделительный вопрос</text:p>
      <text:p text:style-name="P114"/>
      <text:p text:style-name="P396"><text:span text:style-name="T215">З</text:span><text:span text:style-name="T216">адается</text:span><text:span text:style-name="T214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36"/>
      <text:p text:style-name="P136">Состоит из 2х частей, разделенных запятой: утверждения и противоположного корешка.</text:p>
      <text:p text:style-name="P136">Корешок можно переводить словами: «правда?» «да?», «не так ли?», «верно?»</text:p>
      <text:p text:style-name="P136"/>
      <text:p text:style-name="P136">В корешке, <text:span text:style-name="T443">п</text:span>осле <text:span text:style-name="T443">вспомогательного </text:span>глагола, стоит местоимение, заменяющее подлежащее:</text:p>
      <text:p text:style-name="P264">You play tennis every day, don`t you? — Ты играешь в теннис, да?</text:p>
      <text:p text:style-name="P136"/>
      <text:p text:style-name="P136">Если в главной части отрицание, то в корешке должно быть утверждение (и наоборот).</text:p>
      <text:p text:style-name="P263">You don`t like tomato juice, do you? — Ты не любишь томатный сок, да?</text:p>
      <text:p text:style-name="P136"/>
      <text:p text:style-name="P136">Если в главной части используется <text:span text:style-name="T2">I am</text:span>, то в корешке нужно говорить <text:span text:style-name="T2">aren`t I:</text:span></text:p>
      <text:p text:style-name="P263">I am a famous artist, aren`t I? — Я знаменитая художница, да?</text:p>
      <text:p text:style-name="Standard"/>
      <text:p text:style-name="P372">Специальный вопрос</text:p>
      <text:p text:style-name="Standard"/>
      <text:p text:style-name="P397"><text:span text:style-name="T445">З</text:span><text:span text:style-name="T444">адается для получения дополнительной информации и поэтому всегда начинается </text:span></text:p>
      <text:p text:style-name="P395">с вопросительного слова или вопросительной связки.</text:p>
      <text:p text:style-name="P393"/>
      <text:p text:style-name="P394">Вопросительные слова:</text:p>
      <text:list xml:id="list2789961499" text:style-name="L15">
        <text:list-item>
          <text:p text:style-name="P479">who [ху] — кто;</text:p>
        </text:list-item>
        <text:list-item>
          <text:p text:style-name="P479">whom [хум] — кого;</text:p>
        </text:list-item>
        <text:list-item>
          <text:p text:style-name="P479">whose [хуз] — чей;</text:p>
        </text:list-item>
        <text:list-item>
          <text:p text:style-name="P479">what — что, какой;</text:p>
        </text:list-item>
        <text:list-item>
          <text:p text:style-name="P479">which — который;</text:p>
        </text:list-item>
        <text:list-item>
          <text:p text:style-name="P479">where [вэа] — где, куда;</text:p>
        </text:list-item>
        <text:list-item>
          <text:p text:style-name="P479">when — когда;</text:p>
        </text:list-item>
        <text:list-item>
          <text:p text:style-name="P479">why [вай] — зачем, почему;</text:p>
        </text:list-item>
        <text:list-item>
          <text:p text:style-name="P479">how [хау] — как;</text:p>
        </text:list-item>
        <text:list-item>
          <text:p text:style-name="P479">how often [хау офэн] — как часто;</text:p>
        </text:list-item>
        <text:list-item>
          <text:p text:style-name="P479">how many — сколько (исчисляемые существительные);</text:p>
        </text:list-item>
        <text:list-item>
          <text:p text:style-name="P479">how much — сколько (неисчесляемые существительные);</text:p>
        </text:list-item>
        <text:list-item>
          <text:p text:style-name="P479">how long [хау лон] — как долго;</text:p>
        </text:list-item>
        <text:list-item>
          <text:p text:style-name="P479">how long ago — как давно;</text:p>
        </text:list-item>
        <text:list-item>
          <text:p text:style-name="P479">how old — сколько лет.</text:p>
        </text:list-item>
      </text:list>
      <text:p text:style-name="Standard"/>
      <text:p text:style-name="P396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444">соотв</text:span>. <text:span text:style-name="T2">Which</text:span> подразумевает выбор из нескольких вариантов.</text:p>
      <text:p text:style-name="Standard"/>
      <text:p text:style-name="P173">What do you like? — Что ты любишь?</text:p>
      <text:p text:style-name="P173">What car have you got? — Какая у тебя машина?</text:p>
      <text:p text:style-name="P173">Which car is yours? — Какая из машин твоя?</text:p>
      <text:p text:style-name="P173"/>
      <text:p text:style-name="P34"><text:span text:style-name="T28">H</text:span><text:span text:style-name="T2">ow</text:span> чаще присутствует в связке с прилагательным или наречием, но может употребляться </text:p>
      <text:p text:style-name="P34">и самостоятельно.</text:p>
      <text:p text:style-name="P34"/>
      <text:p text:style-name="P199">How old are you? — Сколько тебе лет?</text:p>
      <text:p text:style-name="P199">How are you? — Как ты?</text:p>
      <text:p text:style-name="P199"/>
      <text:p text:style-name="P120"><text:soft-page-break/>Вопрос к подлежащему</text:p>
      <text:p text:style-name="P34"/>
      <text:p text:style-name="P34">Задается, когда хотят узнать кто или что совершает действие. Начинается со слова <text:span text:style-name="T2">who</text:span></text:p>
      <text:p text:style-name="P34">или <text:span text:style-name="T2">what</text:span>, которое заменяют собой подлежащее. При этом порядок слов остается таким же,</text:p>
      <text:p text:style-name="P396"><text:span text:style-name="T174">как</text:span><text:span text:style-name="T150"> и в утверждении. Вспомогательный глагол часто отсутсвует в таком вопросе.</text:span></text:p>
      <text:p text:style-name="P34"/>
      <text:p text:style-name="P199">Who is in the Room? — Кто в комнате?</text:p>
      <text:p text:style-name="P199">What was that? — Что это было?</text:p>
      <text:p text:style-name="P44"/>
      <text:p text:style-name="P43">Если подлежащее предполагается во множественном числе, то в форму множественного</text:p>
      <text:p text:style-name="P43">числа нужно поставить и глагол.</text:p>
      <text:p text:style-name="P43"/>
      <text:p text:style-name="P205">Who are my best friends? → Mike and Paul are my best friends.</text:p>
      <text:p text:style-name="P200"/>
      <text:p text:style-name="P121">Вопрос с альтернативой</text:p>
      <text:p text:style-name="P121"/>
      <text:p text:style-name="P137"><text:span text:style-name="T445">В</text:span>опрос, <text:span text:style-name="T445">предполагающий </text:span>выбор между двумя альтернативами. Вопросительное слово не</text:p>
      <text:p text:style-name="P137">используется. Порядок слов такой же, как в общем вопросе, но в какой-то части вопроса</text:p>
      <text:p text:style-name="P137">обязательно нужно преложить альтернативу с помощью союза or.</text:p>
      <text:p text:style-name="P137"/>
      <text:p text:style-name="P265">Does <text:span text:style-name="T304">your mother </text:span>or<text:span text:style-name="T304"> your father</text:span> help you? (<text:span text:style-name="T445">альтернатива в </text:span>подлежаще<text:span text:style-name="T445">м</text:span>)</text:p>
      <text:p text:style-name="P265">Has he just <text:span text:style-name="T304">arrived </text:span>or<text:span text:style-name="T304"> left</text:span>? (в смыслово<text:span text:style-name="T445">м</text:span> глагол<text:span text:style-name="T445">е</text:span>)</text:p>
      <text:p text:style-name="P397"><text:span text:style-name="T51">Will you go to Kiev </text:span><text:span text:style-name="T100">by train </text:span><text:span text:style-name="T51">or</text:span><text:span text:style-name="T100"> by plane</text:span><text:span text:style-name="T51">? (</text:span><text:span text:style-name="T55">в </text:span><text:span text:style-name="T51">дополнени</text:span><text:span text:style-name="T55">и</text:span><text:span text:style-name="T51">)</text:span></text:p>
      <text:p text:style-name="P397"><text:span text:style-name="T51">Do you like </text:span><text:span text:style-name="T100">sushi </text:span><text:span text:style-name="T51">or</text:span><text:span text:style-name="T100"> not</text:span><text:span text:style-name="T51">? (</text:span><text:span text:style-name="T55">в </text:span><text:span text:style-name="T51">слов</text:span><text:span text:style-name="T55">е</text:span><text:span text:style-name="T51"> not)</text:span></text:p>
      <text:p text:style-name="P265"/>
      <text:p text:style-name="P122">Вопросы с предлогами</text:p>
      <text:p text:style-name="P122"/>
      <text:p text:style-name="P138">В английском вопросе предлог всегда стоит в самом конце, а в русском — рядом с вопросительным словом.</text:p>
      <text:p text:style-name="P138"/>
      <text:p text:style-name="P266"><text:span text:style-name="T297">Who</text:span> do you meet <text:span text:style-name="T304">with</text:span>? — <text:span text:style-name="T304">С</text:span> <text:span text:style-name="T297">кем</text:span> ты встречаешься?</text:p>
      <text:p text:style-name="P266"><text:span text:style-name="T297">What</text:span> are you looking <text:span text:style-name="T304">at</text:span>? — <text:span text:style-name="T304">На</text:span> <text:span text:style-name="T297">что</text:span> ты смотришь?</text:p>
      <text:p text:style-name="P352"/>
      <text:p text:style-name="P307"><text:span text:style-name="T365">С</text:span><text:span text:style-name="T366">ловосочетания глаголов с предлогами:</text:span></text:p>
      <text:list xml:id="list2401855849" text:style-name="L16">
        <text:list-item>
          <text:p text:style-name="P547">look at — стмотреть на;</text:p>
        </text:list-item>
        <text:list-item>
          <text:p text:style-name="P547">look for — искать;</text:p>
        </text:list-item>
        <text:list-item>
          <text:p text:style-name="P547">listen to — слушать;</text:p>
        </text:list-item>
        <text:list-item>
          <text:p text:style-name="P547">wait for — ждать;</text:p>
        </text:list-item>
        <text:list-item>
          <text:p text:style-name="P547">stay at — останавливаться (например, в отеле);</text:p>
        </text:list-item>
        <text:list-item>
          <text:p text:style-name="P547">what ... like — на что похож (здесь like — это предлог);</text:p>
        </text:list-item>
      </text:list>
      <text:p text:style-name="P266"/>
      <text:p text:style-name="P266">What does he look like? — Как он выглядит? (На что он похож?)</text:p>
      <text:p text:style-name="P266">What are you looking at? — На что ты смотришь?</text:p>
      <text:p text:style-name="P266"/>
      <text:p text:style-name="P266"/>
      <text:p text:style-name="P358">Отрицательные предложения</text:p>
      <text:p text:style-name="P328"/>
      <text:p text:style-name="P359">Чтобы придать мысли отрицательное значение используется частица <text:span text:style-name="T2">not </text:span><text:span text:style-name="T150">или</text:span> слово <text:span text:style-name="T2">never</text:span> </text:p>
      <text:p text:style-name="P359"><text:span text:style-name="T471">(</text:span>и другие слова отрицательного контекста<text:span text:style-name="T471">)</text:span>.</text:p>
      <text:p text:style-name="P359"/>
      <text:p text:style-name="P360"><text:span text:style-name="T175">Частица</text:span><text:span text:style-name="T29"> not</text:span><text:span text:style-name="T454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360"><text:soft-page-break/><text:span text:style-name="T2">I not like horror movies (неправильно, остуствует вспомогательный/</text:span><text:span text:style-name="T29">модальный </text:span><text:span text:style-name="T2">глагол)</text:span></text:p>
      <text:p text:style-name="P359"/>
      <text:p text:style-name="P359">Но если отрицатульную мысль сообщить в дополнении, то <text:span text:style-name="T2">not</text:span> будет стоять самостоятельно.</text:p>
      <text:p text:style-name="P331">It`s quite impolite not to call me back — Очень не вежливо не перезванивать мне.</text:p>
      <text:p text:style-name="P398"/>
      <text:p text:style-name="P9">Самые важные глаголы</text:p>
      <text:p text:style-name="Standard"/>
      <text:p text:style-name="P399"><text:span text:style-name="T454">Это глаголы: </text:span><text:span text:style-name="T29">be</text:span><text:span text:style-name="T454">, </text:span><text:span text:style-name="T29">do</text:span><text:span text:style-name="T454">, </text:span><text:span text:style-name="T29">have</text:span><text:span text:style-name="T454"> и </text:span><text:span text:style-name="T29">get</text:span><text:span text:style-name="T454">. Они могут быть как смысловыми, так и вспомогательными. (кроме </text:span><text:span text:style-name="T29">get</text:span><text:span text:style-name="T454">). А также входить в устойчивые обороты, меняя свое основное значение.</text:span></text:p>
      <text:p text:style-name="P399"/>
      <text:p text:style-name="P373">Глагол <text:span text:style-name="T2">be</text:span></text:p>
      <text:p text:style-name="Standard"/>
      <text:p text:style-name="P306"><text:span text:style-name="T178">Переводится как</text:span><text:span text:style-name="T455"> «быть» </text:span><text:span text:style-name="T478">и</text:span><text:span text:style-name="T456"> </text:span><text:span text:style-name="T455">меняется в зависимости от подлежащего.</text:span></text:p>
      <text:p text:style-name="P306"/>
      <text:p text:style-name="P305"><text:span text:style-name="T456">В </text:span><text:span text:style-name="T30">Present</text:span><text:span text:style-name="T456"> </text:span><text:span text:style-name="T458">этот глагол</text:span><text:span text:style-name="T457"> </text:span><text:span text:style-name="T456">принимает следующие формы:</text:span></text:p>
      <text:list xml:id="list4079154920" text:style-name="L17">
        <text:list-item>
          <text:p text:style-name="P480">am — если подлежащее в первом лице (I);</text:p>
        </text:list-item>
        <text:list-item>
          <text:p text:style-name="P480">is — если подлежащее в третьем лице, единственном числе (he/she/it);</text:p>
        </text:list-item>
        <text:list-item>
          <text:p text:style-name="P480">are — если подлежащее во множественном числе (you/we/they).</text:p>
        </text:list-item>
      </text:list>
      <text:p text:style-name="P206"/>
      <text:p text:style-name="P45"><text:span text:style-name="T2">Be</text:span> в форме <text:span text:style-name="T2">am/is/are</text:span> является смысловым глаголом, но при переводе на русский выпадает.</text:p>
      <text:p text:style-name="P411">После <text:span text:style-name="T2">be</text:span> обычно указывается характеристика (какой) или место (где).</text:p>
      <text:p text:style-name="P45"/>
      <text:p text:style-name="P206">This dress is blue — Это платье синие.</text:p>
      <text:p text:style-name="P206">I am in my office now — Я у себя в офисе сейчас.</text:p>
      <text:p text:style-name="P45"/>
      <text:p text:style-name="P46">Связка <text:span text:style-name="T2">be </text:span>+ прилагательное, <text:span text:style-name="T501">очень </text:span>часто переводится глаголом:</text:p>
      <text:p text:style-name="P46"><text:span text:style-name="T2">I </text:span><text:span text:style-name="T100">am interested</text:span><text:span text:style-name="T2"> in art — Я </text:span><text:span text:style-name="T100">интересуюсь </text:span><text:span text:style-name="T2">искусством.</text:span></text:p>
      <text:p text:style-name="P46"/>
      <text:p text:style-name="P401"><text:span text:style-name="T176">В вопрос</text:span><text:span text:style-name="T177">ах</text:span><text:span text:style-name="T176"> глагол </text:span><text:span text:style-name="T30">be</text:span><text:span text:style-name="T176"> меняется местами с подлежащим, а в отрица</text:span><text:span text:style-name="T177">ниях</text:span><text:span text:style-name="T176">, используется </text:span></text:p>
      <text:p text:style-name="P401"><text:span text:style-name="T176">с частицей </text:span><text:span text:style-name="T30">not</text:span><text:span text:style-name="T176">: В корешке ответа, вместо </text:span><text:span text:style-name="T30">do/does,</text:span><text:span text:style-name="T176"> используется </text:span><text:span text:style-name="T30">am/is/are</text:span><text:span text:style-name="T176">:</text:span></text:p>
      <text:p text:style-name="P46"/>
      <text:p text:style-name="P207">Is John married? No, he isn`t. — Джон женат? Нет.</text:p>
      <text:p text:style-name="P207"/>
      <text:p text:style-name="P47">Очень часто <text:span text:style-name="T2">am/is/are</text:span> сокращают:</text:p>
      <text:list xml:id="list3581978226" text:style-name="L18">
        <text:list-item>
          <text:p text:style-name="P481">I am → I`m;</text:p>
        </text:list-item>
        <text:list-item>
          <text:p text:style-name="P481">he is → he`s;</text:p>
        </text:list-item>
        <text:list-item>
          <text:p text:style-name="P481">you are → you`re;</text:p>
        </text:list-item>
        <text:list-item>
          <text:p text:style-name="P481">John is → John`s;</text:p>
        </text:list-item>
      </text:list>
      <text:p text:style-name="P207"/>
      <text:p text:style-name="P46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6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07"/>
      <text:p text:style-name="P305"><text:span text:style-name="T176">В </text:span><text:span text:style-name="T30">Past</text:span><text:span text:style-name="T176"> </text:span><text:span text:style-name="T177">он </text:span><text:span text:style-name="T176">принимает слудеющие формы:</text:span></text:p>
      <text:list xml:id="list2309198864" text:style-name="L19">
        <text:list-item>
          <text:p text:style-name="P482">was — если подлежащее в единственном числе (I/he/she/it);</text:p>
        </text:list-item>
        <text:list-item>
          <text:p text:style-name="P482">were — если подлежащее во множественном числе (you/we/they).</text:p>
        </text:list-item>
      </text:list>
      <text:p text:style-name="P207"/>
      <text:p text:style-name="P46">В <text:span text:style-name="T2">Future</text:span> принимает только одну форму — <text:span text:style-name="T2">will be:</text:span></text:p>
      <text:p text:style-name="P207"/>
      <text:p text:style-name="P208">Was the weather good? No, it wasn`t — Погода была хорошая? Нет.</text:p>
      <text:p text:style-name="P207">I will be happy to eat — Я буду рад поесть.</text:p>
      <text:p text:style-name="P207"/>
      <text:p text:style-name="P123"><text:soft-page-break/>Глагол <text:span text:style-name="T2">do</text:span></text:p>
      <text:p text:style-name="P139"/>
      <text:p text:style-name="P139">Переводится как «делать». В одном предложении может встречаться несколько раз,</text:p>
      <text:p text:style-name="P139">в качестве вспомогательного глагола и смыслового. Вспомогательным глаголом он может</text:p>
      <text:p text:style-name="P139">быть только в отрицаниях и вопросах, времен группы <text:span text:style-name="T2">Simple</text:span>.</text:p>
      <text:p text:style-name="P267">What do you <text:span text:style-name="T304">do</text:span>? — Что ты <text:span text:style-name="T304">делаешь</text:span>?</text:p>
      <text:p text:style-name="P267">Do you like pets? No, I don`t — Ты любишь домашних животних? Нет.</text:p>
      <text:p text:style-name="P139"/>
      <text:p text:style-name="P139">В прошедшем времени преорбазуется в <text:span text:style-name="T2">did</text:span> — «делал».</text:p>
      <text:p text:style-name="P139">Если в предложении появляется <text:span text:style-name="T2">was/were</text:span>, то <text:span text:style-name="T2">did</text:span> уже не нужно использовать.</text:p>
      <text:p text:style-name="P207"/>
      <text:p text:style-name="P123">Глагол <text:span text:style-name="T2">have</text:span></text:p>
      <text:p text:style-name="P46"/>
      <text:p text:style-name="P46">Переводится как «иметь». Для времен группы <text:span text:style-name="T2">Perfect</text:span> выступает в роли вспомогательного</text:p>
      <text:p text:style-name="P48">глагола. Также может быть частью устойчивых словосотечаний. </text:p>
      <text:p text:style-name="P48"/>
      <text:p text:style-name="P48">Когда <text:span text:style-name="T2">have</text:span> является смысловым глаголом, он работает по тем же правилам что и другие</text:p>
      <text:p text:style-name="P48">смысловые глаголы, т. е. требует вспомогательного <text:span text:style-name="T2">do</text:span> для отрицаний и вопросов.</text:p>
      <text:p text:style-name="P48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8"/>
      <text:p text:style-name="P209">Mike has many friends — У Майка много друзей.</text:p>
      <text:p text:style-name="P209">He doesn`t have many friends — У него не много друзей.</text:p>
      <text:p text:style-name="P209">Do you have many friends? — У тебя много друзей?</text:p>
      <text:p text:style-name="P48"/>
      <text:p text:style-name="P57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8"/>
      <text:p text:style-name="P209">I have a lot of friends — У меня (есть) много друзей.</text:p>
      <text:p text:style-name="P48"/>
      <text:p text:style-name="P48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09">He hasn`t lost his keys — Он не потерял свои ключи (has в отрицании).</text:p>
      <text:p text:style-name="P209"/>
      <text:p text:style-name="P49">В прошедшем времени преобразуется в <text:span text:style-name="T2">had</text:span> — «имел».</text:p>
      <text:p text:style-name="P217">I had a lot of friends — У меня было много друзей (Я имел много друзей).</text:p>
      <text:p text:style-name="P209"/>
      <text:p text:style-name="P48"><text:span text:style-name="T497">Глагол</text:span><text:span text:style-name="T48"> h</text:span><text:span text:style-name="T2">ave</text:span> в значении «иметь» не употребляется во временах группы <text:span text:style-name="T2">Continuous</text:span>.</text:p>
      <text:p text:style-name="P210">I am having many friends now (неправильно). I have many friends (правильно).</text:p>
      <text:p text:style-name="P48"/>
      <text:p text:style-name="P46">В разговорной речи часто используется оборот <text:span text:style-name="T2">have got</text:span>. Он обозначает тоже самое,</text:p>
      <text:p text:style-name="P46">что и <text:span text:style-name="T2">have</text:span> (иметь/владеть), но используется только в настоящем времени.</text:p>
      <text:p text:style-name="P46"/>
      <text:p text:style-name="P207">Have you got a Mercedes? / Do you have a Mercedes? — У тебя есть мерседес?</text:p>
      <text:p text:style-name="P207">I haven`t got a Mercedes / I don`t have a Mercedes — У меня нет мерседеса.</text:p>
      <text:p text:style-name="P207"/>
      <text:p text:style-name="P588"><text:span text:style-name="T176">Глагол </text:span><text:span text:style-name="T30">have</text:span><text:span text:style-name="T176"> может входить в состав устойчивых словосочетаний. В этом он переводится по другому. Также здесь отменяется правило, </text:span><text:span text:style-name="T207">когда</text:span><text:span text:style-name="T176"> </text:span><text:span text:style-name="T30">have</text:span><text:span text:style-name="T176"> нельзя употребять в </text:span><text:span text:style-name="T30">Continuous</text:span><text:span text:style-name="T176">:</text:span></text:p>
      <text:p text:style-name="P50"/>
      <text:p text:style-name="P55"><text:span text:style-name="T459">В</text:span><text:span text:style-name="T456">ыражения, связанные с приемом пищи:</text:span></text:p>
      <text:list xml:id="list797301354" text:style-name="L20">
        <text:list-item>
          <text:p text:style-name="P483">have a coffee/tea/drink — пить кофе/чай/напиток;</text:p>
        </text:list-item>
        <text:list-item>
          <text:p text:style-name="P483">have a meal — принимать пищу;</text:p>
        </text:list-item>
        <text:list-item>
          <text:p text:style-name="P483">have a breakfast/luch/dinner — завтракать/обедать/ужинать;</text:p>
        </text:list-item>
      </text:list>
      <text:p text:style-name="P309"><text:span text:style-name="T179"/></text:p>
      <text:p text:style-name="P309"><text:soft-page-break/><text:span text:style-name="T179">В</text:span><text:span text:style-name="T176">ыражения, связанные с времяпровождением:</text:span></text:p>
      <text:list xml:id="list3040802644" text:style-name="L21">
        <text:list-item>
          <text:p text:style-name="P484">have a date — ходить на свидание;</text:p>
        </text:list-item>
        <text:list-item>
          <text:p text:style-name="P484">have a good time — хорошо проводить время;</text:p>
        </text:list-item>
        <text:list-item>
          <text:p text:style-name="P484">have a meeting / an appointment — назначать встречу;</text:p>
        </text:list-item>
        <text:list-item>
          <text:p text:style-name="P484">have a nice day — удачного дня (пожелание);</text:p>
        </text:list-item>
      </text:list>
      <text:p text:style-name="P55"/>
      <text:p text:style-name="P55"><text:span text:style-name="T459">В</text:span><text:span text:style-name="T456">ыражения, связанные с внешностью:</text:span></text:p>
      <text:list xml:id="list4166650129" text:style-name="L22">
        <text:list-item>
          <text:p text:style-name="P485">have a bath/shower— принимать ванну/душ;</text:p>
        </text:list-item>
        <text:list-item>
          <text:p text:style-name="P485">have a shave/haircat — побриться/постричься;</text:p>
        </text:list-item>
      </text:list>
      <text:p text:style-name="P210"/>
      <text:p text:style-name="P308"><text:span text:style-name="T179">В</text:span><text:span text:style-name="T176">ыражения, связанные с общением:</text:span></text:p>
      <text:list xml:id="list498622005" text:style-name="L23">
        <text:list-item>
          <text:p text:style-name="P486">have a guess — угадывать, догадываться;</text:p>
        </text:list-item>
        <text:list-item>
          <text:p text:style-name="P486">have a talk/discussion/chat — беседовать/обсуждать/болтать;</text:p>
        </text:list-item>
        <text:list-item>
          <text:p text:style-name="P486">have a call — позвонить;</text:p>
        </text:list-item>
      </text:list>
      <text:p text:style-name="P207"/>
      <text:p text:style-name="P305"><text:span text:style-name="T179">В</text:span><text:span text:style-name="T176">ыражения связанные со здоровьем:</text:span></text:p>
      <text:list xml:id="list311272526" text:style-name="L24">
        <text:list-item>
          <text:p text:style-name="P487">have a baby — родить;</text:p>
        </text:list-item>
        <text:list-item>
          <text:p text:style-name="P488">have a cold/cough — простудиться/кашлять;</text:p>
        </text:list-item>
        <text:list-item>
          <text:p text:style-name="P487">have a headache — болит голова;</text:p>
        </text:list-item>
      </text:list>
      <text:p text:style-name="P207"/>
      <text:p text:style-name="P305"><text:span text:style-name="T179">В</text:span><text:span text:style-name="T176">ыражения, связанные с отдыхом:</text:span></text:p>
      <text:list xml:id="list3980885199" text:style-name="L25">
        <text:list-item>
          <text:p text:style-name="P489">have a day off — взять выходной;</text:p>
        </text:list-item>
        <text:list-item>
          <text:p text:style-name="P489">have a dream/nightmare — видеть сон/кошмар;</text:p>
        </text:list-item>
        <text:list-item>
          <text:p text:style-name="P489">have a rest — отдыхать;</text:p>
        </text:list-item>
        <text:list-item>
          <text:p text:style-name="P489">have a sleep — спать.</text:p>
        </text:list-item>
      </text:list>
      <text:p text:style-name="P207"/>
      <text:p text:style-name="P54"><text:span text:style-name="T459">В</text:span><text:span text:style-name="T456">ыражения, свяханые с физической активностью:</text:span></text:p>
      <text:list xml:id="list1724437151" text:style-name="L26">
        <text:list-item>
          <text:p text:style-name="P490">have a good journey — добраться без проблем (пожелание);</text:p>
        </text:list-item>
        <text:list-item>
          <text:p text:style-name="P490">have a good flight — хорошо долететь (пожелание);</text:p>
        </text:list-item>
        <text:list-item>
          <text:p text:style-name="P490">have a lift — подвести (на машине);</text:p>
        </text:list-item>
        <text:list-item>
          <text:p text:style-name="P490">have a ride — проехаться;</text:p>
        </text:list-item>
        <text:list-item>
          <text:p text:style-name="P490">have a walk — пройтись (прогуляться);</text:p>
        </text:list-item>
        <text:list-item>
          <text:p text:style-name="P490">have a swim — поплавать;</text:p>
        </text:list-item>
        <text:list-item>
          <text:p text:style-name="P490">have a hug — обняться;</text:p>
        </text:list-item>
        <text:list-item>
          <text:p text:style-name="P490">have a kiss — поцеловаться.</text:p>
        </text:list-item>
      </text:list>
      <text:p text:style-name="P125"/>
      <text:p text:style-name="P124">Глагол <text:span text:style-name="T2">get</text:span></text:p>
      <text:p text:style-name="P51"/>
      <text:p text:style-name="P51">Переводится по разному, в зависимости от слов, идущих после него. Поэтому его нужно переводить в связке с соседними словами.</text:p>
      <text:p text:style-name="P51"/>
      <text:p text:style-name="P51">Если после <text:span text:style-name="T2">get</text:span> идет существительное, то он передает значение «получать, покупать».</text:p>
      <text:p text:style-name="P51"/>
      <text:p text:style-name="P211">I got an A — Я получил пятерку. (A — это оценка)</text:p>
      <text:p text:style-name="P211">I got a new car — Я купил новую машину.</text:p>
      <text:p text:style-name="P211"/>
      <text:p text:style-name="P51">Если после <text:span text:style-name="T2">get</text:span> идет прилагательное, то это означает «прийти к этому состоянию»,</text:p>
      <text:p text:style-name="P51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1"/>
      <text:p text:style-name="P211">He <text:span text:style-name="T304">got dressed</text:span> quickly and left — Он <text:span text:style-name="T304">оделся</text:span> быстро и ушел.</text:p>
      <text:p text:style-name="P211"/>
      <text:p text:style-name="P51"><text:soft-page-break/>Если <text:span text:style-name="T2">get</text:span> используется с частицей <text:span text:style-name="T2">to</text:span>, то это означает «прибывать в такое-то место».</text:p>
      <text:p text:style-name="P51"/>
      <text:p text:style-name="P211">I got to work late — Я приехал на работу поздно.</text:p>
      <text:p text:style-name="P211">I got to the airport by train — Я приехал в аэропорт на поезде.</text:p>
      <text:p text:style-name="P211"/>
      <text:p text:style-name="P51">Если <text:span text:style-name="T2">get</text:span> используется со средством передвижения, то он приобретает значение</text:p>
      <text:p text:style-name="P601"><text:span text:style-name="T213">«сесть в транспорт». В этом случае он может </text:span><text:span text:style-name="T212">идти</text:span><text:span text:style-name="T213"> с предлогом </text:span><text:span text:style-name="T50">on</text:span><text:span text:style-name="T213">.</text:span></text:p>
      <text:p text:style-name="P51"/>
      <text:p text:style-name="P211">I got on a bus at 5 o`clock — Я сел в автобус в 5 часов.</text:p>
      <text:p text:style-name="P211">I got a taxi — Я взял такси.</text:p>
      <text:p text:style-name="P211"/>
      <text:p text:style-name="P51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1"/>
      <text:p text:style-name="P52">После <text:span text:style-name="T2">get</text:span> могут стоять разные предлоги, от которых он может сильно меняться:</text:p>
      <text:list xml:id="list2259943945" text:style-name="L27">
        <text:list-item>
          <text:p text:style-name="P491">get along — ладить друг с другом;</text:p>
        </text:list-item>
        <text:list-item>
          <text:p text:style-name="P491">get away — удирать;</text:p>
        </text:list-item>
        <text:list-item>
          <text:p text:style-name="P491">get back — вернуться;</text:p>
        </text:list-item>
        <text:list-item>
          <text:p text:style-name="P491">get in — попасть внутрь;</text:p>
        </text:list-item>
        <text:list-item>
          <text:p text:style-name="P491">get on — справиться с ситуацией.</text:p>
        </text:list-item>
      </text:list>
      <text:p text:style-name="P51"/>
      <text:p text:style-name="P211">I`ll get away from work as soon as I can — Я уйду с этой работы, как только смогу.</text:p>
      <text:p text:style-name="P211">Get in the car quickly! — Быстро садись в машину!</text:p>
      <text:p text:style-name="P211">How are you getting on with your new job? — Как дела на новой работе?</text:p>
      <text:p text:style-name="P211"/>
      <text:p text:style-name="P124">Глаголы, в которых все путаются</text:p>
      <text:p text:style-name="P124"/>
      <text:p text:style-name="P402"><text:span text:style-name="T56">Tell</text:span><text:span text:style-name="T217"> и </text:span><text:span text:style-name="T56">say</text:span><text:span text:style-name="T217"> </text:span><text:span text:style-name="T218">передают значение</text:span><text:span text:style-name="T217"> «сказать». Только </text:span><text:span text:style-name="T56">tell</text:span><text:span text:style-name="T217"> </text:span><text:span text:style-name="T218">означает</text:span><text:span text:style-name="T217"> «рассказать кому-то» или «рассказать что-то» и требует дополнения. А </text:span><text:span text:style-name="T56">say</text:span><text:span text:style-name="T217"> означает просто «сказать».</text:span></text:p>
      <text:p text:style-name="P140"/>
      <text:p text:style-name="P212"><text:span text:style-name="T313">Tell me</text:span><text:span text:style-name="T334"> the truth — </text:span><text:span text:style-name="T313">Скажи мне</text:span><text:span text:style-name="T334"> правду.</text:span></text:p>
      <text:p text:style-name="P213"><text:span text:style-name="T323">`It is good,` Mr Bean </text:span><text:span text:style-name="T304">said</text:span><text:span text:style-name="T323"> — «Это хорошо», </text:span><text:span text:style-name="T304">сказал</text:span><text:span text:style-name="T323"> мистер Бин.</text:span></text:p>
      <text:p text:style-name="P268"/>
      <text:p text:style-name="P403"><text:span text:style-name="T57">See, look, watch </text:span><text:span text:style-name="T218">передают значение «видеть». </text:span><text:span text:style-name="T58">See</text:span><text:span text:style-name="T219"> означает «видеть», как визическую возможность. </text:span><text:span text:style-name="T58">Look</text:span><text:span text:style-name="T219"> означает «смотреть» </text:span><text:span text:style-name="T220">как осознанное действие</text:span><text:span text:style-name="T219">. Если смотрят </text:span><text:span text:style-name="T291">на</text:span><text:span text:style-name="T219"> какой-то объект, то доб. предлог </text:span><text:span text:style-name="T58">at</text:span><text:span text:style-name="T219">. W</text:span><text:span text:style-name="T58">atch</text:span><text:span text:style-name="T219"> означает «наблюдать за объектом» и требует дополнения.</text:span></text:p>
      <text:p text:style-name="P141"/>
      <text:p text:style-name="P214"><text:span text:style-name="T323">I </text:span><text:span text:style-name="T304">see</text:span><text:span text:style-name="T323"> a bird in the tree — Я </text:span><text:span text:style-name="T304">вижу</text:span><text:span text:style-name="T323"> птицу на дереве.</text:span></text:p>
      <text:p text:style-name="P213"><text:span text:style-name="T323">Don`t worry, I`m not </text:span><text:span text:style-name="T304">looking</text:span><text:span text:style-name="T323"> — Не волнуйся, я не </text:span><text:span text:style-name="T304">смотрю</text:span><text:span text:style-name="T323">.</text:span></text:p>
      <text:p text:style-name="P213"><text:span text:style-name="T323">I`m </text:span><text:span text:style-name="T304">looking at</text:span><text:span text:style-name="T323"> the dog — Я </text:span><text:span text:style-name="T304">смотрю на</text:span><text:span text:style-name="T323"> собаку.</text:span></text:p>
      <text:p text:style-name="P213"><text:span text:style-name="T323">I like </text:span><text:span text:style-name="T304">watching birds</text:span><text:span text:style-name="T323"> — Мне нравится </text:span><text:span text:style-name="T304">наблюдать за птицами</text:span><text:span text:style-name="T323">.</text:span></text:p>
      <text:p text:style-name="P268"/>
      <text:p text:style-name="P404"><text:span text:style-name="T59">Hear</text:span><text:span text:style-name="T221"> и </text:span><text:span text:style-name="T59">list</text:span><text:span text:style-name="T221"> переводятся как «слышать» и «слушать». Первый означает физическую возможность (подобно </text:span><text:span text:style-name="T59">see</text:span><text:span text:style-name="T221">) а второй — осознанное действие (подобно </text:span><text:span text:style-name="T59">look</text:span><text:span text:style-name="T221">). Когда говорят </text:span></text:p>
      <text:p text:style-name="P404"><text:span text:style-name="T221">о том, что именно слушают, то к </text:span><text:span text:style-name="T59">listen</text:span><text:span text:style-name="T221"> доб. предлог </text:span><text:span text:style-name="T59">to</text:span><text:span text:style-name="T221">, но при переводе он выпадает.</text:span></text:p>
      <text:p text:style-name="P142"/>
      <text:p text:style-name="P215"><text:span text:style-name="T335">Can you </text:span><text:span text:style-name="T314">hear</text:span><text:span text:style-name="T335"> some noise? — Ты </text:span><text:span text:style-name="T314">слышишь</text:span><text:span text:style-name="T335"> шум?</text:span></text:p>
      <text:p text:style-name="P215"><text:span text:style-name="T314">Listen to</text:span><text:span text:style-name="T335"> me, please — Пожалуйста, </text:span><text:span text:style-name="T314">послушай</text:span><text:span text:style-name="T335"> меня.</text:span></text:p>
      <text:p text:style-name="P215"><text:span text:style-name="T335">What music do you </text:span><text:span text:style-name="T314">listen to</text:span><text:span text:style-name="T335">? - Какую музыку ты </text:span><text:span text:style-name="T314">слушает</text:span><text:span text:style-name="T335">?</text:span></text:p>
      <text:p text:style-name="P269"/>
      <text:p text:style-name="P53"><text:span text:style-name="T60">D</text:span><text:span text:style-name="T59">o</text:span><text:span text:style-name="T335"> </text:span><text:span text:style-name="T336">и</text:span><text:span text:style-name="T335"> </text:span><text:span text:style-name="T59">make</text:span><text:span text:style-name="T335"> означают «делать». Только первый имеет абстрактное значение (заниматься</text:span></text:p>
      <text:p text:style-name="P142">делом), а второй больше связан с физической активностью, с созданием предметов.</text:p>
      <text:p text:style-name="P216"><text:soft-page-break/><text:span text:style-name="T335">Could you </text:span><text:span text:style-name="T314">do</text:span><text:span text:style-name="T335"> me a favour — Не мог бы ты </text:span><text:span text:style-name="T314">оказать</text:span><text:span text:style-name="T335"> мне услугу?</text:span></text:p>
      <text:p text:style-name="P216"><text:span text:style-name="T335">I belive she`ll </text:span><text:span text:style-name="T314">make</text:span><text:span text:style-name="T335"> the right choice — Я верю, что она </text:span><text:span text:style-name="T314">сделает</text:span><text:span text:style-name="T335"> правильный выбор.</text:span></text:p>
      <text:p text:style-name="P142"/>
      <text:p text:style-name="P143">Устойчивые выражения с do:</text:p>
      <text:list xml:id="list750739021" text:style-name="L28">
        <text:list-item>
          <text:p text:style-name="P539">do an exam/test — сдавать экзамен/тест;</text:p>
        </text:list-item>
        <text:list-item>
          <text:p text:style-name="P539">do a course — пройти курс;</text:p>
        </text:list-item>
        <text:list-item>
          <text:p text:style-name="P539">do work/homework/housework — делать работу / домашнюю работу / работу по дому;</text:p>
        </text:list-item>
        <text:list-item>
          <text:p text:style-name="P539">do a favour — оказывать услугу;</text:p>
        </text:list-item>
        <text:list-item>
          <text:p text:style-name="P539">do business — заниматься бизнесом;</text:p>
        </text:list-item>
        <text:list-item>
          <text:p text:style-name="P539">do right/wrong — поступать правильно/неправильно;</text:p>
        </text:list-item>
        <text:list-item>
          <text:p text:style-name="P539">do the shopping — делать покупки;</text:p>
        </text:list-item>
        <text:list-item>
          <text:p text:style-name="P539">do the wassing up — мыть посуду;</text:p>
        </text:list-item>
      </text:list>
      <text:p text:style-name="P142"/>
      <text:p text:style-name="P143">Устойчивые выражения с make:</text:p>
      <text:list xml:id="list716278662" text:style-name="L29">
        <text:list-item>
          <text:p text:style-name="P540">make a noise — шуметь;</text:p>
        </text:list-item>
        <text:list-item>
          <text:p text:style-name="P540">make a bed — застилать постель;</text:p>
        </text:list-item>
        <text:list-item>
          <text:p text:style-name="P540">make a cake/tea/dinner — приготовить торт/чай/ужин;</text:p>
        </text:list-item>
        <text:list-item>
          <text:p text:style-name="P540">make a choice — сделать выбор;</text:p>
        </text:list-item>
        <text:list-item>
          <text:p text:style-name="P540">make a scision — принять решение;</text:p>
        </text:list-item>
        <text:list-item>
          <text:p text:style-name="P540">make a promise — обещать, дать обещание;</text:p>
        </text:list-item>
        <text:list-item>
          <text:p text:style-name="P540">make a friends — подружиться.</text:p>
        </text:list-item>
      </text:list>
      <text:p text:style-name="Standard"/>
      <text:p text:style-name="Standard"/>
      <text:p text:style-name="P56"><text:span text:style-name="T447">И</text:span><text:span text:style-name="T448">нфинитив и герундий</text:span></text:p>
      <text:p text:style-name="P405"/>
      <text:p text:style-name="P409">Когда в английском предложении несколько глаголов идут подряд, то первый является <text:span text:style-name="T460">смысловым</text:span>, а следующ<text:span text:style-name="T460">ие</text:span>, свободны<text:span text:style-name="T460">е</text:span> от времени, <text:span text:style-name="T460">будут</text:span> в форме инфинитива или герундия.</text:p>
      <text:p text:style-name="P405"/>
      <text:p text:style-name="P405">Инфинитив и герундий дополняют по смыслу сказуемое. Они являются взаимозаменяемы</text:p>
      <text:p text:style-name="P405">и в основном используются по наитию либо в зависимости от диалекта.</text:p>
      <text:p text:style-name="Standard"/>
      <text:p text:style-name="P374">Инфинитив</text:p>
      <text:p text:style-name="P406"/>
      <text:p text:style-name="P406">Это глагол в начальной форме, который почти всегда пишется с частицей to.</text:p>
      <text:p text:style-name="P407"/>
      <text:p text:style-name="P218">We <text:span text:style-name="T117">promise</text:span> <text:span text:style-name="T304">to get</text:span> the money — Мы обещали <text:span text:style-name="T304">достать</text:span> денег.</text:p>
      <text:p text:style-name="P218">Don`t <text:span text:style-name="T117">forget</text:span> <text:span text:style-name="T304">to write</text:span> importang things — Не забывай <text:span text:style-name="T304">записывать</text:span> самое главное.</text:p>
      <text:p text:style-name="P406"/>
      <text:p text:style-name="P58">Между смысловым глаголом и идущим за ним инфинитивом часто стоит дополнение.</text:p>
      <text:p text:style-name="P310"><text:span text:style-name="T180">Обычно дополнение </text:span><text:span text:style-name="T181">ставиться</text:span><text:span text:style-name="T180"> после: </text:span><text:span text:style-name="T32">ask, tell, advice, expect, pesuade, teach.</text:span></text:p>
      <text:p text:style-name="P218"/>
      <text:p text:style-name="P218">I <text:span text:style-name="T126">asked</text:span> <text:span text:style-name="T128">Mike</text:span> <text:span text:style-name="T304">to come</text:span> in — Я просила Майка войти.</text:p>
      <text:p text:style-name="P218"><text:span text:style-name="T126">Tell</text:span> <text:span text:style-name="T128">them</text:span> <text:span text:style-name="T304">to leave</text:span> us alone — Попроси их оставить нас в покое.</text:p>
      <text:p text:style-name="P218"/>
      <text:p text:style-name="P59">Если после смыслового глагола указано дополнение, то такие предложения удобней</text:p>
      <text:p text:style-name="P59">переводить с использованием придаточного предложения.</text:p>
      <text:p text:style-name="P218"/>
      <text:p text:style-name="P408"><text:span text:style-name="T32">I </text:span><text:span text:style-name="T2">promise you</text:span><text:span text:style-name="T32"> </text:span><text:span text:style-name="T102">to be</text:span><text:span text:style-name="T32"> there always — Я обещаю тебе, </text:span><text:span text:style-name="T102">что буду</text:span><text:span text:style-name="T32"> рядом всегда.</text:span></text:p>
      <text:p text:style-name="P219"/>
      <text:p text:style-name="P60"><text:span text:style-name="T460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).</text:p>
      <text:p text:style-name="P296"/>
      <text:p text:style-name="P353"><text:soft-page-break/><text:span text:style-name="T32">I went out </text:span><text:span text:style-name="T102">to buy</text:span><text:span text:style-name="T32"> food — Я вышел, </text:span><text:span text:style-name="T102">чтобы купить</text:span><text:span text:style-name="T32"> еды.</text:span></text:p>
      <text:p text:style-name="P353"><text:span text:style-name="T32">I went out </text:span><text:span text:style-name="T102">for</text:span><text:span text:style-name="T32"> food — Я вышел </text:span><text:span text:style-name="T102">за</text:span><text:span text:style-name="T32"> едой.</text:span></text:p>
      <text:p text:style-name="P333"/>
      <text:p text:style-name="P354">Есть глаголы, после который инфинитив идет без частицы <text:span text:style-name="T2">to</text:span> (голый инфинитив).</text:p>
      <text:p text:style-name="P354">Самыми распространенным из них являются <text:span text:style-name="T2">let</text:span> и <text:span text:style-name="T2">make</text:span>.</text:p>
      <text:p text:style-name="P354"/>
      <text:p text:style-name="P332"><text:span text:style-name="T117">Let</text:span> Peter <text:span text:style-name="T304">explain</text:span> himself — Позволь Питеру <text:span text:style-name="T323">объясниться</text:span>.</text:p>
      <text:p text:style-name="P332"><text:span text:style-name="T117">Let</text:span> us (let`s) <text:span text:style-name="T304">watch</text:span> this movie — Давай посмотрим этот фильм.</text:p>
      <text:p text:style-name="P332"/>
      <text:p text:style-name="P355">Если после <text:span text:style-name="T2">make</text:span> стоит еще один глагол, то в этом случае <text:span text:style-name="T2">make</text:span> переводится не как «делать», </text:p>
      <text:p text:style-name="P355">а как «заставлять». Также после <text:span text:style-name="T2">make</text:span> нужно указать дополнение.</text:p>
      <text:p text:style-name="P332"/>
      <text:p text:style-name="P410"><text:span text:style-name="T357">I can`t </text:span><text:span text:style-name="T123">make</text:span><text:span text:style-name="T357"> </text:span><text:span text:style-name="T132">John</text:span><text:span text:style-name="T357"> </text:span><text:span text:style-name="T353">work</text:span><text:span text:style-name="T357"> — Я не могу заставить Джона работать.</text:span></text:p>
      <text:p text:style-name="P334"/>
      <text:p text:style-name="P126"><text:span text:style-name="T380">Г</text:span><text:span text:style-name="T344">ерундий</text:span></text:p>
      <text:p text:style-name="P356"/>
      <text:p text:style-name="P356">Это нечно среднее между глаголом и существительным, потому что может переводиться</text:p>
      <text:p text:style-name="P412"><text:span text:style-name="T375">и так, и этак. Выглядит как глагол c окончанием -ing</text:span>.</text:p>
      <text:p text:style-name="Standard"/>
      <text:p text:style-name="P413">Герундий <text:span text:style-name="T466">используется после предлогов и некоторых глаголов. </text:span></text:p>
      <text:p text:style-name="P413">В этом случае он переводится глаголом.</text:p>
      <text:p text:style-name="P297"/>
      <text:p text:style-name="P173">I <text:span text:style-name="T117">ran</text:span> for a long time <text:span text:style-name="T462">without</text:span> <text:span text:style-name="T304">stopping</text:span> — Я долго бежал, не <text:span text:style-name="T304">останавливаясь</text:span>.</text:p>
      <text:p text:style-name="P173">Don`t stop. <text:span text:style-name="T117">Keep</text:span> <text:span text:style-name="T462">on</text:span> <text:span text:style-name="T304">running</text:span>! — Не останавливайся. Продолжай <text:span text:style-name="T304">бежать</text:span>!</text:p>
      <text:p text:style-name="P173"/>
      <text:p text:style-name="P414">Между смысловым глаголом <text:span text:style-name="T464">и герундием также </text:span>может стоять дополнение:</text:p>
      <text:p text:style-name="P173">I <text:span text:style-name="T117">saw</text:span> <text:span text:style-name="T128">John</text:span> <text:span text:style-name="T304">working</text:span> in the garden — Я видел, как Джон работает в саду.</text:p>
      <text:p text:style-name="P61"/>
      <text:p text:style-name="P62">Связка go + герундий означает «занимаюсь этим делом»</text:p>
      <text:p text:style-name="P62">А связка <text:span text:style-name="T2">like</text:span> + герундий означает «люблю заниматься этим делом».</text:p>
      <text:p text:style-name="P62"/>
      <text:p text:style-name="P220">Would you like <text:span text:style-name="T304">to go skiing</text:span>? — Ты хочешь <text:span text:style-name="T304">покататься на лыжах</text:span>?</text:p>
      <text:p text:style-name="P220">I would rather <text:span text:style-name="T304">go shopping</text:span> — <text:span text:style-name="T465">Я</text:span> <text:span text:style-name="T465">бы </text:span>лучше <text:span text:style-name="T304">по</text:span><text:span text:style-name="T315">шопилась</text:span>.</text:p>
      <text:p text:style-name="P220">I <text:span text:style-name="T304">like shopping</text:span>! — Я <text:span text:style-name="T304">люблю </text:span><text:span text:style-name="T315">шопиться</text:span>!</text:p>
      <text:p text:style-name="P220"/>
      <text:p text:style-name="P63">Если герундий стоит в начале предложения, то он является подлежащим и будет переводиться существительным.</text:p>
      <text:p text:style-name="P63"/>
      <text:p text:style-name="P221"><text:span text:style-name="T316">Swimming</text:span><text:span text:style-name="T467"> is very good for your health — </text:span><text:span text:style-name="T316">Плаванье</text:span><text:span text:style-name="T467"> хорошо для здоровья</text:span></text:p>
      <text:p text:style-name="P221"><text:span text:style-name="T316">Learning</text:span><text:span text:style-name="T467"> English is not easy — </text:span><text:span text:style-name="T316">Изучение</text:span><text:span text:style-name="T467"> английского это нелегко.</text:span></text:p>
      <text:p text:style-name="P63"/>
      <text:p text:style-name="P311">Глаголы, после которых принято использовать герундий:</text:p>
      <text:list xml:id="list1754031441" text:style-name="L30">
        <text:list-item>
          <text:p text:style-name="P492">stop, finish, give up, carry on, go on, keep on (начало или конец процесса);</text:p>
        </text:list-item>
        <text:list-item>
          <text:p text:style-name="P550"><text:span text:style-name="T2">dislike, </text:span><text:span text:style-name="T33">enjoy (отношени</text:span><text:span text:style-name="T34">е</text:span><text:span text:style-name="T33"> к чему-то);</text:span></text:p>
        </text:list-item>
        <text:list-item>
          <text:p text:style-name="P493"><text:span text:style-name="T461">see, watch, hear, listen to (чувственн</text:span><text:span text:style-name="T468">ые</text:span><text:span text:style-name="T461"> восприяти</text:span><text:span text:style-name="T468">е</text:span><text:span text:style-name="T461">);</text:span></text:p>
        </text:list-item>
        <text:list-item>
          <text:p text:style-name="P493"><text:span text:style-name="T467">suggest, mind, avoid, practive, can`t help </text:span><text:span text:style-name="T464">(</text:span><text:span text:style-name="T468">другие глаголы и словосочетания)</text:span><text:span text:style-name="T467">;</text:span></text:p>
        </text:list-item>
      </text:list>
      <text:p text:style-name="P64"/>
      <text:p text:style-name="P223"><text:span text:style-name="T182">Г</text:span><text:span text:style-name="T150">лаголы, после которых можно использовать как инфинитив, так и герундий:</text:span></text:p>
      <text:list xml:id="list591437295" text:style-name="L31">
        <text:list-item>
          <text:p text:style-name="P494">start, begin, continues (связанные с процессом)</text:p>
        </text:list-item>
        <text:list-item>
          <text:p text:style-name="P494">love, like, hate, prefer (связанные с отношением)</text:p>
        </text:list-item>
      </text:list>
      <text:p text:style-name="P65"/>
      <text:p text:style-name="P222">I started to leart English at school / I started learning English at school.</text:p>
      <text:p text:style-name="P63"><text:soft-page-break/><text:span text:style-name="T449">Формальное подлежащее </text:span><text:span text:style-name="T453">(</text:span><text:span text:style-name="T452">Dummy subject</text:span><text:span text:style-name="T453">)</text:span></text:p>
      <text:p text:style-name="P63"/>
      <text:p text:style-name="P415"><text:span text:style-name="T184">Когда в авнглийском предложении отсутстует подлежащее, то на его место ставят формальное подлежащее. Обычно это либо </text:span><text:span text:style-name="T35">there</text:span><text:span text:style-name="T184">, либо </text:span><text:span text:style-name="T35">it</text:span><text:span text:style-name="T184">, но иногда это могут быть: </text:span><text:span text:style-name="T35">they</text:span><text:span text:style-name="T184">, </text:span><text:span text:style-name="T35">this</text:span><text:span text:style-name="T184">, </text:span><text:span text:style-name="T35">that</text:span><text:span text:style-name="T184">, </text:span><text:span text:style-name="T35">you</text:span><text:span text:style-name="T184"> и др. Такие предложения удобнее переводить с конца.</text:span></text:p>
      <text:p text:style-name="P67"/>
      <text:p text:style-name="P415"><text:span text:style-name="T184">Подлежащее </text:span><text:span text:style-name="T35">there</text:span><text:span text:style-name="T184"> всегда идет в связке с глаголом </text:span><text:span text:style-name="T35">be</text:span><text:span text:style-name="T184">. Оно необходимо, чтобы указать</text:span></text:p>
      <text:p text:style-name="P415"><text:span text:style-name="T184">на местоположение существительного, которое идет после </text:span><text:span text:style-name="T35">be</text:span><text:span text:style-name="T184">.</text:span></text:p>
      <text:p text:style-name="P67"/>
      <text:p text:style-name="P224"><text:span text:style-name="T116">There</text:span><text:span text:style-name="T469"> </text:span><text:span text:style-name="T127">is</text:span><text:span text:style-name="T469"> </text:span><text:span text:style-name="T134">a new restaurant</text:span><text:span text:style-name="T469"> </text:span><text:span text:style-name="T141">in King Street</text:span><text:span text:style-name="T469"> — На Кинг-стрит есть новый ресторан.</text:span></text:p>
      <text:p text:style-name="P224"><text:span text:style-name="T116">There</text:span><text:span text:style-name="T469"> </text:span><text:span text:style-name="T127">was</text:span><text:span text:style-name="T469"> </text:span><text:span text:style-name="T134">a fight</text:span><text:span text:style-name="T469"> </text:span><text:span text:style-name="T141">in the street today</text:span><text:span text:style-name="T469"> — На улице сегодня была драка.</text:span></text:p>
      <text:p text:style-name="P63"/>
      <text:p text:style-name="P62">Иногда с помощью <text:span text:style-name="T2">there</text:span> + <text:span text:style-name="T2">be</text:span> говорят о существительном, которое не соверша<text:span text:style-name="T470">ет никаких</text:span></text:p>
      <text:p text:style-name="P62">действий, но с которым связана дополнительная информация.</text:p>
      <text:p text:style-name="P220"/>
      <text:p text:style-name="P220">There is something I want to tell you — Есть, кое-что, что я должен сказать тебе.</text:p>
      <text:p text:style-name="P220"/>
      <text:p text:style-name="P62">Подлежащее <text:span text:style-name="T2">it</text:span> обычно используется, когда надо сообщить время или сказать о погоде.</text:p>
      <text:p text:style-name="P68">После него может идти существительное, прилагательное или глагол (любой).</text:p>
      <text:p text:style-name="P220"/>
      <text:p text:style-name="P220"><text:span text:style-name="T110">It</text:span> <text:span text:style-name="T117">is</text:span> 5 o`clock — Сейчас 5 часов.</text:p>
      <text:p text:style-name="P220"><text:span text:style-name="T110">It</text:span> <text:span text:style-name="T117">is</text:span> warm — Тепло.</text:p>
      <text:p text:style-name="P220"><text:span text:style-name="T110">It</text:span> often <text:span text:style-name="T117">snows</text:span> in the winter — Зимой часто идет снег.</text:p>
      <text:p text:style-name="P220"/>
      <text:p text:style-name="P62">Также формальное подлежащее используется, когда действие не выполняет кто-то</text:p>
      <text:p text:style-name="P416"><text:span text:style-name="T183">конкретный. Такие предложения можно </text:span><text:span text:style-name="T185">переводить</text:span><text:span text:style-name="T183"> из активного залога в пассивный.</text:span></text:p>
      <text:p text:style-name="P62"/>
      <text:p text:style-name="P173">They say this film is interesting / This film is said to be interesting —</text:p>
      <text:p text:style-name="P173">Говорят, этот фильминтересный.</text:p>
      <text:p text:style-name="P220"/>
      <text:p text:style-name="P220"/>
      <text:p text:style-name="P425"><text:span text:style-name="T450">Местоимени</text:span><text:span text:style-name="T451">е</text:span><text:span text:style-name="T450"> </text:span><text:span text:style-name="T453">(Pronoun)</text:span></text:p>
      <text:p text:style-name="P62"/>
      <text:p text:style-name="P418"><text:span text:style-name="T183">Это слово, которым заменяют имя человека, название предмета или понятие. </text:span><text:span text:style-name="T186">М</text:span><text:span text:style-name="T183">естоимения </text:span><text:span text:style-name="T201">бывают</text:span><text:span text:style-name="T183">: </text:span><text:span text:style-name="T186">личны</text:span><text:span text:style-name="T201">ми</text:span><text:span text:style-name="T186">, притяжательны</text:span><text:span text:style-name="T201">ми</text:span><text:span text:style-name="T186">, возвратны</text:span><text:span text:style-name="T201">ми</text:span><text:span text:style-name="T186">, указательны</text:span><text:span text:style-name="T201">ми,</text:span><text:span text:style-name="T186"> неопределенны</text:span><text:span text:style-name="T201">ми</text:span><text:span text:style-name="T186">.</text:span></text:p>
      <text:p text:style-name="P69"/>
      <text:p text:style-name="P131">Личные местоимения</text:p>
      <text:p text:style-name="P69"/>
      <text:p text:style-name="P434"><text:span text:style-name="T186">Имеют 2 формы: именительный и объектный падеж. В английском языке</text:span><text:span text:style-name="T201"> всего </text:span><text:span text:style-name="T191">2</text:span><text:span text:style-name="T186"> падежа: именительный и объектный. Объектный падеж соответсвует косвенному падежу</text:span></text:p>
      <text:p text:style-name="P434"><text:span text:style-name="T186">(</text:span><text:span text:style-name="T201">в русском языке косвенные падежи, </text:span><text:span text:style-name="T186">это все, кроме именительного).</text:span></text:p>
      <text:p text:style-name="P69"/>
      <text:p text:style-name="P420"><text:span text:style-name="T150">Личные местоимения </text:span><text:span text:style-name="T188">в именительном падеже</text:span><text:span text:style-name="T189"> </text:span><text:span text:style-name="T190">отвечают на вопросы «кто?», «что?» </text:span></text:p>
      <text:p text:style-name="P419"><text:span text:style-name="T190">и заменяют </text:span><text:span text:style-name="T191">собой </text:span><text:span text:style-name="T190">подлежащее:</text:span></text:p>
      <text:list xml:id="list1436786465" text:style-name="L32">
        <text:list-item>
          <text:p text:style-name="P495">I — я;</text:p>
        </text:list-item>
        <text:list-item>
          <text:p text:style-name="P495">you — ты/вы;</text:p>
        </text:list-item>
        <text:list-item>
          <text:p text:style-name="P495">he — он;</text:p>
        </text:list-item>
        <text:list-item>
          <text:p text:style-name="P495">she — она;</text:p>
        </text:list-item>
        <text:list-item>
          <text:p text:style-name="P495">it — он/она/оно/это;</text:p>
        </text:list-item>
        <text:list-item>
          <text:p text:style-name="P495">we — мы;</text:p>
        </text:list-item>
        <text:list-item>
          <text:p text:style-name="P495">they — они;</text:p>
        </text:list-item>
      </text:list>
      <text:p text:style-name="P298"/>
      <text:p text:style-name="P228"><text:soft-page-break/><text:span text:style-name="T110">I</text:span> <text:span text:style-name="T117">love</text:span> <text:span text:style-name="T128">Jave</text:span> — Я люблю Джейн</text:p>
      <text:p text:style-name="P228"/>
      <text:p text:style-name="P70"><text:span text:style-name="T474">Местоимение</text:span><text:span text:style-name="T39"> </text:span><text:span text:style-name="T2">I</text:span> заменяет первое лицо <text:span text:style-name="T473">и</text:span> <text:span text:style-name="T473">в</text:span>сегда пишется с большой буквы. </text:p>
      <text:p text:style-name="P70"><text:span text:style-name="T474">Местоимения </text:span><text:span text:style-name="T39">h</text:span><text:span text:style-name="T2">e, she</text:span> заменяют человека. Они не могут заменить предмет или животное.</text:p>
      <text:p text:style-name="P69"/>
      <text:p text:style-name="P70"><text:span text:style-name="T474">Местоимение</text:span><text:span text:style-name="T39"> y</text:span><text:span text:style-name="T2">ou</text:span> заменяет второе лицо. По умолчанию означает «вы» и лишь по тону </text:p>
      <text:p text:style-name="P70">и словам можно догадаться что вместо «вы», хотят сказать «ты».</text:p>
      <text:p text:style-name="P69"/>
      <text:p text:style-name="P418"><text:span text:style-name="T187">Местоимение</text:span><text:span text:style-name="T37"> i</text:span><text:span text:style-name="T38">t</text:span><text:span text:style-name="T186"> заменяет неодушевленный предмет </text:span><text:span text:style-name="T187">и</text:span><text:span text:style-name="T186"> животн</text:span><text:span text:style-name="T188">ое (в единственном числе)</text:span><text:span text:style-name="T186">.</text:span></text:p>
      <text:p text:style-name="P421"><text:span text:style-name="T188">Местоимение</text:span><text:span text:style-name="T38"> they</text:span><text:span text:style-name="T186"> </text:span><text:span text:style-name="T188">з</text:span><text:span text:style-name="T186">аменя</text:span><text:span text:style-name="T188">е</text:span><text:span text:style-name="T186">т людей и неодушевленные предметы.</text:span></text:p>
      <text:p text:style-name="P69"/>
      <text:p text:style-name="P418"><text:span text:style-name="T38">Where is the </text:span><text:span text:style-name="T103">book</text:span><text:span text:style-name="T38">? </text:span><text:span text:style-name="T103">It</text:span><text:span text:style-name="T38"> is on the table — Где </text:span><text:span text:style-name="T103">книга</text:span><text:span text:style-name="T38">? </text:span><text:span text:style-name="T103">Она</text:span><text:span text:style-name="T38"> на столе.</text:span></text:p>
      <text:p text:style-name="P227"><text:span text:style-name="T472">Where are the </text:span><text:span text:style-name="T317">keys</text:span><text:span text:style-name="T472">? </text:span><text:span text:style-name="T317">They</text:span><text:span text:style-name="T472"> are on the table — Где </text:span><text:span text:style-name="T317">ключи</text:span><text:span text:style-name="T472">? </text:span><text:span text:style-name="T317">Они</text:span><text:span text:style-name="T472"> на столе.</text:span></text:p>
      <text:p text:style-name="P227"/>
      <text:p text:style-name="P316"><text:span text:style-name="T189">Если</text:span><text:span text:style-name="T188"> сказуемое </text:span><text:span text:style-name="T189">это</text:span><text:span text:style-name="T186">: </text:span><text:span text:style-name="T38">like</text:span><text:span text:style-name="T186">, </text:span><text:span text:style-name="T38">have</text:span><text:span text:style-name="T186">, </text:span><text:span text:style-name="T38">enjoy,</text:span><text:span text:style-name="T186"> </text:span><text:span text:style-name="T38">need</text:span><text:span text:style-name="T186">, </text:span><text:span text:style-name="T189">то </text:span><text:span text:style-name="T186">подлежащие </text:span><text:span text:style-name="T189">будет</text:span><text:span text:style-name="T186"> </text:span><text:span text:style-name="T189">в </text:span><text:span text:style-name="T188">объектн</text:span><text:span text:style-name="T189">ом</text:span><text:span text:style-name="T186"> падеж</text:span><text:span text:style-name="T189">е</text:span><text:span text:style-name="T186">.</text:span></text:p>
      <text:p text:style-name="P226"><text:span text:style-name="T304">I</text:span> like my job — <text:span text:style-name="T304">Мне</text:span> нравится моя работа.</text:p>
      <text:p text:style-name="P69"/>
      <text:p text:style-name="P72">Личные местоимения в объектном падеже <text:span text:style-name="T475">отвечают на вопрос</text:span><text:span text:style-name="T476">ы</text:span><text:span text:style-name="T475"> «кого?», «кому?», «кем?» </text:span><text:s/></text:p>
      <text:p text:style-name="P71"><text:span text:style-name="T475">(«чего?», «чему?», «чем?» для неодушевлен.) и </text:span><text:span text:style-name="T474">заменяют дополнение:</text:span></text:p>
      <text:list xml:id="list3602540472" text:style-name="L33">
        <text:list-item>
          <text:p text:style-name="P496">me — меня, мне, мной;</text:p>
        </text:list-item>
        <text:list-item>
          <text:p text:style-name="P496">you — тебя, тебе, тобой / вас, вам, вами;</text:p>
        </text:list-item>
        <text:list-item>
          <text:p text:style-name="P496">him — его, ему, им;</text:p>
        </text:list-item>
        <text:list-item>
          <text:p text:style-name="P496">her — ее, ей;</text:p>
        </text:list-item>
        <text:list-item>
          <text:p text:style-name="P497">it — его, ему, им, <text:span text:style-name="T475">ее, ей</text:span> (неодушевлен.);</text:p>
        </text:list-item>
        <text:list-item>
          <text:p text:style-name="P496">us — нас, нам, нами;</text:p>
        </text:list-item>
        <text:list-item>
          <text:p text:style-name="P496">them — их, им, ими.</text:p>
        </text:list-item>
      </text:list>
      <text:p text:style-name="P230"/>
      <text:p text:style-name="P229"><text:span text:style-name="T110">Jane</text:span> <text:span text:style-name="T117">loves</text:span> <text:span text:style-name="T128">me</text:span> — Джейн любит меня</text:p>
      <text:p text:style-name="P132"/>
      <text:p text:style-name="P132">Притяжательные местоимения</text:p>
      <text:p text:style-name="P80"/>
      <text:p text:style-name="P73">Отвечают на вопрос «чей?» и заменяют собой артикли.</text:p>
      <text:p text:style-name="P73"/>
      <text:p text:style-name="P74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list xml:id="list1025135847" text:style-name="L34">
        <text:list-item>
          <text:p text:style-name="P498">my — мой;</text:p>
        </text:list-item>
        <text:list-item>
          <text:p text:style-name="P498">your — твой/ваш;</text:p>
        </text:list-item>
        <text:list-item>
          <text:p text:style-name="P498">his — его;</text:p>
        </text:list-item>
        <text:list-item>
          <text:p text:style-name="P498">her — ее;</text:p>
        </text:list-item>
        <text:list-item>
          <text:p text:style-name="P498">its — этого.</text:p>
        </text:list-item>
        <text:list-item>
          <text:p text:style-name="P498">our — наш;</text:p>
        </text:list-item>
        <text:list-item>
          <text:p text:style-name="P498">their — их;</text:p>
        </text:list-item>
      </text:list>
      <text:p text:style-name="P231"/>
      <text:p text:style-name="P231">I like <text:span text:style-name="T304">my work</text:span> — Мне нравится <text:span text:style-name="T304">моя работа</text:span>. (без артикля)</text:p>
      <text:p text:style-name="P231">He likes <text:span text:style-name="T304">his work</text:span> — Ему нравится <text:span text:style-name="T304">его работа</text:span>.</text:p>
      <text:p text:style-name="P231"/>
      <text:p text:style-name="P73">Иногда такие местоимения удобнее переводить словом «свой» и его вариантами.</text:p>
      <text:p text:style-name="P231">He loves <text:span text:style-name="T304">his</text:span> native town — Он любит <text:span text:style-name="T304">свой</text:span> родной город.</text:p>
      <text:p text:style-name="P231"/>
      <text:p text:style-name="P73">Притяжательные местоимения 2го типа употребляются самостоятельно</text:p>
      <text:p text:style-name="P75">(когда существительного нет):</text:p>
      <text:list xml:id="list4215301409" text:style-name="L35">
        <text:list-item>
          <text:p text:style-name="P606">mine — мой;</text:p>
        </text:list-item>
        <text:list-item>
          <text:p text:style-name="P499">yours — твой/ваш;</text:p>
        </text:list-item>
        <text:list-item>
          <text:p text:style-name="P499">his — его;</text:p>
        </text:list-item>
        <text:list-item>
          <text:p text:style-name="P499">hers — ее;</text:p>
        </text:list-item>
        <text:list-item>
          <text:p text:style-name="P499">its — этого;</text:p>
        </text:list-item>
        <text:list-item>
          <text:p text:style-name="P499">ours — наш;</text:p>
        </text:list-item>
        <text:list-item>
          <text:p text:style-name="P499">theirs — их;</text:p>
        </text:list-item>
      </text:list>
      <text:p text:style-name="P232"/>
      <text:p text:style-name="P232">Don`t touch it. It`s <text:span text:style-name="T304">mine</text:span> — Не трогай это. Это <text:span text:style-name="T304">мое</text:span>.</text:p>
      <text:p text:style-name="P232"/>
      <text:p text:style-name="P128">Возвратные местоимения</text:p>
      <text:p text:style-name="P76"/>
      <text:p text:style-name="P422"><text:span text:style-name="T199">Они с</text:span><text:span text:style-name="T192">остоят из 2х частей: корня </text:span><text:span text:style-name="T40">my/your/him/her/it/our/them</text:span><text:span text:style-name="T192"> и окончания </text:span><text:span text:style-name="T40">-self</text:span><text:span text:style-name="T192">. </text:span></text:p>
      <text:p text:style-name="P81"/>
      <text:p text:style-name="P422"><text:span text:style-name="T199">П</text:span><text:span text:style-name="T193">оказывают, что человек совершает дейсвтие по отношению к самому себе и перевод</text:span><text:span text:style-name="T199">ся</text:span><text:span text:style-name="T193"> словами «себя», «себе», «собой» либо появляются у глаголов, в виде окончания -сь, -ся.</text:span></text:p>
      <text:p text:style-name="P82"/>
      <text:p text:style-name="P233"><text:span text:style-name="T477">I looked at </text:span><text:span text:style-name="T318">myself</text:span><text:span text:style-name="T477"> in the mirror — Я посмотрела на </text:span><text:span text:style-name="T318">себя</text:span><text:span text:style-name="T477"> в зеркало.</text:span></text:p>
      <text:p text:style-name="P233"><text:span text:style-name="T477">He had to explain </text:span><text:span text:style-name="T318">himself</text:span><text:span text:style-name="T477"> — Ему пришлось объяснить</text:span><text:span text:style-name="T318">ся</text:span></text:p>
      <text:p text:style-name="P291"/>
      <text:p text:style-name="P144"><text:span text:style-name="T477">Местоимение, образованное от </text:span><text:span text:style-name="T41">you,</text:span><text:span text:style-name="T477"> имеет варианты: </text:span><text:span text:style-name="T41">yourself</text:span><text:span text:style-name="T477"> и </text:span><text:span text:style-name="T41">yourselves</text:span><text:span text:style-name="T477">. Это практически</text:span></text:p>
      <text:p text:style-name="P154">единственный случай в английском, когда видны отличия между «ты» и «вы».</text:p>
      <text:p text:style-name="P144"/>
      <text:p text:style-name="P270">You talk to yourself when you sleep — Ты говоришь с собой, когда спишь.</text:p>
      <text:p text:style-name="P270">You should belive in yourselves — Вы должны верить в себя.</text:p>
      <text:p text:style-name="P270"/>
      <text:p text:style-name="P144">Местоимение <text:span text:style-name="T2">itself</text:span> используется в значении «сам по себе», «само собой» и стоит после</text:p>
      <text:p text:style-name="P144">существительных в единственном числе или абстракный понятиях.</text:p>
      <text:p text:style-name="P270"/>
      <text:p text:style-name="P270">I hope crisis resolves itself — Я надеюсь, кризис разрешится сам собой.</text:p>
      <text:p text:style-name="P270"/>
      <text:p text:style-name="P145">Глаголы, <text:span text:style-name="T479">с которыми</text:span> не используются возвратные местоимения: <text:span text:style-name="T2">concentrate, relax, feel, meet</text:span>.</text:p>
      <text:p text:style-name="P144"/>
      <text:p text:style-name="P270">I feel good — Я чувствую себя хорошо <text:span text:style-name="T479">(feel myself — неправильно)</text:span>.</text:p>
      <text:p text:style-name="P270">You need to relax — Тебе нужно расслабиться.</text:p>
      <text:p text:style-name="P270"/>
      <text:p text:style-name="P144">Возвратные местоимения также используются, когда необходимо подчеркнуть что человек</text:p>
      <text:p text:style-name="P144">сделал что-то сам. В этом случае они так и переводятся: «сам, самостоятельно».</text:p>
      <text:p text:style-name="P144"/>
      <text:p text:style-name="P270">If you want to do it well, do it yourself — Хочешь сделать хорошо, делай это сам.</text:p>
      <text:p text:style-name="P270"/>
      <text:p text:style-name="P129">Указательные местоимения</text:p>
      <text:p text:style-name="P144"/>
      <text:p text:style-name="P426"><text:span text:style-name="T483">Они у</text:span>казывают на человека, предмет или <text:span text:style-name="T481">мысль. </text:span><text:span text:style-name="T482">Заменяются артиклем the:</text:span></text:p>
      <text:list xml:id="list396377621" text:style-name="L36">
        <text:list-item>
          <text:p text:style-name="P541">this, <text:span text:style-name="T480">that</text:span> — этот, <text:span text:style-name="T480">тот</text:span>;</text:p>
        </text:list-item>
        <text:list-item>
          <text:p text:style-name="P542">these, those — эти, те;</text:p>
        </text:list-item>
      </text:list>
      <text:p text:style-name="P271"/>
      <text:p text:style-name="P147">Если объект близко, то используют<text:span text:style-name="T480">ся</text:span> this <text:span text:style-name="T480">или </text:span>these. </text:p>
      <text:p text:style-name="P147">Если объект далеко и до него не дотянуться — то that <text:span text:style-name="T480">или </text:span>those.</text:p>
      <text:p text:style-name="P146"/>
      <text:p text:style-name="P271">This is my friend Joe — <text:span text:style-name="T480">(Вот) Э</text:span>то мой друг Джо.</text:p>
      <text:p text:style-name="P271">Those pictures on the wall are very beautiful — Те картины на стене очень красивые.</text:p>
      <text:p text:style-name="P434"><text:soft-page-break/><text:span text:style-name="T222">Очень часто </text:span><text:span text:style-name="T61">this</text:span><text:span text:style-name="T222"> и </text:span><text:span text:style-name="T61">that</text:span><text:span text:style-name="T222"> выступают формальным подлежащим, указывая на мысль. В этом случае </text:span><text:span text:style-name="T61">this</text:span><text:span text:style-name="T222"> соответсвует тому, о чем человек </text:span><text:span text:style-name="T223">говорит или </text:span><text:span text:style-name="T222">думает сейчас, а </text:span><text:span text:style-name="T61">that</text:span><text:span text:style-name="T222"> — тому, </text:span></text:p>
      <text:p text:style-name="P434"><text:span text:style-name="T222">о чем </text:span><text:span text:style-name="T223">говорил или </text:span><text:span text:style-name="T222">думал раньше. Также </text:span><text:span text:style-name="T61">that</text:span><text:span text:style-name="T222"> может указывать на прошло</text:span><text:span text:style-name="T233">е </text:span><text:span text:style-name="T222">событие.</text:span></text:p>
      <text:p text:style-name="P148"/>
      <text:p text:style-name="P272">I`ve got a new job! That`s good news — Я получил работу. Это хорошие новости</text:p>
      <text:p text:style-name="P272">(that указывает на озвученную ранее мысл<text:span text:style-name="T482">ь</text:span>).</text:p>
      <text:p text:style-name="P148"/>
      <text:p text:style-name="P272">Thanks for help. That was nice of you — Спасибо за помощь. Это было мило с вашей стороны (that указывает на ранее произошедшее событие).</text:p>
      <text:p text:style-name="P146"/>
      <text:p text:style-name="P149">Часто, вместо <text:span text:style-name="T2">this is</text:span> используют <text:span text:style-name="T2">it is</text:span>. Разницы между этим словосочетаниями нет.</text:p>
      <text:p text:style-name="P273">This is my book / It is my book — Это моя книга.</text:p>
      <text:p text:style-name="P273"/>
      <text:p text:style-name="P130">Неопределенные местоимения</text:p>
      <text:p text:style-name="P149"/>
      <text:p text:style-name="P150">Они связаны с чем-то неопределенным и часто выпадают при переводе. </text:p>
      <text:p text:style-name="P150">Основные из них это: <text:s/><text:span text:style-name="T2">some, any, no, every. </text:span></text:p>
      <text:p text:style-name="P150"/>
      <text:p text:style-name="P427"><text:span text:style-name="T224">Местоимения </text:span><text:span text:style-name="T62">some</text:span><text:span text:style-name="T224"> и </text:span><text:span text:style-name="T62">any</text:span><text:span text:style-name="T224"> означают «какой-то», «некоторый», «несколько». </text:span><text:span text:style-name="T225">Они с</text:span><text:span text:style-name="T224">тоят перед существительным во множественно числе или перед неисчисляемым существительным.</text:span></text:p>
      <text:p text:style-name="P150"/>
      <text:p text:style-name="P274">I have some friends — У меня есть (некоторые) друзья.</text:p>
      <text:p text:style-name="P274">Give me some water, please — Дай мне немного воды, пожалуйста.</text:p>
      <text:p text:style-name="P150"/>
      <text:p text:style-name="P150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50">Связка <text:span text:style-name="T2">not</text:span> + <text:span text:style-name="T2">any</text:span> обычно переводится двойным отрицанием.</text:p>
      <text:p text:style-name="P150"/>
      <text:p text:style-name="P274">I have n<text:span text:style-name="T486">o</text:span>t got any friends — У меня нет никаких друзей.</text:p>
      <text:p text:style-name="P274"/>
      <text:p text:style-name="P151">В утвержениях <text:span text:style-name="T2">some</text:span> ставить не обязательно. <text:span text:style-name="T484">А вот в вопросах активно используются </text:span></text:p>
      <text:p text:style-name="P155">оба местоимения, т. к. здесь они передают разный смысл.</text:p>
      <text:p text:style-name="P150"/>
      <text:p text:style-name="P428"><text:span text:style-name="T63">Some</text:span><text:span text:style-name="T225"> в вопросах имеет позитивный оттенок и используется когда что-то предлагают или просят, предполагая что это </text:span><text:span text:style-name="T226">есть</text:span><text:span text:style-name="T225"> у самих, либо у т</text:span><text:span text:style-name="T226">ех</text:span><text:span text:style-name="T225">, кому адресована просьба.</text:span></text:p>
      <text:p text:style-name="P151"/>
      <text:p text:style-name="P428"><text:span text:style-name="T62">Any,</text:span><text:span text:style-name="T224"> </text:span><text:span text:style-name="T226">наоборот, </text:span><text:span text:style-name="T224">передает сомнение </text:span><text:span text:style-name="T226">о </text:span><text:span text:style-name="T224">наличии </text:span><text:span text:style-name="T226">того</text:span><text:span text:style-name="T224">, </text:span><text:span text:style-name="T227">что</text:span><text:span text:style-name="T224"> спрашивают, поэтому обычно используется </text:span><text:span text:style-name="T226">в вопросах</text:span><text:span text:style-name="T224">, </text:span><text:span text:style-name="T226">где</text:span><text:span text:style-name="T224"> нужн</text:span><text:span text:style-name="T234">а</text:span><text:span text:style-name="T224"> дополнительн</text:span><text:span text:style-name="T234">ая</text:span><text:span text:style-name="T224"> информаци</text:span><text:span text:style-name="T234">я</text:span><text:span text:style-name="T224">.</text:span></text:p>
      <text:p text:style-name="P151"/>
      <text:p text:style-name="P275">Would you like some milk? — Вы хотите молока? (<text:span text:style-name="T485">могу </text:span>поделиться)</text:p>
      <text:p text:style-name="P275">Could you give me some milk? — Я могу попросить молока? (поделитесь пожалуйста)</text:p>
      <text:p text:style-name="P275">Have you got any milk in the fridge? — У тебя есть молоко в холодильнике?</text:p>
      <text:p text:style-name="P275"/>
      <text:p text:style-name="P151">Если задается вопрос и ожидается положительный ответ, то используется <text:span text:style-name="T2">some</text:span>.</text:p>
      <text:p text:style-name="P275">Are you waiting for some people? — Ты ждешь каких-то людей? (не так ли?)</text:p>
      <text:p text:style-name="P275"/>
      <text:p text:style-name="P435"><text:span text:style-name="T235">Местоимение </text:span><text:span text:style-name="T67">no</text:span><text:span text:style-name="T235"> </text:span><text:span text:style-name="T236">может </text:span><text:span text:style-name="T235">заменя</text:span><text:span text:style-name="T236">ть</text:span><text:span text:style-name="T235"> </text:span><text:span text:style-name="T67">any</text:span><text:span text:style-name="T235"> в отрицаниях. Оно как бы усиливает </text:span><text:span text:style-name="T236">отрицание</text:span><text:span text:style-name="T235">. </text:span></text:p>
      <text:p text:style-name="P277"/>
      <text:p text:style-name="P153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152"/>
      <text:p text:style-name="P276">There are no shops here / There aren`t any shops here — Здесь нет магазинов.</text:p>
      <text:p text:style-name="P276"/>
      <text:p text:style-name="P429"><text:soft-page-break/><text:span text:style-name="T228">Неопределенные местоимения могут объединяться со словами: </text:span><text:span text:style-name="T64">body/one</text:span><text:span text:style-name="T228">, </text:span><text:span text:style-name="T64">thing</text:span><text:span text:style-name="T228"> или </text:span><text:span text:style-name="T64">where</text:span><text:span text:style-name="T228">.</text:span></text:p>
      <text:p text:style-name="P156">В этом случае они будут переводится как «кто-то», «что-то», «где-то».</text:p>
      <text:p text:style-name="P156"/>
      <text:p text:style-name="P234"><text:span text:style-name="T323">There is </text:span><text:span text:style-name="T304">somebody</text:span><text:span text:style-name="T323"> in the street — </text:span><text:span text:style-name="T304">Кто-то</text:span><text:span text:style-name="T323"> на улице.</text:span></text:p>
      <text:p text:style-name="P234"><text:span text:style-name="T323">Is there </text:span><text:span text:style-name="T304">anybody</text:span><text:span text:style-name="T323"> in the street? — Есть </text:span><text:span text:style-name="T304">кто</text:span><text:span text:style-name="T323"> на улице?</text:span></text:p>
      <text:p text:style-name="P234"><text:span text:style-name="T323">There is </text:span><text:span text:style-name="T304">nobody</text:span><text:span text:style-name="T323"> in the street / There isn`t </text:span><text:span text:style-name="T304">anybody</text:span><text:span text:style-name="T323"> in the street — </text:span><text:span text:style-name="T304">Никого</text:span><text:span text:style-name="T323"> нет на улице.</text:span></text:p>
      <text:p text:style-name="P278"/>
      <text:p text:style-name="P79"><text:span text:style-name="T323">Частица </text:span><text:span text:style-name="T51">not</text:span><text:span text:style-name="T323"> также не используется в одном предложении с </text:span><text:span text:style-name="T51">nobody/nothing/nowhere</text:span><text:span text:style-name="T323">.</text:span></text:p>
      <text:p text:style-name="P429"><text:span text:style-name="T229">О</text:span><text:span text:style-name="T228">кончани</text:span><text:span text:style-name="T229">я</text:span><text:span text:style-name="T228"> </text:span><text:span text:style-name="T64">-body</text:span><text:span text:style-name="T228"> и </text:span><text:span text:style-name="T64">-one</text:span><text:span text:style-name="T228"> </text:span><text:span text:style-name="T229">являются </text:span><text:span text:style-name="T228">взаимозаменяемы</text:span><text:span text:style-name="T229">ми</text:span><text:span text:style-name="T228">.</text:span></text:p>
      <text:p text:style-name="P156"/>
      <text:p text:style-name="P156"/>
      <text:p text:style-name="P7"><text:span text:style-name="T200">П</text:span><text:span text:style-name="T150">ритяжательный падеж </text:span><text:span text:style-name="T2">(Possessive Voice)</text:span></text:p>
      <text:p text:style-name="P156"/>
      <text:p text:style-name="P433"><text:span text:style-name="T232">У</text:span><text:span text:style-name="T228">казывает на владельца </text:span><text:span text:style-name="T232">предмета</text:span><text:span text:style-name="T228">. Чтобы поставить </text:span><text:span text:style-name="T230">владельца</text:span><text:span text:style-name="T228"> в этот падеж, нужно добавить к нему окончание </text:span><text:span text:style-name="T64">`s</text:span><text:span text:style-name="T228">. </text:span><text:span text:style-name="T232">Как</text:span><text:span text:style-name="T228"> и притяжательное местоимение, отвечает на вопрос «чей?». </text:span></text:p>
      <text:p text:style-name="P157"/>
      <text:p text:style-name="P235"><text:span text:style-name="T337">This is </text:span><text:span text:style-name="T319">Tom`s</text:span><text:span text:style-name="T337"> friend — Это друг </text:span><text:span text:style-name="T319">Тома</text:span><text:span text:style-name="T337"> (</text:span><text:span text:style-name="T338">владелец</text:span><text:span text:style-name="T337"> в притяжательном падеже)</text:span></text:p>
      <text:p text:style-name="P235"><text:span text:style-name="T337">This is </text:span><text:span text:style-name="T319">his</text:span><text:span text:style-name="T337"> friend — Это </text:span><text:span text:style-name="T319">его</text:span><text:span text:style-name="T337"> друг (притяжательное местоимение)</text:span></text:p>
      <text:p text:style-name="P156"/>
      <text:p text:style-name="P431"><text:span text:style-name="T228">Если предмет является частью другого </text:span><text:span text:style-name="T231">(большего) </text:span><text:span text:style-name="T228">предмета, то вместо притяжательного падежа используется предлог </text:span><text:span text:style-name="T64">of</text:span><text:span text:style-name="T228">. Т. к. владельцем может быть кто-то живой.</text:span></text:p>
      <text:p text:style-name="P158"/>
      <text:p text:style-name="P279">The wheel of the car — Колесо машины (Car`s wheel неправильно).</text:p>
      <text:p text:style-name="P156"/>
      <text:p text:style-name="P429"><text:span text:style-name="T228">Если </text:span><text:span text:style-name="T230">владелец</text:span><text:span text:style-name="T228"> только подразумевается, то его можно не указывать.</text:span></text:p>
      <text:p text:style-name="P278">This isn`t my car. It`s my brothers`s — Это не моя машина. Она брата.</text:p>
      <text:p text:style-name="P156"/>
      <text:p text:style-name="P430"><text:span text:style-name="T228">Если </text:span><text:span text:style-name="T231">владелец</text:span><text:span text:style-name="T228"> идет в связке с прилагательным или местоимением, </text:span><text:span text:style-name="T230">или владельцев несколько, то </text:span><text:span text:style-name="T65">`s</text:span><text:span text:style-name="T230"> ставится в конце: </text:span><text:span text:style-name="T65">a </text:span><text:span text:style-name="T104">big dog`s</text:span><text:span text:style-name="T65"> owner, </text:span><text:span text:style-name="T104">my friend`s</text:span><text:span text:style-name="T65"> house, </text:span><text:span text:style-name="T105">Tom</text:span><text:span text:style-name="T106"> and </text:span><text:span text:style-name="T105">Jil</text:span><text:span text:style-name="T106">`s</text:span><text:span text:style-name="T64"> wedding.</text:span></text:p>
      <text:p text:style-name="P156"/>
      <text:p text:style-name="P432"><text:span text:style-name="T228">Если </text:span><text:span text:style-name="T231">владелец</text:span><text:span text:style-name="T228"> во множественном числе, то в конце пишется только апостроф, без </text:span><text:span text:style-name="T64">s</text:span><text:span text:style-name="T228">. </text:span></text:p>
      <text:p text:style-name="P159">Но если во множественном числе слово-исключение, то применяются обычные правила: </text:p>
      <text:p text:style-name="P432"><text:span text:style-name="T64">my </text:span><text:span text:style-name="T106">friends`</text:span><text:span text:style-name="T64"> school, </text:span><text:span text:style-name="T106">men`s</text:span><text:span text:style-name="T64"> clothes </text:span><text:span text:style-name="T66">(мужская одежда)</text:span><text:span text:style-name="T228">.</text:span></text:p>
      <text:p text:style-name="P156"/>
      <text:p text:style-name="P156"/>
      <text:p text:style-name="P8"><text:span text:style-name="T200">С</text:span><text:span text:style-name="T150">уществительное </text:span><text:span text:style-name="T2">(Noun)</text:span></text:p>
      <text:p text:style-name="P160"/>
      <text:p text:style-name="P161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436"><text:span text:style-name="T237">За падежи отвечают предлоги, а не окончания: </text:span><text:span text:style-name="T107">to</text:span><text:span text:style-name="T68"> the table — </text:span><text:span text:style-name="T107">к</text:span><text:span text:style-name="T68"> стол</text:span><text:span text:style-name="T107">у</text:span><text:span text:style-name="T237">.</text:span></text:p>
      <text:p text:style-name="P161"/>
      <text:p text:style-name="P133">Множественное число</text:p>
      <text:p text:style-name="P161"/>
      <text:p text:style-name="P161">Распространяется только на существительные и не касается прилагательных.</text:p>
      <text:p text:style-name="P161">Образуется с помощью окончания <text:span text:style-name="T2">-s</text:span> или <text:span text:style-name="T2">-es</text:span>.</text:p>
      <text:p text:style-name="P161"/>
      <text:p text:style-name="P280">A blue ballon<text:span text:style-name="T449">s</text:span> — Голуб<text:span text:style-name="T304">ые</text:span> шарик<text:span text:style-name="T304">и</text:span>.</text:p>
      <text:p text:style-name="P161"/>
      <text:p text:style-name="P133">Исчисляемые и неисчисляемые</text:p>
      <text:p text:style-name="P161"/>
      <text:p text:style-name="P168">Исчисляемые существительные можно посчитать. Они могут быть как в единственном, </text:p>
      <text:p text:style-name="P437"><text:span text:style-name="T238">так и во множественном числе. Количество можно указать числом, наречием или артиклем </text:span><text:span text:style-name="T69">a</text:span><text:span text:style-name="T238">.</text:span></text:p>
      <text:p text:style-name="P236"><text:soft-page-break/><text:span text:style-name="T320">3</text:span><text:span text:style-name="T339"> apples — 3 яблока </text:span><text:span text:style-name="T340">(числительное)</text:span><text:span text:style-name="T339">. </text:span></text:p>
      <text:p text:style-name="P437"><text:span text:style-name="T108">Many</text:span><text:span text:style-name="T69"> books — Много книг </text:span><text:span text:style-name="T70">(местоимение)</text:span><text:span text:style-name="T69">.</text:span></text:p>
      <text:p text:style-name="P236"><text:span text:style-name="T339">I want </text:span><text:span text:style-name="T320">a</text:span><text:span text:style-name="T339"> banana — Я хочу банан </text:span><text:span text:style-name="T340">(артикль a означает one)</text:span><text:span text:style-name="T339">.</text:span></text:p>
      <text:p text:style-name="P283"/>
      <text:p text:style-name="P437"><text:span text:style-name="T238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69">it</text:span><text:span text:style-name="T238">. А чтобы выразить их кол-во</text:span><text:span text:style-name="T239">,</text:span><text:span text:style-name="T238"> используется доп. мерка:</text:span></text:p>
      <text:p text:style-name="P168"/>
      <text:p text:style-name="P169">Мерка для жидкостей:</text:p>
      <text:list xml:id="list589477675" text:style-name="L37">
        <text:list-item>
          <text:p text:style-name="P543">a glass of — стакан;</text:p>
        </text:list-item>
        <text:list-item>
          <text:p text:style-name="P543">a cup of — чашка;</text:p>
        </text:list-item>
        <text:list-item>
          <text:p text:style-name="P543">a jar of — банка;</text:p>
        </text:list-item>
        <text:list-item>
          <text:p text:style-name="P543">a jug of — кувшин;</text:p>
        </text:list-item>
        <text:list-item>
          <text:p text:style-name="P543">a bottle of — бутылка;</text:p>
        </text:list-item>
      </text:list>
      <text:p text:style-name="P168"/>
      <text:p text:style-name="P169">Мерка для сыпучих веществ:</text:p>
      <text:list xml:id="list3346278207" text:style-name="L38">
        <text:list-item>
          <text:p text:style-name="P544">a packet of — упаковка;</text:p>
        </text:list-item>
        <text:list-item>
          <text:p text:style-name="P544">a bowl of — миска;</text:p>
        </text:list-item>
        <text:list-item>
          <text:p text:style-name="P544">a bag of — мешок;</text:p>
        </text:list-item>
        <text:list-item>
          <text:p text:style-name="P544">a kilo of — килограм;</text:p>
        </text:list-item>
      </text:list>
      <text:p text:style-name="P168"/>
      <text:p text:style-name="P169">Мерка для продуктов, которые режут:</text:p>
      <text:list xml:id="list183756135523308" text:continue-numbering="true" text:style-name="L38">
        <text:list-item>
          <text:p text:style-name="P544">a piece/slice of — кусочек;</text:p>
        </text:list-item>
        <text:list-item>
          <text:p text:style-name="P544">a loaf of — буханка;</text:p>
        </text:list-item>
      </text:list>
      <text:p text:style-name="P168"/>
      <text:p text:style-name="P438"><text:span text:style-name="T214">Существительные, которые всегда неислисляемые: </text:span><text:span text:style-name="T51">news, money, bad luck, traffic, furniture, progress, information, advice, hair, paper, food.</text:span></text:p>
      <text:p text:style-name="P283"/>
      <text:p text:style-name="P283">It is good news — Это хорошие новости (без артикля).</text:p>
      <text:p text:style-name="P283">I need good advice — Мне нужен хороший совет (без артикля).</text:p>
      <text:p text:style-name="P283"/>
      <text:p text:style-name="P134">Несколько существительных рядом</text:p>
      <text:p text:style-name="P162"/>
      <text:p text:style-name="P162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162">Первое существительное всегда стоит в единственном числе.</text:p>
      <text:p text:style-name="P162"/>
      <text:p text:style-name="P281">A tennis ball — теннисный мяч / мяч для тенниса;</text:p>
      <text:p text:style-name="P281">A income tax — подоходный налог / налог на прибыль;</text:p>
      <text:p text:style-name="P281"/>
      <text:p text:style-name="P162">Иногда первое существительное имеет окончание -ing. По правилам английского, </text:p>
      <text:p text:style-name="P162">глагол с окончанием -ing грамматически является существительным.</text:p>
      <text:p text:style-name="P162"/>
      <text:p text:style-name="P281">A swimming pool — плавательный бассейн;</text:p>
      <text:p text:style-name="Standard"/>
      <text:p text:style-name="Standard"/>
      <text:p text:style-name="P10">Артикли <text:span text:style-name="T2">(Articles)</text:span></text:p>
      <text:p text:style-name="P439"/>
      <text:p text:style-name="P440"><text:span text:style-name="T240">Это маленькие слова перед существительными, которые передают </text:span><text:span text:style-name="T241">их</text:span><text:span text:style-name="T240"> краткую характеристику. Есть 2 вида артикля: неопределенный (</text:span><text:span text:style-name="T71">a/an) </text:span><text:span text:style-name="T241">и</text:span><text:span text:style-name="T72"> </text:span><text:span text:style-name="T240">определенный (</text:span><text:span text:style-name="T71">the)</text:span><text:span text:style-name="T240">.</text:span></text:p>
      <text:p text:style-name="P163"/>
      <text:p text:style-name="P164"/>
      <text:p text:style-name="P473">Неопределенный артикль <text:span text:style-name="T42">a/an</text:span></text:p>
      <text:p text:style-name="P164"/>
      <text:p text:style-name="P165">Указывает на какой-то один неопределенный предмет. Каждый человек может представить </text:p>
      <text:p text:style-name="P165">по разному такой предмет. </text:p>
      <text:p text:style-name="P165"/>
      <text:p text:style-name="P282">A house — Дом (один представит особняк, другой — маленький домик).</text:p>
      <text:p text:style-name="P282"/>
      <text:p text:style-name="P165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165"/>
      <text:p text:style-name="P282">I have <text:span text:style-name="T304">a</text:span> cat / I have <text:span text:style-name="T304">one</text:span> cat — У меня есть (одна такая) кошка.</text:p>
      <text:p text:style-name="P282"/>
      <text:p text:style-name="P165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165">Если согласная не произносится, то ставится <text:span text:style-name="T2">an</text:span>: <text:span text:style-name="T2">an hour (аувер), an honesty (анэсти).</text:span></text:p>
      <text:p text:style-name="P282"/>
      <text:p text:style-name="P166">Также этот артикль ставится, когда:</text:p>
      <text:list xml:id="list1092910432" text:style-name="L39">
        <text:list-item>
          <text:p text:style-name="P545">говорят о профессии (I`m a doctor);</text:p>
        </text:list-item>
        <text:list-item>
          <text:p text:style-name="P551"><text:span text:style-name="T72">впервые упоминяют </text:span><text:span text:style-name="T73">объект</text:span><text:span text:style-name="T72"> в разговоре (I have a cat);</text:span></text:p>
        </text:list-item>
        <text:list-item>
          <text:p text:style-name="P552"><text:span text:style-name="T2">дается определение </text:span><text:span text:style-name="T43">объекту</text:span><text:span text:style-name="T2"> (he is a good man).</text:span></text:p>
        </text:list-item>
      </text:list>
      <text:p text:style-name="P282"/>
      <text:p text:style-name="P441"><text:span text:style-name="T241">Если перед существительным </text:span><text:span text:style-name="T242">стоит</text:span><text:span text:style-name="T241"> </text:span><text:span text:style-name="T242">прилагательное</text:span><text:span text:style-name="T241"> </text:span><text:span text:style-name="T242">(</text:span><text:span text:style-name="T241">или несколько</text:span><text:span text:style-name="T242">)</text:span><text:span text:style-name="T241">, </text:span></text:p>
      <text:p text:style-name="P441"><text:span text:style-name="T241">то </text:span><text:span text:style-name="T72">a/</text:span><text:span text:style-name="T73">an</text:span><text:span text:style-name="T241"> ставится перед ним/</text:span><text:span text:style-name="T242">ними.</text:span></text:p>
      <text:p text:style-name="P282"/>
      <text:p text:style-name="P282">a big old house — большой старый дом.</text:p>
      <text:p text:style-name="P282">a black and white cat — черно-белый кот.</text:p>
      <text:p text:style-name="P282"/>
      <text:p text:style-name="P165">При этом перед прилагательным без существительного <text:span text:style-name="T487">артикль</text:span> <text:span text:style-name="T2">a/</text:span><text:span text:style-name="T43">an</text:span> не ставится.</text:p>
      <text:p text:style-name="P282">This book is a good (неправильно). This book is good (правильно).</text:p>
      <text:p text:style-name="P282"/>
      <text:p text:style-name="P135">Определенный артикль <text:span text:style-name="T2">the</text:span></text:p>
      <text:p text:style-name="P292"/>
      <text:p text:style-name="P167">Указывает на определенный предмет или понятие. Т.е. на то, что выделяется из общей массы.</text:p>
      <text:p text:style-name="P167"/>
      <text:p text:style-name="P167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167">А также перед исчисляемым<text:span text:style-name="T489">и</text:span> и неисчисляемым<text:span text:style-name="T489">и</text:span> сущесвтительным<text:span text:style-name="T489">и</text:span>.</text:p>
      <text:p text:style-name="P167"/>
      <text:p text:style-name="P442"><text:span text:style-name="T243">Если предмет или человек упоминаются в речи впервые, то обычно о </text:span><text:span text:style-name="T244">нем</text:span><text:span text:style-name="T243"> еще ничего не известно и поэтому сначала используется неопределенный артикль </text:span><text:span text:style-name="T74">a/an</text:span><text:span text:style-name="T243">. Но если </text:span><text:span text:style-name="T244">он</text:span><text:span text:style-name="T243"> упоминаются в речи повторно, то далее </text:span><text:span text:style-name="T244">используется</text:span><text:span text:style-name="T243"> определенный артикль </text:span><text:span text:style-name="T74">the</text:span><text:span text:style-name="T243">.</text:span></text:p>
      <text:p text:style-name="P167"/>
      <text:p text:style-name="P237"><text:span text:style-name="T341">I have got </text:span><text:span text:style-name="T321">a</text:span><text:span text:style-name="T341"> puppy. </text:span><text:span text:style-name="T321">The</text:span><text:span text:style-name="T341"> puppy is white — У меня есть щенок. (Этот) Щенок белый.</text:span></text:p>
      <text:p text:style-name="P284"/>
      <text:p text:style-name="P167">Определенный артикль может стоять не только перед существительным, но и перед</text:p>
      <text:p text:style-name="P167">прилагательным. В этом случае прилагательное становится существительным.</text:p>
      <text:p text:style-name="P284"/>
      <text:p text:style-name="P238"><text:span text:style-name="T342">R</text:span><text:span text:style-name="T341">ich people — </text:span><text:span text:style-name="T342">Б</text:span><text:span text:style-name="T341">огатые люди; </text:span><text:span text:style-name="T342">The</text:span><text:span text:style-name="T341">e rich — </text:span><text:span text:style-name="T342">Б</text:span><text:span text:style-name="T341">огачи.</text:span></text:p>
      <text:p text:style-name="P285"/>
      <text:p text:style-name="P579"><text:span text:style-name="T488">К</text:span>акой артикль выбрать?</text:p>
      <text:p text:style-name="P286"/>
      <text:p text:style-name="P443"><text:span text:style-name="T245">Можно п</text:span><text:span text:style-name="T244">редставить перед существит</text:span><text:span text:style-name="T245">ельным</text:span><text:span text:style-name="T244"> </text:span><text:span text:style-name="T245">слова:</text:span><text:span text:style-name="T244"> «один», «один такой», «один из».</text:span></text:p>
      <text:p text:style-name="P83"><text:span text:style-name="T323">Если логика предложения не нарушена, то скорее всего нужен </text:span><text:span text:style-name="T51">a/an</text:span><text:span text:style-name="T323">.</text:span></text:p>
      <text:p text:style-name="P286"><text:soft-page-break/></text:p>
      <text:p text:style-name="P286">I`ve got a window in my room — У меня в комнате есть окно (обычное окно, каких много).</text:p>
      <text:p text:style-name="P287"/>
      <text:p text:style-name="P84"><text:span text:style-name="T323">Также можно представить перед существительным слова: </text:span><text:span text:style-name="T75">this, that, these, those</text:span><text:span text:style-name="T323"> или </text:span></text:p>
      <text:p text:style-name="P84"><text:span text:style-name="T323">«тот самый», «именно тот», «конкретное этот» и т. д. Если смысл предложения в целом не изменился, то можно ставить </text:span><text:span text:style-name="T51">the</text:span><text:span text:style-name="T323">.</text:span></text:p>
      <text:p text:style-name="P170"/>
      <text:p text:style-name="P288">Look at the window. It`s broken — Посмотри на окно. Оно разбито.</text:p>
      <text:p text:style-name="P288">(посмотри на это конкретное окно, именно оно разбито).</text:p>
      <text:p text:style-name="P288"/>
      <text:p text:style-name="P444"><text:span text:style-name="T323">Очень часто артикли используются по особым правилам, либо не используются вовсе</text:span><text:span text:style-name="T343">,</text:span><text:span text:style-name="T323"> из-за того, что так сложилось исторически. Например </text:span><text:span text:style-name="T51">the</text:span><text:span text:style-name="T323"> всегда ставят, когда говорят о части помещения, когда человек куда-то направляется, когда объект, о которым идет речь, уникальный и т.д: </text:span><text:span text:style-name="T51">in the room, go to the bank, the Bible, the sky, on the left.</text:span></text:p>
      <text:p text:style-name="P171"/>
      <text:p text:style-name="P171">Все эти ситуации нужно просто запоминать по ходу чтения различных книг, статей и пр.</text:p>
      <text:p text:style-name="P171"/>
      <text:p text:style-name="P171"/>
      <text:p text:style-name="P11"><text:span text:style-name="T150">Прилагательное </text:span><text:span text:style-name="T2">(Adjective)</text:span></text:p>
      <text:p text:style-name="Standard"/>
      <text:p text:style-name="P447"><text:span text:style-name="T491">Часть речи, которая отвечает на вопрос «какой?». </text:span><text:span text:style-name="T493">Прилагательное </text:span><text:span text:style-name="T496">дает характеристику существительному</text:span><text:span text:style-name="T493"> и всегда стоит перед ним. Но может появляться и отдельно.</text:span></text:p>
      <text:p text:style-name="P447"/>
      <text:p text:style-name="P445">Прилагательные деляться на 2 группы: оценочные и фактовые. </text:p>
      <text:p text:style-name="P445"/>
      <text:p text:style-name="P446">Оценочные прилагательные выражают личное мнение человека о предмете: </text:p>
      <text:p text:style-name="P239"><text:span text:style-name="T492">a </text:span>funny cat (мнение с которым можно не соглашаться). </text:p>
      <text:p text:style-name="P446"/>
      <text:p text:style-name="P446">Фактовые прилагательные указывают на визуальную информацию либо на факты, </text:p>
      <text:p text:style-name="P446">которые известны об объекте: <text:span text:style-name="T44">a </text:span><text:span text:style-name="T2">gray cat (характеристика, которая не зависит от мнения).</text:span></text:p>
      <text:p text:style-name="P239"/>
      <text:p text:style-name="P553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553"/>
      <text:p text:style-name="P501">A funny gray cat (правильно). A gray funny cat (неправильно).</text:p>
      <text:p text:style-name="P501"/>
      <text:p text:style-name="P553">Если прилагательное стоит после глагола, то оно будет переводиться наречием.</text:p>
      <text:p text:style-name="P553"/>
      <text:p text:style-name="P501">You look <text:span text:style-name="T304">nice</text:span>! — Ты <text:span text:style-name="T304">прекрасно</text:span> выглядишь!</text:p>
      <text:p text:style-name="P501">I feel <text:span text:style-name="T304">bad</text:span> — Я <text:span text:style-name="T304">плохо</text:span> себя чувствую.</text:p>
      <text:p text:style-name="P501"/>
      <text:p text:style-name="P575">Степени сравнения прилагательных</text:p>
      <text:p text:style-name="P553"/>
      <text:p text:style-name="P587"><text:span text:style-name="T204">Их всего две: сравнительная и превосходная. </text:span></text:p>
      <text:p text:style-name="P587"><text:span text:style-name="T204"/></text:p>
      <text:p text:style-name="P587">Сравнительная степень используется когда, сравниваются 2 альтернативы. Вторая может только подразумеваться. <text:span text:style-name="T496">О</text:span>бразуется с пом<text:span text:style-name="T496">ощью</text:span> окончания <text:span text:style-name="T2">-er</text:span> или слова <text:span text:style-name="T2">more </text:span><text:span text:style-name="T45">(более)</text:span>. </text:p>
      <text:p text:style-name="P555"/>
      <text:p text:style-name="P555">Суффикс <text:span text:style-name="T2">-er</text:span> ставится, когда слово маленькое, обычно из 1 слога:</text:p>
      <text:list xml:id="list1641314537" text:style-name="L40">
        <text:list-item>
          <text:p text:style-name="P502"><text:span text:style-name="T494">small (маленький) → smaller (меньше);</text:span></text:p>
        </text:list-item>
        <text:list-item>
          <text:p text:style-name="P503">funny (смешной) → funnier (смешнее);</text:p>
        </text:list-item>
      </text:list>
      <text:p text:style-name="P504"/>
      <text:p text:style-name="P555"><text:soft-page-break/>Слово <text:span text:style-name="T2">more</text:span> ставится, когда слово состоит из 2х и более слогов:</text:p>
      <text:list xml:id="list2812711944" text:style-name="L41">
        <text:list-item>
          <text:p text:style-name="P505">useful (полезный) → more useful (более полезный);</text:p>
        </text:list-item>
        <text:list-item>
          <text:p text:style-name="P505">interesting (интересный) → more interesting (более интересный);</text:p>
        </text:list-item>
      </text:list>
      <text:p text:style-name="P504"/>
      <text:p text:style-name="P554">Прилагательные, для которые сравнительная степень образуется и так, и эдак: </text:p>
      <text:p text:style-name="P504">quiet, clever, narrow, simple.</text:p>
      <text:p text:style-name="P554"/>
      <text:p text:style-name="P504">Be <text:span text:style-name="T304">quieter</text:span>, please / Be <text:span text:style-name="T304">more quiet</text:span>, please — Веди себя <text:span text:style-name="T304">тише</text:span>, пожалуйста.</text:p>
      <text:p text:style-name="P504"/>
      <text:p text:style-name="P554">Часто, при сравнении, используется слово <text:span text:style-name="T2">than (чем):</text:span></text:p>
      <text:p text:style-name="P504">New York is bigger than Manchester — Нью Йорк больше, чем Манчестер.</text:p>
      <text:p text:style-name="P504"/>
      <text:p text:style-name="P582"><text:span text:style-name="T202">Иногда после </text:span><text:span text:style-name="T45">than</text:span><text:span text:style-name="T202"> идёт личное местоимение в объектном падеже</text:span><text:span text:style-name="T45"> (me, him, her…)</text:span></text:p>
      <text:p text:style-name="P582"><text:span text:style-name="T202">В этом случае оно будет переводится именительн</text:span><text:span text:style-name="T203">ым</text:span><text:span text:style-name="T202"> падеж</text:span><text:span text:style-name="T203">ом</text:span><text:span text:style-name="T202">.</text:span></text:p>
      <text:p text:style-name="P554"/>
      <text:p text:style-name="P504">I`m more attentive than <text:span text:style-name="T304">him</text:span> — Я внимательней, чем <text:span text:style-name="T304">он</text:span>.</text:p>
      <text:p text:style-name="P504"/>
      <text:p text:style-name="P556">В качестве альтернативы, местоимение может быть в именительном падеже, но с вместе </text:p>
      <text:p text:style-name="P556">с ним должен указываться вспомогательный или модальный глагол из первой части.</text:p>
      <text:p text:style-name="P556"/>
      <text:p text:style-name="P506">I <text:span text:style-name="T323">am</text:span> more attentive than <text:span text:style-name="T304">he is</text:span> — Я внимательне, чем <text:span text:style-name="T304">он</text:span>.</text:p>
      <text:p text:style-name="P506">I <text:span text:style-name="T323">can</text:span> jump higher than <text:span text:style-name="T304">he can</text:span> — Я прыгаю выше, чем <text:span text:style-name="T304">он</text:span>.</text:p>
      <text:p text:style-name="P506"/>
      <text:p text:style-name="P557">Превосходная степень используется, когда сравниваю три и более объекта. Общее кол-во может только подразумеваться. Она обозначает наивысшую степень качества. </text:p>
      <text:p text:style-name="P557"/>
      <text:p text:style-name="P558"><text:span text:style-name="T495">Она 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559">а вместо <text:span text:style-name="T2">more</text:span> используется <text:span text:style-name="T2">most </text:span><text:span text:style-name="T46">(самый)</text:span>. </text:p>
      <text:list xml:id="list265519823" text:style-name="L42">
        <text:list-item>
          <text:p text:style-name="P511"><text:span text:style-name="T495">strong (сильный) → the strongest (сильнейший);</text:span></text:p>
        </text:list-item>
        <text:list-item>
          <text:p text:style-name="P509">reasonable (разумный)→ the most reasonable (самый разумный);</text:p>
        </text:list-item>
      </text:list>
      <text:p text:style-name="P557"/>
      <text:p text:style-name="P583"><text:span text:style-name="T205">Перед прилагательным </text:span><text:span text:style-name="T206">будет</text:span><text:span text:style-name="T205"> артикль </text:span><text:span text:style-name="T47">the</text:span><text:span text:style-name="T205">, а после прилагательно</text:span><text:span text:style-name="T206">го</text:span><text:span text:style-name="T205"> — предлог </text:span><text:span text:style-name="T47">in</text:span><text:span text:style-name="T205"> или </text:span><text:span text:style-name="T47">of</text:span><text:span text:style-name="T205">.</text:span></text:p>
      <text:p text:style-name="P558"/>
      <text:p text:style-name="P507">What is the longest river in the world? — Какая самая длинная река в мире?</text:p>
      <text:p text:style-name="P507">It was the happiest day of my life — Это был самый счастливый день в моей жизни.</text:p>
      <text:p text:style-name="P507"/>
      <text:p text:style-name="P561">Слова-исключения с особой сравнительной и превосходной степенью:</text:p>
      <text:list xml:id="list1793107419" text:style-name="L43">
        <text:list-item>
          <text:p text:style-name="P584"><text:span text:style-name="T46">good (хороший) → better (лучше) → the best (наилучший);</text:span></text:p>
        </text:list-item>
        <text:list-item>
          <text:p text:style-name="P510">bad (плохой) → worse (хуже) → the worst (наихудший);</text:p>
        </text:list-item>
        <text:list-item>
          <text:p text:style-name="P510">far (далекий) → farther (дальше) → the farthest (самый далекий);</text:p>
        </text:list-item>
      </text:list>
      <text:p text:style-name="P508"/>
      <text:p text:style-name="P508"/>
      <text:p text:style-name="P585">Наречие <text:span text:style-name="T2">(Adverb)</text:span></text:p>
      <text:p text:style-name="P560"/>
      <text:p text:style-name="P562"><text:span text:style-name="T496">Часть речи, которая отвечает на вопрос</text:span><text:span text:style-name="T498">ы</text:span><text:span text:style-name="T496"> «как?», «</text:span><text:span text:style-name="T498">каким образом?</text:span><text:span text:style-name="T496">» </text:span></text:p>
      <text:p text:style-name="P562"/>
      <text:p text:style-name="P595"><text:span text:style-name="T208">Наречие </text:span><text:span text:style-name="T209">дает</text:span><text:span text:style-name="T208"> характеристику глаголу или прилагательному. Если оно относится к глаголу, то стоит после него (обычно в конце </text:span><text:span text:style-name="T210">предложен</text:span><text:span text:style-name="T209">ия</text:span><text:span text:style-name="T208">), а если к прилагательному — то перед ним.</text:span></text:p>
      <text:p text:style-name="P512"/>
      <text:p text:style-name="P512">I <text:span text:style-name="T304">kwon</text:span> him <text:span text:style-name="T304">well</text:span> — Я <text:span text:style-name="T304">хорошо</text:span> его <text:span text:style-name="T304">знаю</text:span>.</text:p>
      <text:p text:style-name="P512">He is <text:span text:style-name="T304">very</text:span> <text:span text:style-name="T304">serious</text:span> — Он <text:span text:style-name="T304">очень</text:span> <text:span text:style-name="T304">серьезный</text:span>.</text:p>
      <text:p text:style-name="P512"/>
      <text:p text:style-name="P576"><text:soft-page-break/>Наречия, образованные от прилагательных</text:p>
      <text:p text:style-name="P563"/>
      <text:p text:style-name="P564">Они образуются с помощью окончания <text:span text:style-name="T2">-ly</text:span>:</text:p>
      <text:list xml:id="list1031835547" text:style-name="L44">
        <text:list-item>
          <text:p text:style-name="P514">quick (быстрый) → quickly (быстро);</text:p>
        </text:list-item>
        <text:list-item>
          <text:p text:style-name="P514">serious (серьезный) → seriously (серьезно);</text:p>
        </text:list-item>
      </text:list>
      <text:p text:style-name="P513"/>
      <text:p text:style-name="P564">Наречия, которые <text:span text:style-name="T499">пишутся</text:span> как прилагательные:</text:p>
      <text:list xml:id="list1840704314" text:style-name="L45">
        <text:list-item>
          <text:p text:style-name="P515">fast — быстрый/быстро;</text:p>
        </text:list-item>
        <text:list-item>
          <text:p text:style-name="P515">late — поздний/поздно;</text:p>
        </text:list-item>
        <text:list-item>
          <text:p text:style-name="P515">hard — тяжелый/тяжело;</text:p>
        </text:list-item>
      </text:list>
      <text:p text:style-name="P513"/>
      <text:p text:style-name="P577">Самобытные наречия</text:p>
      <text:p text:style-name="P565"/>
      <text:p text:style-name="P565">Они существуют с давних времен и имееют собственную форму.</text:p>
      <text:p text:style-name="P565"/>
      <text:p text:style-name="P566">Наречия, указывающие на степень чего-то:</text:p>
      <text:list xml:id="list2299292122" text:style-name="L46">
        <text:list-item>
          <text:p text:style-name="P517">enough — достаточно;</text:p>
        </text:list-item>
        <text:list-item>
          <text:p text:style-name="P517">a lot, much, many — много;</text:p>
        </text:list-item>
        <text:list-item>
          <text:p text:style-name="P517">almost — почти;</text:p>
        </text:list-item>
        <text:list-item>
          <text:p text:style-name="P517">pretty, very — довольно (очень);</text:p>
        </text:list-item>
        <text:list-item>
          <text:p text:style-name="P517">too — слишком;</text:p>
        </text:list-item>
      </text:list>
      <text:p text:style-name="P516"/>
      <text:p text:style-name="P566">Наречия, помогающие акцентироваться на чем-то:</text:p>
      <text:list xml:id="list679397514" text:style-name="L47">
        <text:list-item>
          <text:p text:style-name="P518">just — всего лишь;</text:p>
        </text:list-item>
        <text:list-item>
          <text:p text:style-name="P518">only — только;</text:p>
        </text:list-item>
        <text:list-item>
          <text:p text:style-name="P518">simply — просто;</text:p>
        </text:list-item>
        <text:list-item>
          <text:p text:style-name="P518">especially — особенно;</text:p>
        </text:list-item>
      </text:list>
      <text:p text:style-name="P516"/>
      <text:p text:style-name="P566">Другие распространенные наречия:</text:p>
      <text:list xml:id="list955621119" text:style-name="L48">
        <text:list-item>
          <text:p text:style-name="P519">quite — совсем;</text:p>
        </text:list-item>
        <text:list-item>
          <text:p text:style-name="P519">so — такой;</text:p>
        </text:list-item>
        <text:list-item>
          <text:p text:style-name="P519">soon — скоро;</text:p>
        </text:list-item>
      </text:list>
      <text:p text:style-name="P516"/>
      <text:p text:style-name="P516">Marry is pretty smart — Мэри довольно умная;</text:p>
      <text:p text:style-name="P516">We just want to ask you a question — Мы всего лишь хотим задать вам вопрос.</text:p>
      <text:p text:style-name="P516">Why are you so sad? — Почему ты такой грусный?</text:p>
      <text:p text:style-name="P516"/>
      <text:p text:style-name="P567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567">а <text:span text:style-name="T2">many</text:span> — перед исчисляемыми: <text:span text:style-name="T2">much work, many books.</text:span></text:p>
      <text:p text:style-name="P567"/>
      <text:p text:style-name="P567">Связка <text:span text:style-name="T2">a lot of</text:span> (или <text:span text:style-name="T2">lots of</text:span>) может стоять как перед исчисляемыми, так и неисчисляемыми</text:p>
      <text:p text:style-name="P596"><text:span text:style-name="T209">существительными: </text:span><text:span text:style-name="T49">a lot of coffee, a lot of cars. </text:span><text:span text:style-name="T209">Англоговорящие не используют </text:span><text:span text:style-name="T49">much</text:span><text:span text:style-name="T209"> </text:span></text:p>
      <text:p text:style-name="P596"><text:span text:style-name="T209">в утвердительных предложениях и заменяют его на </text:span><text:span text:style-name="T49">a lof of</text:span><text:span text:style-name="T209">.</text:span></text:p>
      <text:p text:style-name="P596"><text:span text:style-name="T209"/></text:p>
      <text:p text:style-name="P520"><text:span text:style-name="T500">There is a lot of juice in the jug — В кувшине много сока.</text:span></text:p>
      <text:p text:style-name="P520"><text:span text:style-name="T500">There isn`t much coffee in the cup — В чашке не много кофе.</text:span></text:p>
      <text:p text:style-name="P520"/>
      <text:p text:style-name="P570">Слова <text:span text:style-name="T2">little</text:span> и <text:span text:style-name="T2">few</text:span> переводятся как «мало». <text:span text:style-name="T500">Слово </text:span><text:span text:style-name="T49">l</text:span><text:span text:style-name="T2">ittle</text:span> — это антоним <text:span text:style-name="T2">much</text:span>,</text:p>
      <text:p text:style-name="P570">а слово <text:span text:style-name="T2">few</text:span> — антоним <text:span text:style-name="T2">many</text:span>: <text:span text:style-name="T2">little work, few books.</text:span></text:p>
      <text:p text:style-name="P578"/>
      <text:p text:style-name="P578"/>
      <text:p text:style-name="P608">Наречия частности</text:p>
      <text:p text:style-name="P567"/>
      <text:p text:style-name="P567">Указывают на то, когда или с какой периодичностью происходит действие в предложении.</text:p>
      <text:p text:style-name="P567">Это те самые слова-маячки, которые помогают определять правильное время.</text:p>
      <text:p text:style-name="P567"/>
      <text:p text:style-name="P567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567"/>
      <text:p text:style-name="P521"><text:span text:style-name="T110">I</text:span> <text:span text:style-name="T142">don`t</text:span> <text:span text:style-name="T304">usually</text:span> <text:span text:style-name="T117">drive</text:span> to work — Обычно, я не еду (на машине) на работу.</text:p>
      <text:p text:style-name="P521"><text:span text:style-name="T110">You</text:span> <text:span text:style-name="T142">can</text:span> <text:span text:style-name="T304">always</text:span> <text:span text:style-name="T117">call</text:span> me — Ты всегда можешь позвонить мне.</text:p>
      <text:p text:style-name="P521"/>
      <text:p text:style-name="P568">Если наречие частотности в связке с другим словом, то вся связка должна быть в конце.</text:p>
      <text:p text:style-name="P522">I buy coffee on my way to work <text:span text:style-name="T304">very often</text:span> — Я <text:span text:style-name="T304">очень часто</text:span> покупаю кофе по дороге на работу.</text:p>
      <text:p text:style-name="Standard"/>
      <text:p text:style-name="Standard"/>
      <text:p text:style-name="P586">Предлог <text:span text:style-name="T2">(Preposition)</text:span></text:p>
      <text:p text:style-name="P56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2-22T18:37:08.585172267</dc:date>
    <meta:editing-duration>PT8H55M14S</meta:editing-duration>
    <meta:editing-cycles>146</meta:editing-cycles>
    <meta:document-statistic meta:table-count="0" meta:image-count="0" meta:object-count="0" meta:page-count="29" meta:paragraph-count="919" meta:word-count="8715" meta:character-count="55418" meta:non-whitespace-character-count="47277"/>
  </office:meta>
</office:document-meta>
</file>